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772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1457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1.072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3063in"/>
    </style:style>
    <style:style style:name="co20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42">
            <text:p>14.2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9">
            <text:p>17.9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53">
            <text:p>25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3697">
            <text:p>13697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3948">
            <text:p>1394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4606">
            <text:p>14606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28">
            <text:p>2021-01-28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92 - 1.15)">
            <text:p>(0.92 - 1.15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97">
            <text:p>0.97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number-columns-repeated="3" table:default-cell-style-name="Default"/>
        <table:table-column table:style-name="co16" table:number-columns-repeated="3" table:default-cell-style-name="Default"/>
        <table:table-column table:style-name="co12" table:number-columns-repeated="3" table:default-cell-style-name="Default"/>
        <table:table-column table:style-name="co17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978.125">
            <text:p>978.12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66373432508463">
            <text:p>0.0466373433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6749378327754">
            <text:p>1.167493783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5.2064335822581">
            <text:p>15.2064335823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045.25">
            <text:p>1045.25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464431707100329">
            <text:p>0.0464431707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6677875497209">
            <text:p>1.166778755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5.2685823468325">
            <text:p>15.2685823468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757.375">
            <text:p>757.375</text:p>
          </table:table-cell>
          <table:table-cell office:value-type="float" office:value="1188.625">
            <text:p>1188.625</text:p>
          </table:table-cell>
          <table:table-cell office:value-type="float" office:value="0.00795121951219512">
            <text:p>0.0079512195</text:p>
          </table:table-cell>
          <table:table-cell office:value-type="float" office:value="0.0536232653639196">
            <text:p>0.0536232654</text:p>
          </table:table-cell>
          <table:table-cell office:value-type="float" office:value="0.050036834350663">
            <text:p>0.0500368344</text:p>
          </table:table-cell>
          <table:table-cell office:value-type="float" office:value="1.02795318320048">
            <text:p>1.0279531832</text:p>
          </table:table-cell>
          <table:table-cell office:value-type="float" office:value="1.19331731976677">
            <text:p>1.1933173198</text:p>
          </table:table-cell>
          <table:table-cell office:value-type="float" office:value="1.18003614241932">
            <text:p>1.1800361424</text:p>
          </table:table-cell>
          <table:table-cell office:value-type="float" office:value="0">
            <text:p>0</text:p>
          </table:table-cell>
          <table:table-cell office:value-type="float" office:value="13.2697961990565">
            <text:p>13.2697961991</text:p>
          </table:table-cell>
          <table:table-cell office:value-type="float" office:value="14.1964919243125">
            <text:p>14.1964919243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9955">
            <text:p>9955</text:p>
          </table:table-cell>
          <table:table-cell office:value-type="float" office:value="14994">
            <text:p>14994</text:p>
          </table:table-cell>
          <table:table-cell office:value-type="float" office:value="24927">
            <text:p>24927</text:p>
          </table:table-cell>
          <table:table-cell office:value-type="float" office:value="189.125">
            <text:p>189.125</text:p>
          </table:table-cell>
          <table:table-cell office:value-type="float" office:value="747.25">
            <text:p>747.25</text:p>
          </table:table-cell>
          <table:table-cell office:value-type="float" office:value="1384">
            <text:p>1384</text:p>
          </table:table-cell>
          <table:table-cell office:value-type="float" office:value="0.0189979909593169">
            <text:p>0.018997991</text:p>
          </table:table-cell>
          <table:table-cell office:value-type="float" office:value="0.0498366013071895">
            <text:p>0.0498366013</text:p>
          </table:table-cell>
          <table:table-cell office:value-type="float" office:value="0.0555221246038432">
            <text:p>0.0555221246</text:p>
          </table:table-cell>
          <table:table-cell office:value-type="float" office:value="1.06720037873217">
            <text:p>1.0672003787</text:p>
          </table:table-cell>
          <table:table-cell office:value-type="float" office:value="1.17929613076167">
            <text:p>1.1792961308</text:p>
          </table:table-cell>
          <table:table-cell office:value-type="float" office:value="1.20036954050168">
            <text:p>1.2003695405</text:p>
          </table:table-cell>
          <table:table-cell office:value-type="float" office:value="0">
            <text:p>0</text:p>
          </table:table-cell>
          <table:table-cell office:value-type="float" office:value="14.2521603454953">
            <text:p>14.2521603455</text:p>
          </table:table-cell>
          <table:table-cell office:value-type="float" office:value="12.8276142098316">
            <text:p>12.8276142098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4">
            <text:p>344</text:p>
          </table:table-cell>
          <table:table-cell office:value-type="float" office:value="571">
            <text:p>571</text:p>
          </table:table-cell>
          <table:table-cell office:value-type="float" office:value="10540">
            <text:p>10540</text:p>
          </table:table-cell>
          <table:table-cell office:value-type="float" office:value="15668">
            <text:p>15668</text:p>
          </table:table-cell>
          <table:table-cell office:value-type="float" office:value="26179">
            <text:p>26179</text:p>
          </table:table-cell>
          <table:table-cell office:value-type="float" office:value="397">
            <text:p>397</text:p>
          </table:table-cell>
          <table:table-cell office:value-type="float" office:value="741.625">
            <text:p>741.625</text:p>
          </table:table-cell>
          <table:table-cell office:value-type="float" office:value="1118.625">
            <text:p>1118.625</text:p>
          </table:table-cell>
          <table:table-cell office:value-type="float" office:value="0.0376660341555977">
            <text:p>0.0376660342</text:p>
          </table:table-cell>
          <table:table-cell office:value-type="float" office:value="0.0473337375542507">
            <text:p>0.0473337376</text:p>
          </table:table-cell>
          <table:table-cell office:value-type="float" office:value="0.0427298598112991">
            <text:p>0.0427298598</text:p>
          </table:table-cell>
          <table:table-cell office:value-type="float" office:value="1.13461183059745">
            <text:p>1.1346118306</text:p>
          </table:table-cell>
          <table:table-cell office:value-type="float" office:value="1.17005942755315">
            <text:p>1.1700594276</text:p>
          </table:table-cell>
          <table:table-cell office:value-type="float" office:value="1.15313315754175">
            <text:p>1.1531331575</text:p>
          </table:table-cell>
          <table:table-cell office:value-type="float" office:value="18.7468844942737">
            <text:p>18.7468844943</text:p>
          </table:table-cell>
          <table:table-cell office:value-type="float" office:value="14.9877317795767">
            <text:p>14.9877317796</text:p>
          </table:table-cell>
          <table:table-cell office:value-type="float" office:value="16.5657681529274">
            <text:p>16.5657681529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0">
            <text:p>16580</text:p>
          </table:table-cell>
          <table:table-cell office:value-type="float" office:value="26929">
            <text:p>26929</text:p>
          </table:table-cell>
          <table:table-cell office:value-type="float" office:value="419.25">
            <text:p>419.25</text:p>
          </table:table-cell>
          <table:table-cell office:value-type="float" office:value="839.25">
            <text:p>839.25</text:p>
          </table:table-cell>
          <table:table-cell office:value-type="float" office:value="682.625">
            <text:p>682.625</text:p>
          </table:table-cell>
          <table:table-cell office:value-type="float" office:value="0.0389782447006322">
            <text:p>0.0389782447</text:p>
          </table:table-cell>
          <table:table-cell office:value-type="float" office:value="0.0506182147165259">
            <text:p>0.0506182147</text:p>
          </table:table-cell>
          <table:table-cell office:value-type="float" office:value="0.0253490660626091">
            <text:p>0.0253490661</text:p>
          </table:table-cell>
          <table:table-cell office:value-type="float" office:value="1.1394016914297">
            <text:p>1.1394016914</text:p>
          </table:table-cell>
          <table:table-cell office:value-type="float" office:value="1.18218567068357">
            <text:p>1.1821856707</text:p>
          </table:table-cell>
          <table:table-cell office:value-type="float" office:value="1.08998117851361">
            <text:p>1.0899811785</text:p>
          </table:table-cell>
          <table:table-cell office:value-type="float" office:value="18.1272893899904">
            <text:p>18.12728939</text:p>
          </table:table-cell>
          <table:table-cell office:value-type="float" office:value="14.0373529973883">
            <text:p>14.0373529974</text:p>
          </table:table-cell>
          <table:table-cell office:value-type="float" office:value="27.6892190853182">
            <text:p>27.6892190853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185">
            <text:p>28185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341.625">
            <text:p>341.62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2120808940926">
            <text:p>0.0121208089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4271078275163">
            <text:p>1.0427107828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29692">
            <text:p>29692</text:p>
          </table:table-cell>
          <table:table-cell office:value-type="float" office:value="604.625">
            <text:p>604.625</text:p>
          </table:table-cell>
          <table:table-cell office:value-type="float" office:value="1032">
            <text:p>1032</text:p>
          </table:table-cell>
          <table:table-cell office:value-type="float" office:value="68.375">
            <text:p>68.375</text:p>
          </table:table-cell>
          <table:table-cell office:value-type="float" office:value="0.0549909049567985">
            <text:p>0.054990905</text:p>
          </table:table-cell>
          <table:table-cell office:value-type="float" office:value="0.0554272517321016">
            <text:p>0.0554272517</text:p>
          </table:table-cell>
          <table:table-cell office:value-type="float" office:value="0.00230280883739728">
            <text:p>0.0023028088</text:p>
          </table:table-cell>
          <table:table-cell office:value-type="float" office:value="1.19839520661961">
            <text:p>1.1983952066</text:p>
          </table:table-cell>
          <table:table-cell office:value-type="float" office:value="1.20001685432212">
            <text:p>1.2000168543</text:p>
          </table:table-cell>
          <table:table-cell office:value-type="float" office:value="1.00807022467083">
            <text:p>1.0080702247</text:p>
          </table:table-cell>
          <table:table-cell office:value-type="float" office:value="12.9482419890446">
            <text:p>12.948241989</text:p>
          </table:table-cell>
          <table:table-cell office:value-type="float" office:value="12.8489881003279">
            <text:p>12.84898810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558">
            <text:p>558</text:p>
          </table:table-cell>
          <table:table-cell office:value-type="float" office:value="12245">
            <text:p>12245</text:p>
          </table:table-cell>
          <table:table-cell office:value-type="float" office:value="19427">
            <text:p>19427</text:p>
          </table:table-cell>
          <table:table-cell office:value-type="float" office:value="29844">
            <text:p>29844</text:p>
          </table:table-cell>
          <table:table-cell office:value-type="float" office:value="644.5">
            <text:p>644.5</text:p>
          </table:table-cell>
          <table:table-cell office:value-type="float" office:value="838.5">
            <text:p>838.5</text:p>
          </table:table-cell>
          <table:table-cell office:value-type="float" office:value="-137">
            <text:p>-137</text:p>
          </table:table-cell>
          <table:table-cell office:value-type="float" office:value="0.0526337280522662">
            <text:p>0.0526337281</text:p>
          </table:table-cell>
          <table:table-cell office:value-type="float" office:value="0.0431615792453801">
            <text:p>0.0431615792</text:p>
          </table:table-cell>
          <table:table-cell office:value-type="float" office:value="-0.00459053746146629">
            <text:p>-0.0045905375</text:p>
          </table:table-cell>
          <table:table-cell office:value-type="float" office:value="1.18964785446714">
            <text:p>1.1896478545</text:p>
          </table:table-cell>
          <table:table-cell office:value-type="float" office:value="1.15471685432782">
            <text:p>1.1547168543</text:p>
          </table:table-cell>
          <table:table-cell office:value-type="float" office:value="0.983974422031871">
            <text:p>0.983974422</text:p>
          </table:table-cell>
          <table:table-cell office:value-type="float" office:value="13.5128694758015">
            <text:p>13.5128694758</text:p>
          </table:table-cell>
          <table:table-cell office:value-type="float" office:value="16.4034891788013">
            <text:p>16.40348917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852">
            <text:p>852</text:p>
          </table:table-cell>
          <table:table-cell office:value-type="float" office:value="644">
            <text:p>644</text:p>
          </table:table-cell>
          <table:table-cell office:value-type="float" office:value="13052">
            <text:p>13052</text:p>
          </table:table-cell>
          <table:table-cell office:value-type="float" office:value="20188">
            <text:p>20188</text:p>
          </table:table-cell>
          <table:table-cell office:value-type="float" office:value="28225">
            <text:p>28225</text:p>
          </table:table-cell>
          <table:table-cell office:value-type="float" office:value="651">
            <text:p>651</text:p>
          </table:table-cell>
          <table:table-cell office:value-type="float" office:value="571.875">
            <text:p>571.875</text:p>
          </table:table-cell>
          <table:table-cell office:value-type="float" office:value="-187.625">
            <text:p>-187.625</text:p>
          </table:table-cell>
          <table:table-cell office:value-type="float" office:value="0.0498774134232302">
            <text:p>0.0498774134</text:p>
          </table:table-cell>
          <table:table-cell office:value-type="float" office:value="0.0283274717654052">
            <text:p>0.0283274718</text:p>
          </table:table-cell>
          <table:table-cell office:value-type="float" office:value="-0.0066474756421612">
            <text:p>-0.0066474756</text:p>
          </table:table-cell>
          <table:table-cell office:value-type="float" office:value="1.1794469494661">
            <text:p>1.1794469495</text:p>
          </table:table-cell>
          <table:table-cell office:value-type="float" office:value="1.10071894466589">
            <text:p>1.1007189447</text:p>
          </table:table-cell>
          <table:table-cell office:value-type="float" office:value="0.976820445559966">
            <text:p>0.9768204456</text:p>
          </table:table-cell>
          <table:table-cell office:value-type="float" office:value="14.240777576988">
            <text:p>14.240777577</text:p>
          </table:table-cell>
          <table:table-cell office:value-type="float" office:value="24.8140403723322">
            <text:p>24.81404037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19878">
            <text:p>19878</text:p>
          </table:table-cell>
          <table:table-cell office:value-type="float" office:value="28300">
            <text:p>28300</text:p>
          </table:table-cell>
          <table:table-cell office:value-type="float" office:value="744.875">
            <text:p>744.875</text:p>
          </table:table-cell>
          <table:table-cell office:value-type="float" office:value="-76">
            <text:p>-76</text:p>
          </table:table-cell>
          <table:table-cell office:value-type="float" office:value="371.75">
            <text:p>371.75</text:p>
          </table:table-cell>
          <table:table-cell office:value-type="float" office:value="0.0539608084613156">
            <text:p>0.0539608085</text:p>
          </table:table-cell>
          <table:table-cell office:value-type="float" office:value="-0.00382332226582151">
            <text:p>-0.0038233223</text:p>
          </table:table-cell>
          <table:table-cell office:value-type="float" office:value="0.0131360424028269">
            <text:p>0.0131360424</text:p>
          </table:table-cell>
          <table:table-cell office:value-type="float" office:value="1.19456989656021">
            <text:p>1.1945698966</text:p>
          </table:table-cell>
          <table:table-cell office:value-type="float" office:value="0.986647022944195">
            <text:p>0.9866470229</text:p>
          </table:table-cell>
          <table:table-cell office:value-type="float" office:value="1.04631435740551">
            <text:p>1.0463143574</text:p>
          </table:table-cell>
          <table:table-cell office:value-type="float" office:value="13.1889197009181">
            <text:p>13.188919700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63">
            <text:p>463</text:p>
          </table:table-cell>
          <table:table-cell office:value-type="float" office:value="14732">
            <text:p>14732</text:p>
          </table:table-cell>
          <table:table-cell office:value-type="float" office:value="19141">
            <text:p>19141</text:p>
          </table:table-cell>
          <table:table-cell office:value-type="float" office:value="29537">
            <text:p>29537</text:p>
          </table:table-cell>
          <table:table-cell office:value-type="float" office:value="780.5">
            <text:p>780.5</text:p>
          </table:table-cell>
          <table:table-cell office:value-type="float" office:value="-44.5">
            <text:p>-44.5</text:p>
          </table:table-cell>
          <table:table-cell office:value-type="float" office:value="45.375">
            <text:p>45.375</text:p>
          </table:table-cell>
          <table:table-cell office:value-type="float" office:value="0.0529799076839533">
            <text:p>0.0529799077</text:p>
          </table:table-cell>
          <table:table-cell office:value-type="float" office:value="-0.0023248524110548">
            <text:p>-0.0023248524</text:p>
          </table:table-cell>
          <table:table-cell office:value-type="float" office:value="0.00153620882283238">
            <text:p>0.0015362088</text:p>
          </table:table-cell>
          <table:table-cell office:value-type="float" office:value="1.19093114330551">
            <text:p>1.1909311433</text:p>
          </table:table-cell>
          <table:table-cell office:value-type="float" office:value="0.991873610241225">
            <text:p>0.9918736102</text:p>
          </table:table-cell>
          <table:table-cell office:value-type="float" office:value="1.00538135635751">
            <text:p>1.0053813564</text:p>
          </table:table-cell>
          <table:table-cell office:value-type="float" office:value="13.4268003329022">
            <text:p>13.426800332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4632">
            <text:p>14632</text:p>
          </table:table-cell>
          <table:table-cell office:value-type="float" office:value="19339">
            <text:p>19339</text:p>
          </table:table-cell>
          <table:table-cell office:value-type="float" office:value="29898">
            <text:p>29898</text:p>
          </table:table-cell>
          <table:table-cell office:value-type="float" office:value="-34.875">
            <text:p>-34.875</text:p>
          </table:table-cell>
          <table:table-cell office:value-type="float" office:value="831.75">
            <text:p>831.75</text:p>
          </table:table-cell>
          <table:table-cell office:value-type="float" office:value="-126.875">
            <text:p>-126.875</text:p>
          </table:table-cell>
          <table:table-cell office:value-type="float" office:value="-0.00238347457627119">
            <text:p>-0.0023834746</text:p>
          </table:table-cell>
          <table:table-cell office:value-type="float" office:value="0.0430089456538601">
            <text:p>0.0430089457</text:p>
          </table:table-cell>
          <table:table-cell office:value-type="float" office:value="-0.00424359488929025">
            <text:p>-0.0042435949</text:p>
          </table:table-cell>
          <table:table-cell office:value-type="float" office:value="0.99166897364712">
            <text:p>0.9916689736</text:p>
          </table:table-cell>
          <table:table-cell office:value-type="float" office:value="1.15415685782477">
            <text:p>1.1541568578</text:p>
          </table:table-cell>
          <table:table-cell office:value-type="float" office:value="0.98518271375875">
            <text:p>0.9851827138</text:p>
          </table:table-cell>
          <table:table-cell office:value-type="float" office:value="0">
            <text:p>0</text:p>
          </table:table-cell>
          <table:table-cell office:value-type="float" office:value="16.4604903604776">
            <text:p>16.460490360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15004">
            <text:p>15004</text:p>
          </table:table-cell>
          <table:table-cell office:value-type="float" office:value="20160">
            <text:p>20160</text:p>
          </table:table-cell>
          <table:table-cell office:value-type="float" office:value="28389">
            <text:p>28389</text:p>
          </table:table-cell>
          <table:table-cell office:value-type="float" office:value="-126.25">
            <text:p>-126.25</text:p>
          </table:table-cell>
          <table:table-cell office:value-type="float" office:value="548.75">
            <text:p>548.75</text:p>
          </table:table-cell>
          <table:table-cell office:value-type="float" office:value="-198.75">
            <text:p>-198.75</text:p>
          </table:table-cell>
          <table:table-cell office:value-type="float" office:value="-0.00841442282058118">
            <text:p>-0.0084144228</text:p>
          </table:table-cell>
          <table:table-cell office:value-type="float" office:value="0.0272197420634921">
            <text:p>0.0272197421</text:p>
          </table:table-cell>
          <table:table-cell office:value-type="float" office:value="-0.00700095107259854">
            <text:p>-0.0070009511</text:p>
          </table:table-cell>
          <table:table-cell office:value-type="float" office:value="0.970688293050317">
            <text:p>0.9706882931</text:p>
          </table:table-cell>
          <table:table-cell office:value-type="float" office:value="1.09672128936391">
            <text:p>1.0967212894</text:p>
          </table:table-cell>
          <table:table-cell office:value-type="float" office:value="0.97559273734511">
            <text:p>0.9755927373</text:p>
          </table:table-cell>
          <table:table-cell office:value-type="float" office:value="0">
            <text:p>0</text:p>
          </table:table-cell>
          <table:table-cell office:value-type="float" office:value="25.8098918928931">
            <text:p>25.80989189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491">
            <text:p>491</text:p>
          </table:table-cell>
          <table:table-cell office:value-type="float" office:value="952">
            <text:p>952</text:p>
          </table:table-cell>
          <table:table-cell office:value-type="float" office:value="15700">
            <text:p>15700</text:p>
          </table:table-cell>
          <table:table-cell office:value-type="float" office:value="20164">
            <text:p>20164</text:p>
          </table:table-cell>
          <table:table-cell office:value-type="float" office:value="28300">
            <text:p>28300</text:p>
          </table:table-cell>
          <table:table-cell office:value-type="float" office:value="-108.125">
            <text:p>-108.125</text:p>
          </table:table-cell>
          <table:table-cell office:value-type="float" office:value="-41">
            <text:p>-41</text:p>
          </table:table-cell>
          <table:table-cell office:value-type="float" office:value="371.75">
            <text:p>371.75</text:p>
          </table:table-cell>
          <table:table-cell office:value-type="float" office:value="-0.00688694267515924">
            <text:p>-0.0068869427</text:p>
          </table:table-cell>
          <table:table-cell office:value-type="float" office:value="-0.00203332672088871">
            <text:p>-0.0020333267</text:p>
          </table:table-cell>
          <table:table-cell office:value-type="float" office:value="0.0131360424028269">
            <text:p>0.0131360424</text:p>
          </table:table-cell>
          <table:table-cell office:value-type="float" office:value="0.975988663396588">
            <text:p>0.9759886634</text:p>
          </table:table-cell>
          <table:table-cell office:value-type="float" office:value="0.992891459935295">
            <text:p>0.9928914599</text:p>
          </table:table-cell>
          <table:table-cell office:value-type="float" office:value="1.04631435740551">
            <text:p>1.046314357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office:value-type="float" office:value="1023">
            <text:p>1023</text:p>
          </table:table-cell>
          <table:table-cell office:value-type="float" office:value="725">
            <text:p>725</text:p>
          </table:table-cell>
          <table:table-cell office:value-type="float" office:value="14994">
            <text:p>14994</text:p>
          </table:table-cell>
          <table:table-cell office:value-type="float" office:value="21354">
            <text:p>21354</text:p>
          </table:table-cell>
          <table:table-cell office:value-type="float" office:value="29711">
            <text:p>29711</text:p>
          </table:table-cell>
          <table:table-cell office:value-type="float" office:value="-23.625">
            <text:p>-23.625</text:p>
          </table:table-cell>
          <table:table-cell office:value-type="float" office:value="24.625">
            <text:p>24.625</text:p>
          </table:table-cell>
          <table:table-cell office:value-type="float" office:value="114.375">
            <text:p>114.375</text:p>
          </table:table-cell>
          <table:table-cell office:value-type="float" office:value="-0.00157563025210084">
            <text:p>-0.0015756303</text:p>
          </table:table-cell>
          <table:table-cell office:value-type="float" office:value="0.00115317973213449">
            <text:p>0.0011531797</text:p>
          </table:table-cell>
          <table:table-cell office:value-type="float" office:value="0.00384958432903638">
            <text:p>0.0038495843</text:p>
          </table:table-cell>
          <table:table-cell office:value-type="float" office:value="0.994490160034602">
            <text:p>0.99449016</text:p>
          </table:table-cell>
          <table:table-cell office:value-type="float" office:value="1.00403873551652">
            <text:p>1.0040387355</text:p>
          </table:table-cell>
          <table:table-cell office:value-type="float" office:value="1.01350259097866">
            <text:p>1.01350259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08">
            <text:p>708</text:p>
          </table:table-cell>
          <table:table-cell office:value-type="float" office:value="1018">
            <text:p>1018</text:p>
          </table:table-cell>
          <table:table-cell office:value-type="float" office:value="14677">
            <text:p>14677</text:p>
          </table:table-cell>
          <table:table-cell office:value-type="float" office:value="21493">
            <text:p>21493</text:p>
          </table:table-cell>
          <table:table-cell office:value-type="float" office:value="29982">
            <text:p>29982</text:p>
          </table:table-cell>
          <table:table-cell office:value-type="float" office:value="-104.75">
            <text:p>-104.75</text:p>
          </table:table-cell>
          <table:table-cell office:value-type="float" office:value="132.75">
            <text:p>132.75</text:p>
          </table:table-cell>
          <table:table-cell office:value-type="float" office:value="-105.75">
            <text:p>-105.75</text:p>
          </table:table-cell>
          <table:table-cell office:value-type="float" office:value="-0.00713701710158752">
            <text:p>-0.0071370171</text:p>
          </table:table-cell>
          <table:table-cell office:value-type="float" office:value="0.00617642953519751">
            <text:p>0.0061764295</text:p>
          </table:table-cell>
          <table:table-cell office:value-type="float" office:value="-0.00352711626976186">
            <text:p>-0.0035271163</text:p>
          </table:table-cell>
          <table:table-cell office:value-type="float" office:value="0.975120276690136">
            <text:p>0.9751202767</text:p>
          </table:table-cell>
          <table:table-cell office:value-type="float" office:value="1.02169227400553">
            <text:p>1.021692274</text:p>
          </table:table-cell>
          <table:table-cell office:value-type="float" office:value="0.987679476532227">
            <text:p>0.98767947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713">
            <text:p>713</text:p>
          </table:table-cell>
          <table:table-cell office:value-type="float" office:value="510">
            <text:p>510</text:p>
          </table:table-cell>
          <table:table-cell office:value-type="float" office:value="713">
            <text:p>713</text:p>
          </table:table-cell>
          <table:table-cell office:value-type="float" office:value="14850">
            <text:p>14850</text:p>
          </table:table-cell>
          <table:table-cell office:value-type="float" office:value="19965">
            <text:p>19965</text:p>
          </table:table-cell>
          <table:table-cell office:value-type="float" office:value="28389">
            <text:p>28389</text:p>
          </table:table-cell>
          <table:table-cell office:value-type="float" office:value="-81.5">
            <text:p>-81.5</text:p>
          </table:table-cell>
          <table:table-cell office:value-type="float" office:value="168.75">
            <text:p>168.75</text:p>
          </table:table-cell>
          <table:table-cell office:value-type="float" office:value="-198.75">
            <text:p>-198.75</text:p>
          </table:table-cell>
          <table:table-cell office:value-type="float" office:value="-0.00548821548821549">
            <text:p>-0.0054882155</text:p>
          </table:table-cell>
          <table:table-cell office:value-type="float" office:value="0.00845229151014275">
            <text:p>0.0084522915</text:p>
          </table:table-cell>
          <table:table-cell office:value-type="float" office:value="-0.00700095107259854">
            <text:p>-0.0070009511</text:p>
          </table:table-cell>
          <table:table-cell office:value-type="float" office:value="0.980850281989366">
            <text:p>0.980850282</text:p>
          </table:table-cell>
          <table:table-cell office:value-type="float" office:value="1.02972304509977">
            <text:p>1.0297230451</text:p>
          </table:table-cell>
          <table:table-cell office:value-type="float" office:value="0.97559273734511">
            <text:p>0.97559273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15361">
            <text:p>15361</text:p>
          </table:table-cell>
          <table:table-cell office:value-type="float" office:value="19810">
            <text:p>19810</text:p>
          </table:table-cell>
          <table:table-cell office:value-type="float" office:value="27105">
            <text:p>27105</text:p>
          </table:table-cell>
          <table:table-cell office:value-type="float" office:value="226.5">
            <text:p>226.5</text:p>
          </table:table-cell>
          <table:table-cell office:value-type="float" office:value="-97.75">
            <text:p>-97.75</text:p>
          </table:table-cell>
          <table:table-cell office:value-type="float" office:value="-16.125">
            <text:p>-16.125</text:p>
          </table:table-cell>
          <table:table-cell office:value-type="float" office:value="0.0147451337803528">
            <text:p>0.0147451338</text:p>
          </table:table-cell>
          <table:table-cell office:value-type="float" office:value="-0.00493437657748612">
            <text:p>-0.0049343766</text:p>
          </table:table-cell>
          <table:table-cell office:value-type="float" office:value="-0.000594908688433868">
            <text:p>-0.0005949087</text:p>
          </table:table-cell>
          <table:table-cell office:value-type="float" office:value="1.05203410941283">
            <text:p>1.0520341094</text:p>
          </table:table-cell>
          <table:table-cell office:value-type="float" office:value="0.982777404200327">
            <text:p>0.9827774042</text:p>
          </table:table-cell>
          <table:table-cell office:value-type="float" office:value="0.997918513266523">
            <text:p>0.99791851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66">
            <text:p>766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4994">
            <text:p>14994</text:p>
          </table:table-cell>
          <table:table-cell office:value-type="float" office:value="19480">
            <text:p>19480</text:p>
          </table:table-cell>
          <table:table-cell office:value-type="float" office:value="28849">
            <text:p>28849</text:p>
          </table:table-cell>
          <table:table-cell office:value-type="float" office:value="-23.625">
            <text:p>-23.625</text:p>
          </table:table-cell>
          <table:table-cell office:value-type="float" office:value="332.25">
            <text:p>332.25</text:p>
          </table:table-cell>
          <table:table-cell office:value-type="float" office:value="130.375">
            <text:p>130.375</text:p>
          </table:table-cell>
          <table:table-cell office:value-type="float" office:value="-0.00157563025210084">
            <text:p>-0.0015756303</text:p>
          </table:table-cell>
          <table:table-cell office:value-type="float" office:value="0.017055954825462">
            <text:p>0.0170559548</text:p>
          </table:table-cell>
          <table:table-cell office:value-type="float" office:value="0.00451922077021734">
            <text:p>0.0045192208</text:p>
          </table:table-cell>
          <table:table-cell office:value-type="float" office:value="0.994490160034602">
            <text:p>0.99449016</text:p>
          </table:table-cell>
          <table:table-cell office:value-type="float" office:value="1.06026601685533">
            <text:p>1.0602660169</text:p>
          </table:table-cell>
          <table:table-cell office:value-type="float" office:value="1.01585730247425">
            <text:p>1.01585730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4600">
            <text:p>14600</text:p>
          </table:table-cell>
          <table:table-cell office:value-type="float" office:value="19538">
            <text:p>19538</text:p>
          </table:table-cell>
          <table:table-cell office:value-type="float" office:value="28942">
            <text:p>28942</text:p>
          </table:table-cell>
          <table:table-cell office:value-type="float" office:value="-36.25">
            <text:p>-36.25</text:p>
          </table:table-cell>
          <table:table-cell office:value-type="float" office:value="374.875">
            <text:p>374.875</text:p>
          </table:table-cell>
          <table:table-cell office:value-type="float" office:value="176.5">
            <text:p>176.5</text:p>
          </table:table-cell>
          <table:table-cell office:value-type="float" office:value="-0.00248287671232877">
            <text:p>-0.0024828767</text:p>
          </table:table-cell>
          <table:table-cell office:value-type="float" office:value="0.0191869689835193">
            <text:p>0.019186969</text:p>
          </table:table-cell>
          <table:table-cell office:value-type="float" office:value="0.00609840370395964">
            <text:p>0.0060984037</text:p>
          </table:table-cell>
          <table:table-cell office:value-type="float" office:value="0.991322014273316">
            <text:p>0.9913220143</text:p>
          </table:table-cell>
          <table:table-cell office:value-type="float" office:value="1.06787594540872">
            <text:p>1.0678759454</text:p>
          </table:table-cell>
          <table:table-cell office:value-type="float" office:value="1.02141730639822">
            <text:p>1.02141730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1163">
            <text:p>1163</text:p>
          </table:table-cell>
          <table:table-cell office:value-type="float" office:value="806">
            <text:p>806</text:p>
          </table:table-cell>
          <table:table-cell office:value-type="float" office:value="1163">
            <text:p>1163</text:p>
          </table:table-cell>
          <table:table-cell office:value-type="float" office:value="14884">
            <text:p>14884</text:p>
          </table:table-cell>
          <table:table-cell office:value-type="float" office:value="20003">
            <text:p>20003</text:p>
          </table:table-cell>
          <table:table-cell office:value-type="float" office:value="27465">
            <text:p>27465</text:p>
          </table:table-cell>
          <table:table-cell office:value-type="float" office:value="-51.25">
            <text:p>-51.25</text:p>
          </table:table-cell>
          <table:table-cell office:value-type="float" office:value="183.125">
            <text:p>183.125</text:p>
          </table:table-cell>
          <table:table-cell office:value-type="float" office:value="585.125">
            <text:p>585.125</text:p>
          </table:table-cell>
          <table:table-cell office:value-type="float" office:value="-0.00344329481322225">
            <text:p>-0.0034432948</text:p>
          </table:table-cell>
          <table:table-cell office:value-type="float" office:value="0.00915487676848473">
            <text:p>0.0091548768</text:p>
          </table:table-cell>
          <table:table-cell office:value-type="float" office:value="0.0213043874021482">
            <text:p>0.0213043874</text:p>
          </table:table-cell>
          <table:table-cell office:value-type="float" office:value="0.987971706460897">
            <text:p>0.9879717065</text:p>
          </table:table-cell>
          <table:table-cell office:value-type="float" office:value="1.03220633975624">
            <text:p>1.0322063398</text:p>
          </table:table-cell>
          <table:table-cell office:value-type="float" office:value="1.07545495467578">
            <text:p>1.0754549547</text:p>
          </table:table-cell>
          <table:table-cell table:number-columns-repeated="2" office:value-type="float" office:value="0">
            <text:p>0</text:p>
          </table:table-cell>
          <table:table-cell office:value-type="float" office:value="32.8807753992046">
            <text:p>32.8807753992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5240">
            <text:p>15240</text:p>
          </table:table-cell>
          <table:table-cell office:value-type="float" office:value="20016">
            <text:p>20016</text:p>
          </table:table-cell>
          <table:table-cell office:value-type="float" office:value="30383">
            <text:p>30383</text:p>
          </table:table-cell>
          <table:table-cell office:value-type="float" office:value="234">
            <text:p>234</text:p>
          </table:table-cell>
          <table:table-cell office:value-type="float" office:value="-103.75">
            <text:p>-103.75</text:p>
          </table:table-cell>
          <table:table-cell office:value-type="float" office:value="414.375">
            <text:p>414.375</text:p>
          </table:table-cell>
          <table:table-cell office:value-type="float" office:value="0.0153543307086614">
            <text:p>0.0153543307</text:p>
          </table:table-cell>
          <table:table-cell office:value-type="float" office:value="-0.00518335331734612">
            <text:p>-0.0051833533</text:p>
          </table:table-cell>
          <table:table-cell office:value-type="float" office:value="0.0136383833064543">
            <text:p>0.0136383833</text:p>
          </table:table-cell>
          <table:table-cell office:value-type="float" office:value="1.05420223820448">
            <text:p>1.0542022382</text:p>
          </table:table-cell>
          <table:table-cell office:value-type="float" office:value="0.981910923006449">
            <text:p>0.981910923</text:p>
          </table:table-cell>
          <table:table-cell office:value-type="float" office:value="1.04809891235105">
            <text:p>1.048098912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261">
            <text:p>1261</text:p>
          </table:table-cell>
          <table:table-cell office:value-type="float" office:value="887">
            <text:p>887</text:p>
          </table:table-cell>
          <table:table-cell office:value-type="float" office:value="15358">
            <text:p>15358</text:p>
          </table:table-cell>
          <table:table-cell office:value-type="float" office:value="21476">
            <text:p>21476</text:p>
          </table:table-cell>
          <table:table-cell office:value-type="float" office:value="32060">
            <text:p>32060</text:p>
          </table:table-cell>
          <table:table-cell office:value-type="float" office:value="191.5">
            <text:p>191.5</text:p>
          </table:table-cell>
          <table:table-cell office:value-type="float" office:value="99.625">
            <text:p>99.625</text:p>
          </table:table-cell>
          <table:table-cell office:value-type="float" office:value="-26.875">
            <text:p>-26.875</text:p>
          </table:table-cell>
          <table:table-cell office:value-type="float" office:value="0.0124690714936841">
            <text:p>0.0124690715</text:p>
          </table:table-cell>
          <table:table-cell office:value-type="float" office:value="0.00463889923635686">
            <text:p>0.0046388992</text:p>
          </table:table-cell>
          <table:table-cell office:value-type="float" office:value="-0.000838271990018715">
            <text:p>-0.000838272</text:p>
          </table:table-cell>
          <table:table-cell office:value-type="float" office:value="1.04394648660597">
            <text:p>1.0439464866</text:p>
          </table:table-cell>
          <table:table-cell office:value-type="float" office:value="1.01627832532405">
            <text:p>1.0162783253</text:p>
          </table:table-cell>
          <table:table-cell office:value-type="float" office:value="0.997067425326796">
            <text:p>0.99706742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616">
            <text:p>616</text:p>
          </table:table-cell>
          <table:table-cell office:value-type="float" office:value="15532">
            <text:p>15532</text:p>
          </table:table-cell>
          <table:table-cell office:value-type="float" office:value="21394">
            <text:p>21394</text:p>
          </table:table-cell>
          <table:table-cell office:value-type="float" office:value="33159">
            <text:p>33159</text:p>
          </table:table-cell>
          <table:table-cell office:value-type="float" office:value="275.375">
            <text:p>275.375</text:p>
          </table:table-cell>
          <table:table-cell office:value-type="float" office:value="159.125">
            <text:p>159.125</text:p>
          </table:table-cell>
          <table:table-cell office:value-type="float" office:value="-193.125">
            <text:p>-193.125</text:p>
          </table:table-cell>
          <table:table-cell office:value-type="float" office:value="0.0177295261395828">
            <text:p>0.0177295261</text:p>
          </table:table-cell>
          <table:table-cell office:value-type="float" office:value="0.00743783303730018">
            <text:p>0.007437833</text:p>
          </table:table-cell>
          <table:table-cell office:value-type="float" office:value="-0.00582421062155071">
            <text:p>-0.0058242106</text:p>
          </table:table-cell>
          <table:table-cell office:value-type="float" office:value="1.06266944023892">
            <text:p>1.0626694402</text:p>
          </table:table-cell>
          <table:table-cell office:value-type="float" office:value="1.02614084549672">
            <text:p>1.0261408455</text:p>
          </table:table-cell>
          <table:table-cell office:value-type="float" office:value="0.979681748826126">
            <text:p>0.97968174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5764">
            <text:p>15764</text:p>
          </table:table-cell>
          <table:table-cell office:value-type="float" office:value="20350">
            <text:p>20350</text:p>
          </table:table-cell>
          <table:table-cell office:value-type="float" office:value="31752">
            <text:p>31752</text:p>
          </table:table-cell>
          <table:table-cell office:value-type="float" office:value="142">
            <text:p>142</text:p>
          </table:table-cell>
          <table:table-cell office:value-type="float" office:value="498">
            <text:p>498</text:p>
          </table:table-cell>
          <table:table-cell office:value-type="float" office:value="-726.625">
            <text:p>-726.625</text:p>
          </table:table-cell>
          <table:table-cell office:value-type="float" office:value="0.00900786602385181">
            <text:p>0.009007866</text:p>
          </table:table-cell>
          <table:table-cell office:value-type="float" office:value="0.0244717444717445">
            <text:p>0.0244717445</text:p>
          </table:table-cell>
          <table:table-cell office:value-type="float" office:value="-0.0228843852355757">
            <text:p>-0.0228843852</text:p>
          </table:table-cell>
          <table:table-cell office:value-type="float" office:value="1.03168656871808">
            <text:p>1.0316865687</text:p>
          </table:table-cell>
          <table:table-cell office:value-type="float" office:value="1.08682488355499">
            <text:p>1.0868248836</text:p>
          </table:table-cell>
          <table:table-cell office:value-type="float" office:value="0.920931094047201">
            <text:p>0.920931094</text:p>
          </table:table-cell>
          <table:table-cell office:value-type="float" office:value="0">
            <text:p>0</text:p>
          </table:table-cell>
          <table:table-cell office:value-type="float" office:value="28.669564879326">
            <text:p>28.6695648793</text:p>
          </table:table-cell>
          <table:table-cell office:value-type="float" office:value="-29.9411781839837">
            <text:p>-29.941178184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15354">
            <text:p>15354</text:p>
          </table:table-cell>
          <table:table-cell office:value-type="float" office:value="21872">
            <text:p>21872</text:p>
          </table:table-cell>
          <table:table-cell office:value-type="float" office:value="30417">
            <text:p>30417</text:p>
          </table:table-cell>
          <table:table-cell office:value-type="float" office:value="243.75">
            <text:p>243.75</text:p>
          </table:table-cell>
          <table:table-cell office:value-type="float" office:value="-932.875">
            <text:p>-932.875</text:p>
          </table:table-cell>
          <table:table-cell office:value-type="float" office:value="444.5">
            <text:p>444.5</text:p>
          </table:table-cell>
          <table:table-cell office:value-type="float" office:value="0.0158753419304416">
            <text:p>0.0158753419</text:p>
          </table:table-cell>
          <table:table-cell office:value-type="float" office:value="-0.0426515636430139">
            <text:p>-0.0426515636</text:p>
          </table:table-cell>
          <table:table-cell office:value-type="float" office:value="0.0146135384817701">
            <text:p>0.0146135385</text:p>
          </table:table-cell>
          <table:table-cell office:value-type="float" office:value="1.05605766866011">
            <text:p>1.0560576687</text:p>
          </table:table-cell>
          <table:table-cell office:value-type="float" office:value="0.854285072776592">
            <text:p>0.8542850728</text:p>
          </table:table-cell>
          <table:table-cell office:value-type="float" office:value="1.05156595347983">
            <text:p>1.0515659535</text:p>
          </table:table-cell>
          <table:table-cell office:value-type="float" office:value="0">
            <text:p>0</text:p>
          </table:table-cell>
          <table:table-cell office:value-type="float" office:value="-15.9022984202657">
            <text:p>-15.90229842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1182">
            <text:p>1182</text:p>
          </table:table-cell>
          <table:table-cell office:value-type="float" office:value="776">
            <text:p>776</text:p>
          </table:table-cell>
          <table:table-cell office:value-type="float" office:value="15262">
            <text:p>15262</text:p>
          </table:table-cell>
          <table:table-cell office:value-type="float" office:value="19758">
            <text:p>19758</text:p>
          </table:table-cell>
          <table:table-cell office:value-type="float" office:value="32060">
            <text:p>32060</text:p>
          </table:table-cell>
          <table:table-cell office:value-type="float" office:value="269.25">
            <text:p>269.25</text:p>
          </table:table-cell>
          <table:table-cell office:value-type="float" office:value="-1023.25">
            <text:p>-1023.25</text:p>
          </table:table-cell>
          <table:table-cell office:value-type="float" office:value="-26.875">
            <text:p>-26.875</text:p>
          </table:table-cell>
          <table:table-cell office:value-type="float" office:value="0.0176418555890447">
            <text:p>0.0176418556</text:p>
          </table:table-cell>
          <table:table-cell office:value-type="float" office:value="-0.0517891486992611">
            <text:p>-0.0517891487</text:p>
          </table:table-cell>
          <table:table-cell office:value-type="float" office:value="-0.000838271990018715">
            <text:p>-0.000838272</text:p>
          </table:table-cell>
          <table:table-cell office:value-type="float" office:value="1.06235651529616">
            <text:p>1.0623565153</text:p>
          </table:table-cell>
          <table:table-cell office:value-type="float" office:value="0.823994926761655">
            <text:p>0.8239949268</text:p>
          </table:table-cell>
          <table:table-cell office:value-type="float" office:value="0.997067425326796">
            <text:p>0.9970674253</text:p>
          </table:table-cell>
          <table:table-cell office:value-type="float" office:value="0">
            <text:p>0</text:p>
          </table:table-cell>
          <table:table-cell office:value-type="float" office:value="-13.0343782988779">
            <text:p>-13.03437829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7">
            <text:p>727</text:p>
          </table:table-cell>
          <table:table-cell office:value-type="float" office:value="468">
            <text:p>468</text:p>
          </table:table-cell>
          <table:table-cell office:value-type="float" office:value="14356">
            <text:p>14356</text:p>
          </table:table-cell>
          <table:table-cell office:value-type="float" office:value="19796">
            <text:p>19796</text:p>
          </table:table-cell>
          <table:table-cell office:value-type="float" office:value="33159">
            <text:p>33159</text:p>
          </table:table-cell>
          <table:table-cell office:value-type="float" office:value="-753.5">
            <text:p>-753.5</text:p>
          </table:table-cell>
          <table:table-cell office:value-type="float" office:value="372.75">
            <text:p>372.75</text:p>
          </table:table-cell>
          <table:table-cell office:value-type="float" office:value="-193.125">
            <text:p>-193.125</text:p>
          </table:table-cell>
          <table:table-cell office:value-type="float" office:value="-0.0524867651156311">
            <text:p>-0.0524867651</text:p>
          </table:table-cell>
          <table:table-cell office:value-type="float" office:value="0.0188295615275813">
            <text:p>0.0188295615</text:p>
          </table:table-cell>
          <table:table-cell office:value-type="float" office:value="-0.00582421062155071">
            <text:p>-0.0058242106</text:p>
          </table:table-cell>
          <table:table-cell office:value-type="float" office:value="0.821695848699406">
            <text:p>0.8216958487</text:p>
          </table:table-cell>
          <table:table-cell office:value-type="float" office:value="1.06659838802568">
            <text:p>1.066598388</text:p>
          </table:table-cell>
          <table:table-cell office:value-type="float" office:value="0.979681748826126">
            <text:p>0.9796817488</text:p>
          </table:table-cell>
          <table:table-cell office:value-type="float" office:value="-12.8564449575215">
            <text:p>-12.856444957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0">
            <text:p>510</text:p>
          </table:table-cell>
          <table:table-cell office:value-type="float" office:value="12538">
            <text:p>12538</text:p>
          </table:table-cell>
          <table:table-cell office:value-type="float" office:value="20391">
            <text:p>20391</text:p>
          </table:table-cell>
          <table:table-cell office:value-type="float" office:value="31950">
            <text:p>31950</text:p>
          </table:table-cell>
          <table:table-cell office:value-type="float" office:value="-748">
            <text:p>-748</text:p>
          </table:table-cell>
          <table:table-cell office:value-type="float" office:value="470.125">
            <text:p>470.125</text:p>
          </table:table-cell>
          <table:table-cell office:value-type="float" office:value="-713.875">
            <text:p>-713.875</text:p>
          </table:table-cell>
          <table:table-cell office:value-type="float" office:value="-0.0596586377412665">
            <text:p>-0.0596586377</text:p>
          </table:table-cell>
          <table:table-cell office:value-type="float" office:value="0.0230555146878525">
            <text:p>0.0230555147</text:p>
          </table:table-cell>
          <table:table-cell office:value-type="float" office:value="-0.0223435054773083">
            <text:p>-0.0223435055</text:p>
          </table:table-cell>
          <table:table-cell office:value-type="float" office:value="0.798170707897569">
            <text:p>0.7981707079</text:p>
          </table:table-cell>
          <table:table-cell office:value-type="float" office:value="1.08173615265223">
            <text:p>1.0817361527</text:p>
          </table:table-cell>
          <table:table-cell office:value-type="float" office:value="0.922776226013969">
            <text:p>0.922776226</text:p>
          </table:table-cell>
          <table:table-cell office:value-type="float" office:value="-11.2684288234964">
            <text:p>-11.2684288235</text:p>
          </table:table-cell>
          <table:table-cell office:value-type="float" office:value="30.4095253345374">
            <text:p>30.4095253345</text:p>
          </table:table-cell>
          <table:table-cell office:value-type="float" office:value="-30.674432387909">
            <text:p>-30.6744323879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03">
            <text:p>803</text:p>
          </table:table-cell>
          <table:table-cell office:value-type="float" office:value="540">
            <text:p>540</text:p>
          </table:table-cell>
          <table:table-cell office:value-type="float" office:value="11869">
            <text:p>11869</text:p>
          </table:table-cell>
          <table:table-cell office:value-type="float" office:value="20096">
            <text:p>20096</text:p>
          </table:table-cell>
          <table:table-cell office:value-type="float" office:value="30439">
            <text:p>30439</text:p>
          </table:table-cell>
          <table:table-cell office:value-type="float" office:value="-569">
            <text:p>-569</text:p>
          </table:table-cell>
          <table:table-cell office:value-type="float" office:value="-713">
            <text:p>-713</text:p>
          </table:table-cell>
          <table:table-cell office:value-type="float" office:value="149.375">
            <text:p>149.375</text:p>
          </table:table-cell>
          <table:table-cell office:value-type="float" office:value="-0.0479400117954335">
            <text:p>-0.0479400118</text:p>
          </table:table-cell>
          <table:table-cell office:value-type="float" office:value="-0.0354796974522293">
            <text:p>-0.0354796975</text:p>
          </table:table-cell>
          <table:table-cell office:value-type="float" office:value="0.00490735569499655">
            <text:p>0.0049073557</text:p>
          </table:table-cell>
          <table:table-cell office:value-type="float" office:value="0.836714518388638">
            <text:p>0.8367145184</text:p>
          </table:table-cell>
          <table:table-cell office:value-type="float" office:value="0.878288324422549">
            <text:p>0.8782883244</text:p>
          </table:table-cell>
          <table:table-cell office:value-type="float" office:value="1.01722294592673">
            <text:p>1.0172229459</text:p>
          </table:table-cell>
          <table:table-cell office:value-type="float" office:value="-14.109224827216">
            <text:p>-14.1092248272</text:p>
          </table:table-cell>
          <table:table-cell office:value-type="float" office:value="-19.1877854670009">
            <text:p>-19.18778546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office:value-type="float" office:value="841">
            <text:p>841</text:p>
          </table:table-cell>
          <table:table-cell office:value-type="float" office:value="577">
            <text:p>577</text:p>
          </table:table-cell>
          <table:table-cell office:value-type="float" office:value="12208">
            <text:p>12208</text:p>
          </table:table-cell>
          <table:table-cell office:value-type="float" office:value="19900">
            <text:p>19900</text:p>
          </table:table-cell>
          <table:table-cell office:value-type="float" office:value="32174">
            <text:p>32174</text:p>
          </table:table-cell>
          <table:table-cell office:value-type="float" office:value="-223.125">
            <text:p>-223.125</text:p>
          </table:table-cell>
          <table:table-cell office:value-type="float" office:value="-982.375">
            <text:p>-982.375</text:p>
          </table:table-cell>
          <table:table-cell office:value-type="float" office:value="91.5">
            <text:p>91.5</text:p>
          </table:table-cell>
          <table:table-cell office:value-type="float" office:value="-0.0182769495412844">
            <text:p>-0.0182769495</text:p>
          </table:table-cell>
          <table:table-cell office:value-type="float" office:value="-0.0493655778894472">
            <text:p>-0.0493655779</text:p>
          </table:table-cell>
          <table:table-cell office:value-type="float" office:value="0.00284391123267234">
            <text:p>0.0028439112</text:p>
          </table:table-cell>
          <table:table-cell office:value-type="float" office:value="0.936685408499192">
            <text:p>0.9366854085</text:p>
          </table:table-cell>
          <table:table-cell office:value-type="float" office:value="0.831996919536439">
            <text:p>0.8319969195</text:p>
          </table:table-cell>
          <table:table-cell office:value-type="float" office:value="1.00996954146331">
            <text:p>1.0099695415</text:p>
          </table:table-cell>
          <table:table-cell office:value-type="float" office:value="0">
            <text:p>0</text:p>
          </table:table-cell>
          <table:table-cell office:value-type="float" office:value="-13.6916056187635">
            <text:p>-13.691605618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952">
            <text:p>12952</text:p>
          </table:table-cell>
          <table:table-cell office:value-type="float" office:value="19618">
            <text:p>19618</text:p>
          </table:table-cell>
          <table:table-cell office:value-type="float" office:value="33104">
            <text:p>33104</text:p>
          </table:table-cell>
          <table:table-cell office:value-type="float" office:value="-143.5">
            <text:p>-143.5</text:p>
          </table:table-cell>
          <table:table-cell office:value-type="float" office:value="-162.25">
            <text:p>-162.25</text:p>
          </table:table-cell>
          <table:table-cell office:value-type="float" office:value="-296.75">
            <text:p>-296.75</text:p>
          </table:table-cell>
          <table:table-cell office:value-type="float" office:value="-0.01107936998147">
            <text:p>-0.01107937</text:p>
          </table:table-cell>
          <table:table-cell office:value-type="float" office:value="-0.00827046589866449">
            <text:p>-0.0082704659</text:p>
          </table:table-cell>
          <table:table-cell office:value-type="float" office:value="-0.00896417351377477">
            <text:p>-0.0089641735</text:p>
          </table:table-cell>
          <table:table-cell office:value-type="float" office:value="0.96146279984566">
            <text:p>0.9614627998</text:p>
          </table:table-cell>
          <table:table-cell office:value-type="float" office:value="0.971187434542789">
            <text:p>0.9711874345</text:p>
          </table:table-cell>
          <table:table-cell office:value-type="float" office:value="0.968782891259087">
            <text:p>0.968782891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table:number-columns-repeated="2" office:value-type="float" office:value="878">
            <text:p>878</text:p>
          </table:table-cell>
          <table:table-cell office:value-type="float" office:value="12703">
            <text:p>12703</text:p>
          </table:table-cell>
          <table:table-cell office:value-type="float" office:value="19042">
            <text:p>19042</text:p>
          </table:table-cell>
          <table:table-cell office:value-type="float" office:value="32030">
            <text:p>32030</text:p>
          </table:table-cell>
          <table:table-cell office:value-type="float" office:value="-720.75">
            <text:p>-720.75</text:p>
          </table:table-cell>
          <table:table-cell office:value-type="float" office:value="-477">
            <text:p>-477</text:p>
          </table:table-cell>
          <table:table-cell office:value-type="float" office:value="-743.5">
            <text:p>-743.5</text:p>
          </table:table-cell>
          <table:table-cell office:value-type="float" office:value="-0.0567385656931434">
            <text:p>-0.0567385657</text:p>
          </table:table-cell>
          <table:table-cell office:value-type="float" office:value="-0.0250498897174667">
            <text:p>-0.0250498897</text:p>
          </table:table-cell>
          <table:table-cell office:value-type="float" office:value="-0.0232126131751483">
            <text:p>-0.0232126132</text:p>
          </table:table-cell>
          <table:table-cell office:value-type="float" office:value="0.807724779154352">
            <text:p>0.8077247792</text:p>
          </table:table-cell>
          <table:table-cell office:value-type="float" office:value="0.913555280059587">
            <text:p>0.9135552801</text:p>
          </table:table-cell>
          <table:table-cell office:value-type="float" office:value="0.919811951691402">
            <text:p>0.9198119517</text:p>
          </table:table-cell>
          <table:table-cell office:value-type="float" office:value="-11.8665612887286">
            <text:p>-11.8665612887</text:p>
          </table:table-cell>
          <table:table-cell office:value-type="float" office:value="-27.3226290059451">
            <text:p>-27.3226290059</text:p>
          </table:table-cell>
          <table:table-cell office:value-type="float" office:value="-29.5128689861375">
            <text:p>-29.5128689861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2">
            <text:p>572</text:p>
          </table:table-cell>
          <table:table-cell office:value-type="float" office:value="11140">
            <text:p>11140</text:p>
          </table:table-cell>
          <table:table-cell office:value-type="float" office:value="17662">
            <text:p>17662</text:p>
          </table:table-cell>
          <table:table-cell office:value-type="float" office:value="29327">
            <text:p>29327</text:p>
          </table:table-cell>
          <table:table-cell office:value-type="float" office:value="-606.25">
            <text:p>-606.25</text:p>
          </table:table-cell>
          <table:table-cell office:value-type="float" office:value="-853.125">
            <text:p>-853.125</text:p>
          </table:table-cell>
          <table:table-cell office:value-type="float" office:value="-1398.25">
            <text:p>-1398.25</text:p>
          </table:table-cell>
          <table:table-cell office:value-type="float" office:value="-0.0544210053859964">
            <text:p>-0.0544210054</text:p>
          </table:table-cell>
          <table:table-cell office:value-type="float" office:value="-0.0483028535839656">
            <text:p>-0.0483028536</text:p>
          </table:table-cell>
          <table:table-cell office:value-type="float" office:value="-0.0476779077300781">
            <text:p>-0.0476779077</text:p>
          </table:table-cell>
          <table:table-cell office:value-type="float" office:value="0.815331306970369">
            <text:p>0.815331307</text:p>
          </table:table-cell>
          <table:table-cell office:value-type="float" office:value="0.835513017158254">
            <text:p>0.8355130172</text:p>
          </table:table-cell>
          <table:table-cell office:value-type="float" office:value="0.837582761400342">
            <text:p>0.8375827614</text:p>
          </table:table-cell>
          <table:table-cell office:value-type="float" office:value="-12.3869524154069">
            <text:p>-12.3869524154</text:p>
          </table:table-cell>
          <table:table-cell office:value-type="float" office:value="-14.0005923062362">
            <text:p>-14.0005923062</text:p>
          </table:table-cell>
          <table:table-cell office:value-type="float" office:value="-14.188725489863">
            <text:p>-14.1887254899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822">
            <text:p>822</text:p>
          </table:table-cell>
          <table:table-cell office:value-type="float" office:value="11552">
            <text:p>11552</text:p>
          </table:table-cell>
          <table:table-cell office:value-type="float" office:value="17518">
            <text:p>17518</text:p>
          </table:table-cell>
          <table:table-cell office:value-type="float" office:value="26704">
            <text:p>26704</text:p>
          </table:table-cell>
          <table:table-cell office:value-type="float" office:value="-375">
            <text:p>-375</text:p>
          </table:table-cell>
          <table:table-cell office:value-type="float" office:value="-14">
            <text:p>-14</text:p>
          </table:table-cell>
          <table:table-cell office:value-type="float" office:value="-1464.75">
            <text:p>-1464.75</text:p>
          </table:table-cell>
          <table:table-cell office:value-type="float" office:value="-0.0324619113573407">
            <text:p>-0.0324619114</text:p>
          </table:table-cell>
          <table:table-cell office:value-type="float" office:value="-0.000799177988354835">
            <text:p>-0.000799178</text:p>
          </table:table-cell>
          <table:table-cell office:value-type="float" office:value="-0.0548513331336129">
            <text:p>-0.0548513331</text:p>
          </table:table-cell>
          <table:table-cell office:value-type="float" office:value="0.888448710599692">
            <text:p>0.8884487106</text:p>
          </table:table-cell>
          <table:table-cell office:value-type="float" office:value="0.997204128864254">
            <text:p>0.9972041289</text:p>
          </table:table-cell>
          <table:table-cell office:value-type="float" office:value="0.813917324775563">
            <text:p>0.8139173248</text:p>
          </table:table-cell>
          <table:table-cell office:value-type="float" office:value="-21.0041502076645">
            <text:p>-21.0041502077</text:p>
          </table:table-cell>
          <table:table-cell office:value-type="float" office:value="0">
            <text:p>0</text:p>
          </table:table-cell>
          <table:table-cell office:value-type="float" office:value="-12.2870018380842">
            <text:p>-12.2870018381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70">
            <text:p>570</text:p>
          </table:table-cell>
          <table:table-cell office:value-type="float" office:value="12170">
            <text:p>12170</text:p>
          </table:table-cell>
          <table:table-cell office:value-type="float" office:value="17056">
            <text:p>17056</text:p>
          </table:table-cell>
          <table:table-cell office:value-type="float" office:value="24275">
            <text:p>24275</text:p>
          </table:table-cell>
          <table:table-cell office:value-type="float" office:value="-271.75">
            <text:p>-271.75</text:p>
          </table:table-cell>
          <table:table-cell office:value-type="float" office:value="-13.25">
            <text:p>-13.25</text:p>
          </table:table-cell>
          <table:table-cell office:value-type="float" office:value="-1520.875">
            <text:p>-1520.875</text:p>
          </table:table-cell>
          <table:table-cell office:value-type="float" office:value="-0.022329498767461">
            <text:p>-0.0223294988</text:p>
          </table:table-cell>
          <table:table-cell office:value-type="float" office:value="-0.000776852720450281">
            <text:p>-0.0007768527</text:p>
          </table:table-cell>
          <table:table-cell office:value-type="float" office:value="-0.0626519052523172">
            <text:p>-0.0626519053</text:p>
          </table:table-cell>
          <table:table-cell office:value-type="float" office:value="0.92282402308369">
            <text:p>0.9228240231</text:p>
          </table:table-cell>
          <table:table-cell office:value-type="float" office:value="0.997282198338717">
            <text:p>0.9972821983</text:p>
          </table:table-cell>
          <table:table-cell office:value-type="float" office:value="0.788411843631111">
            <text:p>0.7884118436</text:p>
          </table:table-cell>
          <table:table-cell office:value-type="float" office:value="-30.6938926988941">
            <text:p>-30.6938926989</text:p>
          </table:table-cell>
          <table:table-cell office:value-type="float" office:value="0">
            <text:p>0</text:p>
          </table:table-cell>
          <table:table-cell office:value-type="float" office:value="-10.7131547322877">
            <text:p>-10.713154732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40">
            <text:p>640</text:p>
          </table:table-cell>
          <table:table-cell office:value-type="float" office:value="11696">
            <text:p>11696</text:p>
          </table:table-cell>
          <table:table-cell office:value-type="float" office:value="15898">
            <text:p>15898</text:p>
          </table:table-cell>
          <table:table-cell office:value-type="float" office:value="22231">
            <text:p>22231</text:p>
          </table:table-cell>
          <table:table-cell office:value-type="float" office:value="-120.5">
            <text:p>-120.5</text:p>
          </table:table-cell>
          <table:table-cell office:value-type="float" office:value="-140">
            <text:p>-140</text:p>
          </table:table-cell>
          <table:table-cell office:value-type="float" office:value="-202">
            <text:p>-202</text:p>
          </table:table-cell>
          <table:table-cell office:value-type="float" office:value="-0.0103026675786594">
            <text:p>-0.0103026676</text:p>
          </table:table-cell>
          <table:table-cell office:value-type="float" office:value="-0.00880613913699837">
            <text:p>-0.0088061391</text:p>
          </table:table-cell>
          <table:table-cell office:value-type="float" office:value="-0.00908641086770726">
            <text:p>-0.0090864109</text:p>
          </table:table-cell>
          <table:table-cell office:value-type="float" office:value="0.964148707594795">
            <text:p>0.9641487076</text:p>
          </table:table-cell>
          <table:table-cell office:value-type="float" office:value="0.969330507270046">
            <text:p>0.9693305073</text:p>
          </table:table-cell>
          <table:table-cell office:value-type="float" office:value="0.96835938517344">
            <text:p>0.968359385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602">
            <text:p>602</text:p>
          </table:table-cell>
          <table:table-cell office:value-type="float" office:value="10960">
            <text:p>10960</text:p>
          </table:table-cell>
          <table:table-cell office:value-type="float" office:value="15144">
            <text:p>15144</text:p>
          </table:table-cell>
          <table:table-cell office:value-type="float" office:value="23556">
            <text:p>23556</text:p>
          </table:table-cell>
          <table:table-cell office:value-type="float" office:value="-445.75">
            <text:p>-445.75</text:p>
          </table:table-cell>
          <table:table-cell office:value-type="float" office:value="-639.5">
            <text:p>-639.5</text:p>
          </table:table-cell>
          <table:table-cell office:value-type="float" office:value="-39.375">
            <text:p>-39.375</text:p>
          </table:table-cell>
          <table:table-cell office:value-type="float" office:value="-0.0406706204379562">
            <text:p>-0.0406706204</text:p>
          </table:table-cell>
          <table:table-cell office:value-type="float" office:value="-0.0422279450607501">
            <text:p>-0.0422279451</text:p>
          </table:table-cell>
          <table:table-cell office:value-type="float" office:value="-0.00167154865002547">
            <text:p>-0.0016715487</text:p>
          </table:table-cell>
          <table:table-cell office:value-type="float" office:value="0.860894863226098">
            <text:p>0.8608948632</text:p>
          </table:table-cell>
          <table:table-cell office:value-type="float" office:value="0.85569726300172">
            <text:p>0.855697263</text:p>
          </table:table-cell>
          <table:table-cell office:value-type="float" office:value="0.994155056111694">
            <text:p>0.9941550561</text:p>
          </table:table-cell>
          <table:table-cell office:value-type="float" office:value="-16.6939739623465">
            <text:p>-16.6939739623</text:p>
          </table:table-cell>
          <table:table-cell office:value-type="float" office:value="-16.0653532318759">
            <text:p>-16.065353231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864">
            <text:p>864</text:p>
          </table:table-cell>
          <table:table-cell office:value-type="float" office:value="11490">
            <text:p>11490</text:p>
          </table:table-cell>
          <table:table-cell office:value-type="float" office:value="15474">
            <text:p>15474</text:p>
          </table:table-cell>
          <table:table-cell office:value-type="float" office:value="23653">
            <text:p>23653</text:p>
          </table:table-cell>
          <table:table-cell office:value-type="float" office:value="-186.875">
            <text:p>-186.875</text:p>
          </table:table-cell>
          <table:table-cell office:value-type="float" office:value="-382.625">
            <text:p>-382.625</text:p>
          </table:table-cell>
          <table:table-cell office:value-type="float" office:value="-120.375">
            <text:p>-120.375</text:p>
          </table:table-cell>
          <table:table-cell office:value-type="float" office:value="-0.0162641427328111">
            <text:p>-0.0162641427</text:p>
          </table:table-cell>
          <table:table-cell office:value-type="float" office:value="-0.0247269613545302">
            <text:p>-0.0247269614</text:p>
          </table:table-cell>
          <table:table-cell office:value-type="float" office:value="-0.00508920644315732">
            <text:p>-0.0050892064</text:p>
          </table:table-cell>
          <table:table-cell office:value-type="float" office:value="0.943593964219274">
            <text:p>0.9435939642</text:p>
          </table:table-cell>
          <table:table-cell office:value-type="float" office:value="0.914654023590088">
            <text:p>0.9146540236</text:p>
          </table:table-cell>
          <table:table-cell office:value-type="float" office:value="0.982238541492503">
            <text:p>0.9822385415</text:p>
          </table:table-cell>
          <table:table-cell office:value-type="float" office:value="0">
            <text:p>0</text:p>
          </table:table-cell>
          <table:table-cell office:value-type="float" office:value="-27.6840206207728">
            <text:p>-27.684020620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881">
            <text:p>881</text:p>
          </table:table-cell>
          <table:table-cell office:value-type="float" office:value="1294">
            <text:p>1294</text:p>
          </table:table-cell>
          <table:table-cell office:value-type="float" office:value="881">
            <text:p>881</text:p>
          </table:table-cell>
          <table:table-cell office:value-type="float" office:value="11808">
            <text:p>11808</text:p>
          </table:table-cell>
          <table:table-cell office:value-type="float" office:value="15849">
            <text:p>15849</text:p>
          </table:table-cell>
          <table:table-cell office:value-type="float" office:value="22757">
            <text:p>22757</text:p>
          </table:table-cell>
          <table:table-cell office:value-type="float" office:value="-133.25">
            <text:p>-133.25</text:p>
          </table:table-cell>
          <table:table-cell office:value-type="float" office:value="-151.25">
            <text:p>-151.25</text:p>
          </table:table-cell>
          <table:table-cell office:value-type="float" office:value="-266">
            <text:p>-266</text:p>
          </table:table-cell>
          <table:table-cell office:value-type="float" office:value="-0.0112847222222222">
            <text:p>-0.0112847222</text:p>
          </table:table-cell>
          <table:table-cell office:value-type="float" office:value="-0.00954318884472206">
            <text:p>-0.0095431888</text:p>
          </table:table-cell>
          <table:table-cell office:value-type="float" office:value="-0.0116887111657951">
            <text:p>-0.0116887112</text:p>
          </table:table-cell>
          <table:table-cell office:value-type="float" office:value="0.960753068335262">
            <text:p>0.9607530683</text:p>
          </table:table-cell>
          <table:table-cell office:value-type="float" office:value="0.966777341051992">
            <text:p>0.9667773411</text:p>
          </table:table-cell>
          <table:table-cell office:value-type="float" office:value="0.959357297818403">
            <text:p>0.95935729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696">
            <text:p>11696</text:p>
          </table:table-cell>
          <table:table-cell office:value-type="float" office:value="15317">
            <text:p>15317</text:p>
          </table:table-cell>
          <table:table-cell office:value-type="float" office:value="21398">
            <text:p>21398</text:p>
          </table:table-cell>
          <table:table-cell office:value-type="float" office:value="-120.5">
            <text:p>-120.5</text:p>
          </table:table-cell>
          <table:table-cell office:value-type="float" office:value="-172.875">
            <text:p>-172.875</text:p>
          </table:table-cell>
          <table:table-cell office:value-type="float" office:value="-30.5">
            <text:p>-30.5</text:p>
          </table:table-cell>
          <table:table-cell office:value-type="float" office:value="-0.0103026675786594">
            <text:p>-0.0103026676</text:p>
          </table:table-cell>
          <table:table-cell office:value-type="float" office:value="-0.011286479075537">
            <text:p>-0.0112864791</text:p>
          </table:table-cell>
          <table:table-cell office:value-type="float" office:value="-0.00142536685671558">
            <text:p>-0.0014253669</text:p>
          </table:table-cell>
          <table:table-cell office:value-type="float" office:value="0.964148707594795">
            <text:p>0.9641487076</text:p>
          </table:table-cell>
          <table:table-cell office:value-type="float" office:value="0.960746997071069">
            <text:p>0.9607469971</text:p>
          </table:table-cell>
          <table:table-cell office:value-type="float" office:value="0.995015198076021">
            <text:p>0.995015198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11491">
            <text:p>11491</text:p>
          </table:table-cell>
          <table:table-cell office:value-type="float" office:value="16015">
            <text:p>16015</text:p>
          </table:table-cell>
          <table:table-cell office:value-type="float" office:value="22343">
            <text:p>22343</text:p>
          </table:table-cell>
          <table:table-cell office:value-type="float" office:value="-51.25">
            <text:p>-51.25</text:p>
          </table:table-cell>
          <table:table-cell office:value-type="float" office:value="70.875">
            <text:p>70.875</text:p>
          </table:table-cell>
          <table:table-cell office:value-type="float" office:value="-9.875">
            <text:p>-9.875</text:p>
          </table:table-cell>
          <table:table-cell office:value-type="float" office:value="-0.00446001218344792">
            <text:p>-0.0044600122</text:p>
          </table:table-cell>
          <table:table-cell office:value-type="float" office:value="0.00442553855760225">
            <text:p>0.0044255386</text:p>
          </table:table-cell>
          <table:table-cell office:value-type="float" office:value="-0.00044197287741127">
            <text:p>-0.0004419729</text:p>
          </table:table-cell>
          <table:table-cell office:value-type="float" office:value="0.984428945106938">
            <text:p>0.9844289451</text:p>
          </table:table-cell>
          <table:table-cell office:value-type="float" office:value="1.015527772319">
            <text:p>1.0155277723</text:p>
          </table:table-cell>
          <table:table-cell office:value-type="float" office:value="0.998453477795508">
            <text:p>0.998453477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140">
            <text:p>16140</text:p>
          </table:table-cell>
          <table:table-cell office:value-type="float" office:value="22593">
            <text:p>22593</text:p>
          </table:table-cell>
          <table:table-cell office:value-type="float" office:value="-101.5">
            <text:p>-101.5</text:p>
          </table:table-cell>
          <table:table-cell office:value-type="float" office:value="-48.25">
            <text:p>-48.25</text:p>
          </table:table-cell>
          <table:table-cell office:value-type="float" office:value="-98.5">
            <text:p>-98.5</text:p>
          </table:table-cell>
          <table:table-cell office:value-type="float" office:value="-0.00895456550507278">
            <text:p>-0.0089545655</text:p>
          </table:table-cell>
          <table:table-cell office:value-type="float" office:value="-0.00298946716232962">
            <text:p>-0.0029894672</text:p>
          </table:table-cell>
          <table:table-cell office:value-type="float" office:value="-0.00435975744699686">
            <text:p>-0.0043597574</text:p>
          </table:table-cell>
          <table:table-cell office:value-type="float" office:value="0.968816181849279">
            <text:p>0.9688161818</text:p>
          </table:table-cell>
          <table:table-cell office:value-type="float" office:value="0.989554381283119">
            <text:p>0.9895543813</text:p>
          </table:table-cell>
          <table:table-cell office:value-type="float" office:value="0.984778103606104">
            <text:p>0.98477810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34">
            <text:p>1334</text:p>
          </table:table-cell>
          <table:table-cell office:value-type="float" office:value="11573">
            <text:p>11573</text:p>
          </table:table-cell>
          <table:table-cell office:value-type="float" office:value="15036">
            <text:p>15036</text:p>
          </table:table-cell>
          <table:table-cell office:value-type="float" office:value="21998">
            <text:p>21998</text:p>
          </table:table-cell>
          <table:table-cell office:value-type="float" office:value="-33.875">
            <text:p>-33.875</text:p>
          </table:table-cell>
          <table:table-cell office:value-type="float" office:value="-21.75">
            <text:p>-21.75</text:p>
          </table:table-cell>
          <table:table-cell office:value-type="float" office:value="-253.25">
            <text:p>-253.25</text:p>
          </table:table-cell>
          <table:table-cell office:value-type="float" office:value="-0.00292707163224747">
            <text:p>-0.0029270716</text:p>
          </table:table-cell>
          <table:table-cell office:value-type="float" office:value="-0.00144652833200319">
            <text:p>-0.0014465283</text:p>
          </table:table-cell>
          <table:table-cell office:value-type="float" office:value="-0.0115124102191108">
            <text:p>-0.0115124102</text:p>
          </table:table-cell>
          <table:table-cell office:value-type="float" office:value="0.989772042073881">
            <text:p>0.9897720421</text:p>
          </table:table-cell>
          <table:table-cell office:value-type="float" office:value="0.994941252028651">
            <text:p>0.994941252</text:p>
          </table:table-cell>
          <table:table-cell office:value-type="float" office:value="0.959966333987656">
            <text:p>0.9599663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615">
            <text:p>615</text:p>
          </table:table-cell>
          <table:table-cell office:value-type="float" office:value="877">
            <text:p>877</text:p>
          </table:table-cell>
          <table:table-cell office:value-type="float" office:value="1295">
            <text:p>1295</text:p>
          </table:table-cell>
          <table:table-cell office:value-type="float" office:value="11242">
            <text:p>11242</text:p>
          </table:table-cell>
          <table:table-cell office:value-type="float" office:value="14990">
            <text:p>14990</text:p>
          </table:table-cell>
          <table:table-cell office:value-type="float" office:value="21137">
            <text:p>21137</text:p>
          </table:table-cell>
          <table:table-cell office:value-type="float" office:value="-62.125">
            <text:p>-62.125</text:p>
          </table:table-cell>
          <table:table-cell office:value-type="float" office:value="-61.875">
            <text:p>-61.875</text:p>
          </table:table-cell>
          <table:table-cell office:value-type="float" office:value="-37.25">
            <text:p>-37.25</text:p>
          </table:table-cell>
          <table:table-cell office:value-type="float" office:value="-0.00552615193026152">
            <text:p>-0.0055261519</text:p>
          </table:table-cell>
          <table:table-cell office:value-type="float" office:value="-0.00412775183455637">
            <text:p>-0.0041277518</text:p>
          </table:table-cell>
          <table:table-cell office:value-type="float" office:value="-0.0017623125325259">
            <text:p>-0.0017623125</text:p>
          </table:table-cell>
          <table:table-cell office:value-type="float" office:value="0.980718323420191">
            <text:p>0.9807183234</text:p>
          </table:table-cell>
          <table:table-cell office:value-type="float" office:value="0.98558626371606">
            <text:p>0.9855862637</text:p>
          </table:table-cell>
          <table:table-cell office:value-type="float" office:value="0.993837993397265">
            <text:p>0.99383799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308">
            <text:p>1308</text:p>
          </table:table-cell>
          <table:table-cell office:value-type="float" office:value="11202">
            <text:p>11202</text:p>
          </table:table-cell>
          <table:table-cell office:value-type="float" office:value="14818">
            <text:p>14818</text:p>
          </table:table-cell>
          <table:table-cell office:value-type="float" office:value="21797">
            <text:p>21797</text:p>
          </table:table-cell>
          <table:table-cell office:value-type="float" office:value="-229.5">
            <text:p>-229.5</text:p>
          </table:table-cell>
          <table:table-cell office:value-type="float" office:value="-86">
            <text:p>-86</text:p>
          </table:table-cell>
          <table:table-cell office:value-type="float" office:value="-157.25">
            <text:p>-157.25</text:p>
          </table:table-cell>
          <table:table-cell office:value-type="float" office:value="-0.0204874129619711">
            <text:p>-0.020487413</text:p>
          </table:table-cell>
          <table:table-cell office:value-type="float" office:value="-0.00580375219327845">
            <text:p>-0.0058037522</text:p>
          </table:table-cell>
          <table:table-cell office:value-type="float" office:value="-0.00721429554525852">
            <text:p>-0.0072142955</text:p>
          </table:table-cell>
          <table:table-cell office:value-type="float" office:value="0.929116733449255">
            <text:p>0.9291167334</text:p>
          </table:table-cell>
          <table:table-cell office:value-type="float" office:value="0.979752887060987">
            <text:p>0.9797528871</text:p>
          </table:table-cell>
          <table:table-cell office:value-type="float" office:value="0.974851975869615">
            <text:p>0.9748519759</text:p>
          </table:table-cell>
          <table:table-cell office:value-type="float" office:value="-33.48506173762">
            <text:p>-33.485061737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11030">
            <text:p>11030</text:p>
          </table:table-cell>
          <table:table-cell office:value-type="float" office:value="14677">
            <text:p>14677</text:p>
          </table:table-cell>
          <table:table-cell office:value-type="float" office:value="21537">
            <text:p>21537</text:p>
          </table:table-cell>
          <table:table-cell office:value-type="float" office:value="-125.5">
            <text:p>-125.5</text:p>
          </table:table-cell>
          <table:table-cell office:value-type="float" office:value="-296.5">
            <text:p>-296.5</text:p>
          </table:table-cell>
          <table:table-cell office:value-type="float" office:value="-58">
            <text:p>-58</text:p>
          </table:table-cell>
          <table:table-cell office:value-type="float" office:value="-0.0113780598368087">
            <text:p>-0.0113780598</text:p>
          </table:table-cell>
          <table:table-cell office:value-type="float" office:value="-0.0202016760918444">
            <text:p>-0.0202016761</text:p>
          </table:table-cell>
          <table:table-cell office:value-type="float" office:value="-0.00269303988484933">
            <text:p>-0.0026930399</text:p>
          </table:table-cell>
          <table:table-cell office:value-type="float" office:value="0.960430532652644">
            <text:p>0.9604305327</text:p>
          </table:table-cell>
          <table:table-cell office:value-type="float" office:value="0.930094024803707">
            <text:p>0.9300940248</text:p>
          </table:table-cell>
          <table:table-cell office:value-type="float" office:value="0.990588575232117">
            <text:p>0.9905885752</text:p>
          </table:table-cell>
          <table:table-cell office:value-type="float" office:value="0">
            <text:p>0</text:p>
          </table:table-cell>
          <table:table-cell office:value-type="float" office:value="-33.9636174543847">
            <text:p>-33.96361745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69">
            <text:p>569</text:p>
          </table:table-cell>
          <table:table-cell office:value-type="float" office:value="1255">
            <text:p>1255</text:p>
          </table:table-cell>
          <table:table-cell office:value-type="float" office:value="11132">
            <text:p>11132</text:p>
          </table:table-cell>
          <table:table-cell office:value-type="float" office:value="14663">
            <text:p>14663</text:p>
          </table:table-cell>
          <table:table-cell office:value-type="float" office:value="21280">
            <text:p>21280</text:p>
          </table:table-cell>
          <table:table-cell office:value-type="float" office:value="-137.25">
            <text:p>-137.25</text:p>
          </table:table-cell>
          <table:table-cell office:value-type="float" office:value="14.75">
            <text:p>14.75</text:p>
          </table:table-cell>
          <table:table-cell office:value-type="float" office:value="-295.5">
            <text:p>-295.5</text:p>
          </table:table-cell>
          <table:table-cell office:value-type="float" office:value="-0.0123293208767517">
            <text:p>-0.0123293209</text:p>
          </table:table-cell>
          <table:table-cell office:value-type="float" office:value="0.00100593330150719">
            <text:p>0.0010059333</text:p>
          </table:table-cell>
          <table:table-cell office:value-type="float" office:value="-0.0138862781954887">
            <text:p>-0.0138862782</text:p>
          </table:table-cell>
          <table:table-cell office:value-type="float" office:value="0.957145320751802">
            <text:p>0.9571453208</text:p>
          </table:table-cell>
          <table:table-cell office:value-type="float" office:value="1.00352274988282">
            <text:p>1.0035227499</text:p>
          </table:table-cell>
          <table:table-cell office:value-type="float" office:value="0.95177597061115">
            <text:p>0.95177597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780">
            <text:p>780</text:p>
          </table:table-cell>
          <table:table-cell office:value-type="float" office:value="1201">
            <text:p>1201</text:p>
          </table:table-cell>
          <table:table-cell office:value-type="float" office:value="11335">
            <text:p>11335</text:p>
          </table:table-cell>
          <table:table-cell office:value-type="float" office:value="15058">
            <text:p>15058</text:p>
          </table:table-cell>
          <table:table-cell office:value-type="float" office:value="21461">
            <text:p>21461</text:p>
          </table:table-cell>
          <table:table-cell office:value-type="float" office:value="-27.375">
            <text:p>-27.375</text:p>
          </table:table-cell>
          <table:table-cell office:value-type="float" office:value="-47.25">
            <text:p>-47.25</text:p>
          </table:table-cell>
          <table:table-cell office:value-type="float" office:value="-388">
            <text:p>-388</text:p>
          </table:table-cell>
          <table:table-cell office:value-type="float" office:value="-0.00241508601676224">
            <text:p>-0.002415086</text:p>
          </table:table-cell>
          <table:table-cell office:value-type="float" office:value="-0.00313786691459689">
            <text:p>-0.0031378669</text:p>
          </table:table-cell>
          <table:table-cell office:value-type="float" office:value="-0.0180793066492708">
            <text:p>-0.0180793066</text:p>
          </table:table-cell>
          <table:table-cell office:value-type="float" office:value="0.99155863091665">
            <text:p>0.9915586309</text:p>
          </table:table-cell>
          <table:table-cell office:value-type="float" office:value="0.989036764368107">
            <text:p>0.9890367644</text:p>
          </table:table-cell>
          <table:table-cell office:value-type="float" office:value="0.937363074932232">
            <text:p>0.937363074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10782">
            <text:p>10782</text:p>
          </table:table-cell>
          <table:table-cell office:value-type="float" office:value="14303">
            <text:p>14303</text:p>
          </table:table-cell>
          <table:table-cell office:value-type="float" office:value="21482">
            <text:p>21482</text:p>
          </table:table-cell>
          <table:table-cell office:value-type="float" office:value="-141.875">
            <text:p>-141.875</text:p>
          </table:table-cell>
          <table:table-cell office:value-type="float" office:value="-273.5">
            <text:p>-273.5</text:p>
          </table:table-cell>
          <table:table-cell office:value-type="float" office:value="-168.75">
            <text:p>-168.75</text:p>
          </table:table-cell>
          <table:table-cell office:value-type="float" office:value="-0.0131585049156001">
            <text:p>-0.0131585049</text:p>
          </table:table-cell>
          <table:table-cell office:value-type="float" office:value="-0.019121862546319">
            <text:p>-0.0191218625</text:p>
          </table:table-cell>
          <table:table-cell office:value-type="float" office:value="-0.00785541383483847">
            <text:p>-0.0078554138</text:p>
          </table:table-cell>
          <table:table-cell office:value-type="float" office:value="0.954284599448563">
            <text:p>0.9542845994</text:p>
          </table:table-cell>
          <table:table-cell office:value-type="float" office:value="0.933790146517275">
            <text:p>0.9337901465</text:p>
          </table:table-cell>
          <table:table-cell office:value-type="float" office:value="0.972626998330038">
            <text:p>0.972626998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10352">
            <text:p>10352</text:p>
          </table:table-cell>
          <table:table-cell office:value-type="float" office:value="14252">
            <text:p>14252</text:p>
          </table:table-cell>
          <table:table-cell office:value-type="float" office:value="20927">
            <text:p>20927</text:p>
          </table:table-cell>
          <table:table-cell office:value-type="float" office:value="-93.5">
            <text:p>-93.5</text:p>
          </table:table-cell>
          <table:table-cell office:value-type="float" office:value="-354.75">
            <text:p>-354.75</text:p>
          </table:table-cell>
          <table:table-cell office:value-type="float" office:value="-59.125">
            <text:p>-59.125</text:p>
          </table:table-cell>
          <table:table-cell office:value-type="float" office:value="-0.00903207109737249">
            <text:p>-0.0090320711</text:p>
          </table:table-cell>
          <table:table-cell office:value-type="float" office:value="-0.0248912433342689">
            <text:p>-0.0248912433</text:p>
          </table:table-cell>
          <table:table-cell office:value-type="float" office:value="-0.00282529746260811">
            <text:p>-0.0028252975</text:p>
          </table:table-cell>
          <table:table-cell office:value-type="float" office:value="0.96854764464348">
            <text:p>0.9685476446</text:p>
          </table:table-cell>
          <table:table-cell office:value-type="float" office:value="0.914095013359721">
            <text:p>0.9140950134</text:p>
          </table:table-cell>
          <table:table-cell office:value-type="float" office:value="0.990127104200146">
            <text:p>0.9901271042</text:p>
          </table:table-cell>
          <table:table-cell office:value-type="float" office:value="0">
            <text:p>0</text:p>
          </table:table-cell>
          <table:table-cell office:value-type="float" office:value="-27.4989996783082">
            <text:p>-27.498999678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10150">
            <text:p>10150</text:p>
          </table:table-cell>
          <table:table-cell office:value-type="float" office:value="14238">
            <text:p>14238</text:p>
          </table:table-cell>
          <table:table-cell office:value-type="float" office:value="20251">
            <text:p>20251</text:p>
          </table:table-cell>
          <table:table-cell office:value-type="float" office:value="-51.625">
            <text:p>-51.625</text:p>
          </table:table-cell>
          <table:table-cell office:value-type="float" office:value="-29.75">
            <text:p>-29.75</text:p>
          </table:table-cell>
          <table:table-cell office:value-type="float" office:value="-304.875">
            <text:p>-304.875</text:p>
          </table:table-cell>
          <table:table-cell office:value-type="float" office:value="-0.00508620689655172">
            <text:p>-0.0050862069</text:p>
          </table:table-cell>
          <table:table-cell office:value-type="float" office:value="-0.00208947885939036">
            <text:p>-0.0020894789</text:p>
          </table:table-cell>
          <table:table-cell office:value-type="float" office:value="-0.015054812108044">
            <text:p>-0.0150548121</text:p>
          </table:table-cell>
          <table:table-cell office:value-type="float" office:value="0.982248980083234">
            <text:p>0.9822489801</text:p>
          </table:table-cell>
          <table:table-cell office:value-type="float" office:value="0.992695381199065">
            <text:p>0.9926953812</text:p>
          </table:table-cell>
          <table:table-cell office:value-type="float" office:value="0.947752386462358">
            <text:p>0.947752386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9814">
            <text:p>9814</text:p>
          </table:table-cell>
          <table:table-cell office:value-type="float" office:value="14282">
            <text:p>14282</text:p>
          </table:table-cell>
          <table:table-cell office:value-type="float" office:value="20610">
            <text:p>20610</text:p>
          </table:table-cell>
          <table:table-cell office:value-type="float" office:value="-228.625">
            <text:p>-228.625</text:p>
          </table:table-cell>
          <table:table-cell office:value-type="float" office:value="-42.5">
            <text:p>-42.5</text:p>
          </table:table-cell>
          <table:table-cell office:value-type="float" office:value="-416.875">
            <text:p>-416.875</text:p>
          </table:table-cell>
          <table:table-cell office:value-type="float" office:value="-0.0232958019156307">
            <text:p>-0.0232958019</text:p>
          </table:table-cell>
          <table:table-cell office:value-type="float" office:value="-0.0029757737011623">
            <text:p>-0.0029757737</text:p>
          </table:table-cell>
          <table:table-cell office:value-type="float" office:value="-0.0202268316351286">
            <text:p>-0.0202268316</text:p>
          </table:table-cell>
          <table:table-cell office:value-type="float" office:value="0.919528374293601">
            <text:p>0.9195283743</text:p>
          </table:table-cell>
          <table:table-cell office:value-type="float" office:value="0.989602148295008">
            <text:p>0.9896021483</text:p>
          </table:table-cell>
          <table:table-cell office:value-type="float" office:value="0.930007973724322">
            <text:p>0.9300079737</text:p>
          </table:table-cell>
          <table:table-cell office:value-type="float" office:value="-29.4062318810878">
            <text:p>-29.4062318811</text:p>
          </table:table-cell>
          <table:table-cell office:value-type="float" office:value="0">
            <text:p>0</text:p>
          </table:table-cell>
          <table:table-cell office:value-type="float" office:value="-33.9209438828707">
            <text:p>-33.9209438829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2">
            <text:p>2</text:p>
          </table:table-cell>
          <table:table-cell office:value-type="float" office:value="534">
            <text:p>534</text:p>
          </table:table-cell>
          <table:table-cell table:number-columns-repeated="2" office:value-type="float" office:value="1207">
            <text:p>1207</text:p>
          </table:table-cell>
          <table:table-cell office:value-type="float" office:value="10067">
            <text:p>10067</text:p>
          </table:table-cell>
          <table:table-cell office:value-type="float" office:value="13580">
            <text:p>13580</text:p>
          </table:table-cell>
          <table:table-cell office:value-type="float" office:value="18814">
            <text:p>18814</text:p>
          </table:table-cell>
          <table:table-cell office:value-type="float" office:value="-202.625">
            <text:p>-202.625</text:p>
          </table:table-cell>
          <table:table-cell office:value-type="float" office:value="-204.875">
            <text:p>-204.875</text:p>
          </table:table-cell>
          <table:table-cell office:value-type="float" office:value="-207.25">
            <text:p>-207.25</text:p>
          </table:table-cell>
          <table:table-cell office:value-type="float" office:value="-0.0201276447799742">
            <text:p>-0.0201276448</text:p>
          </table:table-cell>
          <table:table-cell office:value-type="float" office:value="-0.0150865243004418">
            <text:p>-0.0150865243</text:p>
          </table:table-cell>
          <table:table-cell office:value-type="float" office:value="-0.0110157329648134">
            <text:p>-0.011015733</text:p>
          </table:table-cell>
          <table:table-cell office:value-type="float" office:value="0.930347282555492">
            <text:p>0.9303472826</text:p>
          </table:table-cell>
          <table:table-cell office:value-type="float" office:value="0.947643267250771">
            <text:p>0.9476432673</text:p>
          </table:table-cell>
          <table:table-cell office:value-type="float" office:value="0.961682773513747">
            <text:p>0.9616827735</text:p>
          </table:table-cell>
          <table:table-cell office:value-type="float" office:value="-34.0898221639569">
            <text:p>-34.08982216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2">
            <text:p>2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1187">
            <text:p>1187</text:p>
          </table:table-cell>
          <table:table-cell office:value-type="float" office:value="9830">
            <text:p>9830</text:p>
          </table:table-cell>
          <table:table-cell office:value-type="float" office:value="13300">
            <text:p>13300</text:p>
          </table:table-cell>
          <table:table-cell office:value-type="float" office:value="19240">
            <text:p>19240</text:p>
          </table:table-cell>
          <table:table-cell office:value-type="float" office:value="-124.375">
            <text:p>-124.375</text:p>
          </table:table-cell>
          <table:table-cell office:value-type="float" office:value="-355">
            <text:p>-355</text:p>
          </table:table-cell>
          <table:table-cell office:value-type="float" office:value="-434.875">
            <text:p>-434.875</text:p>
          </table:table-cell>
          <table:table-cell office:value-type="float" office:value="-0.0126525940996948">
            <text:p>-0.0126525941</text:p>
          </table:table-cell>
          <table:table-cell office:value-type="float" office:value="-0.0266917293233083">
            <text:p>-0.0266917293</text:p>
          </table:table-cell>
          <table:table-cell office:value-type="float" office:value="-0.0226026507276507">
            <text:p>-0.0226026507</text:p>
          </table:table-cell>
          <table:table-cell office:value-type="float" office:value="0.956029693400473">
            <text:p>0.9560296934</text:p>
          </table:table-cell>
          <table:table-cell office:value-type="float" office:value="0.907975346260388">
            <text:p>0.9079753463</text:p>
          </table:table-cell>
          <table:table-cell office:value-type="float" office:value="0.921892046900258">
            <text:p>0.9218920469</text:p>
          </table:table-cell>
          <table:table-cell office:value-type="float" office:value="0">
            <text:p>0</text:p>
          </table:table-cell>
          <table:table-cell office:value-type="float" office:value="-25.6204763842209">
            <text:p>-25.6204763842</text:p>
          </table:table-cell>
          <table:table-cell office:value-type="float" office:value="-30.3187382347227">
            <text:p>-30.3187382347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9774">
            <text:p>9774</text:p>
          </table:table-cell>
          <table:table-cell office:value-type="float" office:value="14298">
            <text:p>14298</text:p>
          </table:table-cell>
          <table:table-cell office:value-type="float" office:value="20132">
            <text:p>20132</text:p>
          </table:table-cell>
          <table:table-cell office:value-type="float" office:value="-76.375">
            <text:p>-76.375</text:p>
          </table:table-cell>
          <table:table-cell office:value-type="float" office:value="-259.25">
            <text:p>-259.25</text:p>
          </table:table-cell>
          <table:table-cell office:value-type="float" office:value="-237">
            <text:p>-237</text:p>
          </table:table-cell>
          <table:table-cell office:value-type="float" office:value="-0.00781409862901576">
            <text:p>-0.0078140986</text:p>
          </table:table-cell>
          <table:table-cell office:value-type="float" office:value="-0.0181319065603581">
            <text:p>-0.0181319066</text:p>
          </table:table-cell>
          <table:table-cell office:value-type="float" office:value="-0.01177230280151">
            <text:p>-0.0117723028</text:p>
          </table:table-cell>
          <table:table-cell office:value-type="float" office:value="0.972770332667717">
            <text:p>0.9727703327</text:p>
          </table:table-cell>
          <table:table-cell office:value-type="float" office:value="0.937182708468353">
            <text:p>0.9371827085</text:p>
          </table:table-cell>
          <table:table-cell office:value-type="float" office:value="0.959068570936686">
            <text:p>0.959068570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2">
            <text:p>2</text:p>
          </table:table-cell>
          <table:table-cell office:value-type="float" office:value="735">
            <text:p>735</text:p>
          </table:table-cell>
          <table:table-cell table:number-columns-repeated="2" office:value-type="float" office:value="1130">
            <text:p>1130</text:p>
          </table:table-cell>
          <table:table-cell office:value-type="float" office:value="9555">
            <text:p>9555</text:p>
          </table:table-cell>
          <table:table-cell office:value-type="float" office:value="13152">
            <text:p>13152</text:p>
          </table:table-cell>
          <table:table-cell office:value-type="float" office:value="20060">
            <text:p>20060</text:p>
          </table:table-cell>
          <table:table-cell office:value-type="float" office:value="-208.125">
            <text:p>-208.125</text:p>
          </table:table-cell>
          <table:table-cell office:value-type="float" office:value="-168.625">
            <text:p>-168.625</text:p>
          </table:table-cell>
          <table:table-cell office:value-type="float" office:value="-401.375">
            <text:p>-401.375</text:p>
          </table:table-cell>
          <table:table-cell office:value-type="float" office:value="-0.0217817896389325">
            <text:p>-0.0217817896</text:p>
          </table:table-cell>
          <table:table-cell office:value-type="float" office:value="-0.0128212439172749">
            <text:p>-0.0128212439</text:p>
          </table:table-cell>
          <table:table-cell office:value-type="float" office:value="-0.0200087238285145">
            <text:p>-0.0200087238</text:p>
          </table:table-cell>
          <table:table-cell office:value-type="float" office:value="0.924693651129091">
            <text:p>0.9246936511</text:p>
          </table:table-cell>
          <table:table-cell office:value-type="float" office:value="0.955447839508887">
            <text:p>0.9554478395</text:p>
          </table:table-cell>
          <table:table-cell office:value-type="float" office:value="0.930754150697521">
            <text:p>0.9307541507</text:p>
          </table:table-cell>
          <table:table-cell office:value-type="float" office:value="-31.4744789634773">
            <text:p>-31.4744789635</text:p>
          </table:table-cell>
          <table:table-cell office:value-type="float" office:value="0">
            <text:p>0</text:p>
          </table:table-cell>
          <table:table-cell office:value-type="float" office:value="-34.2945073256274">
            <text:p>-34.2945073256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9161">
            <text:p>9161</text:p>
          </table:table-cell>
          <table:table-cell office:value-type="float" office:value="12784">
            <text:p>12784</text:p>
          </table:table-cell>
          <table:table-cell office:value-type="float" office:value="18723">
            <text:p>18723</text:p>
          </table:table-cell>
          <table:table-cell office:value-type="float" office:value="-259.125">
            <text:p>-259.125</text:p>
          </table:table-cell>
          <table:table-cell office:value-type="float" office:value="-197.75">
            <text:p>-197.75</text:p>
          </table:table-cell>
          <table:table-cell office:value-type="float" office:value="-217.625">
            <text:p>-217.625</text:p>
          </table:table-cell>
          <table:table-cell office:value-type="float" office:value="-0.0282856675035476">
            <text:p>-0.0282856675</text:p>
          </table:table-cell>
          <table:table-cell office:value-type="float" office:value="-0.0154685544430538">
            <text:p>-0.0154685544</text:p>
          </table:table-cell>
          <table:table-cell office:value-type="float" office:value="-0.011623404368958">
            <text:p>-0.0116234044</text:p>
          </table:table-cell>
          <table:table-cell office:value-type="float" office:value="0.902568318550381">
            <text:p>0.9025683186</text:p>
          </table:table-cell>
          <table:table-cell office:value-type="float" office:value="0.946329040755365">
            <text:p>0.9463290408</text:p>
          </table:table-cell>
          <table:table-cell office:value-type="float" office:value="0.959582887625731">
            <text:p>0.9595828876</text:p>
          </table:table-cell>
          <table:table-cell office:value-type="float" office:value="-24.1570129185781">
            <text:p>-24.157012918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2">
            <text:p>2</text:p>
          </table:table-cell>
          <table:table-cell office:value-type="float" office:value="461">
            <text:p>461</text:p>
          </table:table-cell>
          <table:table-cell table:number-columns-repeated="2" office:value-type="float" office:value="1089">
            <text:p>1089</text:p>
          </table:table-cell>
          <table:table-cell office:value-type="float" office:value="8956">
            <text:p>8956</text:p>
          </table:table-cell>
          <table:table-cell office:value-type="float" office:value="12468">
            <text:p>12468</text:p>
          </table:table-cell>
          <table:table-cell office:value-type="float" office:value="18683">
            <text:p>18683</text:p>
          </table:table-cell>
          <table:table-cell office:value-type="float" office:value="-334.375">
            <text:p>-334.375</text:p>
          </table:table-cell>
          <table:table-cell office:value-type="float" office:value="-129">
            <text:p>-129</text:p>
          </table:table-cell>
          <table:table-cell office:value-type="float" office:value="-286.25">
            <text:p>-286.25</text:p>
          </table:table-cell>
          <table:table-cell office:value-type="float" office:value="-0.0373353059401519">
            <text:p>-0.0373353059</text:p>
          </table:table-cell>
          <table:table-cell office:value-type="float" office:value="-0.0103464870067372">
            <text:p>-0.010346487</text:p>
          </table:table-cell>
          <table:table-cell office:value-type="float" office:value="-0.0153214151902799">
            <text:p>-0.0153214152</text:p>
          </table:table-cell>
          <table:table-cell office:value-type="float" office:value="0.872058522345972">
            <text:p>0.8720585223</text:p>
          </table:table-cell>
          <table:table-cell office:value-type="float" office:value="0.963997113071446">
            <text:p>0.9639971131</text:p>
          </table:table-cell>
          <table:table-cell office:value-type="float" office:value="0.946835148530349">
            <text:p>0.9468351485</text:p>
          </table:table-cell>
          <table:table-cell office:value-type="float" office:value="-18.2166899822951">
            <text:p>-18.21668998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635">
            <text:p>635</text:p>
          </table:table-cell>
          <table:table-cell office:value-type="float" office:value="8677">
            <text:p>8677</text:p>
          </table:table-cell>
          <table:table-cell office:value-type="float" office:value="12507">
            <text:p>12507</text:p>
          </table:table-cell>
          <table:table-cell office:value-type="float" office:value="19354">
            <text:p>19354</text:p>
          </table:table-cell>
          <table:table-cell office:value-type="float" office:value="-454.375">
            <text:p>-454.375</text:p>
          </table:table-cell>
          <table:table-cell office:value-type="float" office:value="-93.875">
            <text:p>-93.875</text:p>
          </table:table-cell>
          <table:table-cell office:value-type="float" office:value="-270.25">
            <text:p>-270.25</text:p>
          </table:table-cell>
          <table:table-cell office:value-type="float" office:value="-0.0523654488878645">
            <text:p>-0.0523654489</text:p>
          </table:table-cell>
          <table:table-cell office:value-type="float" office:value="-0.00750579675381786">
            <text:p>-0.0075057968</text:p>
          </table:table-cell>
          <table:table-cell office:value-type="float" office:value="-0.0139635217526093">
            <text:p>-0.0139635218</text:p>
          </table:table-cell>
          <table:table-cell office:value-type="float" office:value="0.82209552375744">
            <text:p>0.8220955238</text:p>
          </table:table-cell>
          <table:table-cell office:value-type="float" office:value="0.97384013185206">
            <text:p>0.9738401319</text:p>
          </table:table-cell>
          <table:table-cell office:value-type="float" office:value="0.951509834547749">
            <text:p>0.9515098345</text:p>
          </table:table-cell>
          <table:table-cell office:value-type="float" office:value="-12.8870472997716">
            <text:p>-12.887047299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table:number-columns-repeated="2" office:value-type="float" office:value="971">
            <text:p>971</text:p>
          </table:table-cell>
          <table:table-cell office:value-type="float" office:value="8598">
            <text:p>8598</text:p>
          </table:table-cell>
          <table:table-cell office:value-type="float" office:value="12075">
            <text:p>12075</text:p>
          </table:table-cell>
          <table:table-cell office:value-type="float" office:value="17752">
            <text:p>17752</text:p>
          </table:table-cell>
          <table:table-cell office:value-type="float" office:value="-234.75">
            <text:p>-234.75</text:p>
          </table:table-cell>
          <table:table-cell office:value-type="float" office:value="-278.25">
            <text:p>-278.25</text:p>
          </table:table-cell>
          <table:table-cell office:value-type="float" office:value="-173.875">
            <text:p>-173.875</text:p>
          </table:table-cell>
          <table:table-cell office:value-type="float" office:value="-0.0273028611304955">
            <text:p>-0.0273028611</text:p>
          </table:table-cell>
          <table:table-cell office:value-type="float" office:value="-0.0230434782608696">
            <text:p>-0.0230434783</text:p>
          </table:table-cell>
          <table:table-cell office:value-type="float" office:value="-0.00979467102298333">
            <text:p>-0.009794671</text:p>
          </table:table-cell>
          <table:table-cell office:value-type="float" office:value="0.905901060646052">
            <text:p>0.9059010606</text:p>
          </table:table-cell>
          <table:table-cell office:value-type="float" office:value="0.920388589792061">
            <text:p>0.9203885898</text:p>
          </table:table-cell>
          <table:table-cell office:value-type="float" office:value="0.965906685157237">
            <text:p>0.9659066852</text:p>
          </table:table-cell>
          <table:table-cell office:value-type="float" office:value="-25.039173361539">
            <text:p>-25.0391733615</text:p>
          </table:table-cell>
          <table:table-cell office:value-type="float" office:value="-29.732051789303">
            <text:p>-29.73205178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7994">
            <text:p>7994</text:p>
          </table:table-cell>
          <table:table-cell office:value-type="float" office:value="11566">
            <text:p>11566</text:p>
          </table:table-cell>
          <table:table-cell office:value-type="float" office:value="16921">
            <text:p>16921</text:p>
          </table:table-cell>
          <table:table-cell office:value-type="float" office:value="-156.125">
            <text:p>-156.125</text:p>
          </table:table-cell>
          <table:table-cell office:value-type="float" office:value="-305.125">
            <text:p>-305.125</text:p>
          </table:table-cell>
          <table:table-cell office:value-type="float" office:value="-410.5">
            <text:p>-410.5</text:p>
          </table:table-cell>
          <table:table-cell office:value-type="float" office:value="-0.0195302727045284">
            <text:p>-0.0195302727</text:p>
          </table:table-cell>
          <table:table-cell office:value-type="float" office:value="-0.0263812035275808">
            <text:p>-0.0263812035</text:p>
          </table:table-cell>
          <table:table-cell office:value-type="float" office:value="-0.0242597955203593">
            <text:p>-0.0242597955</text:p>
          </table:table-cell>
          <table:table-cell office:value-type="float" office:value="0.932391651375901">
            <text:p>0.9323916514</text:p>
          </table:table-cell>
          <table:table-cell office:value-type="float" office:value="0.909029884736612">
            <text:p>0.9090298847</text:p>
          </table:table-cell>
          <table:table-cell office:value-type="float" office:value="0.916244249528974">
            <text:p>0.9162442495</text:p>
          </table:table-cell>
          <table:table-cell office:value-type="float" office:value="0">
            <text:p>0</text:p>
          </table:table-cell>
          <table:table-cell office:value-type="float" office:value="-25.9261641130075">
            <text:p>-25.926164113</text:p>
          </table:table-cell>
          <table:table-cell office:value-type="float" office:value="-28.2238554515794">
            <text:p>-28.2238554516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7785">
            <text:p>7785</text:p>
          </table:table-cell>
          <table:table-cell office:value-type="float" office:value="11498">
            <text:p>11498</text:p>
          </table:table-cell>
          <table:table-cell office:value-type="float" office:value="17715">
            <text:p>17715</text:p>
          </table:table-cell>
          <table:table-cell office:value-type="float" office:value="-153.5">
            <text:p>-153.5</text:p>
          </table:table-cell>
          <table:table-cell office:value-type="float" office:value="-474.625">
            <text:p>-474.625</text:p>
          </table:table-cell>
          <table:table-cell office:value-type="float" office:value="-237.375">
            <text:p>-237.375</text:p>
          </table:table-cell>
          <table:table-cell office:value-type="float" office:value="-0.0197174052665382">
            <text:p>-0.0197174053</text:p>
          </table:table-cell>
          <table:table-cell office:value-type="float" office:value="-0.0412789180727083">
            <text:p>-0.0412789181</text:p>
          </table:table-cell>
          <table:table-cell office:value-type="float" office:value="-0.0133996613039797">
            <text:p>-0.0133996613</text:p>
          </table:table-cell>
          <table:table-cell office:value-type="float" office:value="0.931751082665188">
            <text:p>0.9317510827</text:p>
          </table:table-cell>
          <table:table-cell office:value-type="float" office:value="0.858863526936938">
            <text:p>0.8588635269</text:p>
          </table:table-cell>
          <table:table-cell office:value-type="float" office:value="0.953453105245271">
            <text:p>0.9534531052</text:p>
          </table:table-cell>
          <table:table-cell office:value-type="float" office:value="0">
            <text:p>0</text:p>
          </table:table-cell>
          <table:table-cell office:value-type="float" office:value="-16.4427877308553">
            <text:p>-16.44278773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6555">
            <text:p>6555</text:p>
          </table:table-cell>
          <table:table-cell office:value-type="float" office:value="11190">
            <text:p>11190</text:p>
          </table:table-cell>
          <table:table-cell office:value-type="float" office:value="18810">
            <text:p>18810</text:p>
          </table:table-cell>
          <table:table-cell office:value-type="float" office:value="-530.5">
            <text:p>-530.5</text:p>
          </table:table-cell>
          <table:table-cell office:value-type="float" office:value="-172">
            <text:p>-172</text:p>
          </table:table-cell>
          <table:table-cell office:value-type="float" office:value="-301.125">
            <text:p>-301.125</text:p>
          </table:table-cell>
          <table:table-cell office:value-type="float" office:value="-0.08093058733791">
            <text:p>-0.0809305873</text:p>
          </table:table-cell>
          <table:table-cell office:value-type="float" office:value="-0.0153708668453977">
            <text:p>-0.0153708668</text:p>
          </table:table-cell>
          <table:table-cell office:value-type="float" office:value="-0.0160087719298246">
            <text:p>-0.0160087719</text:p>
          </table:table-cell>
          <table:table-cell office:value-type="float" office:value="0.729580473852359">
            <text:p>0.7295804739</text:p>
          </table:table-cell>
          <table:table-cell office:value-type="float" office:value="0.946665042594363">
            <text:p>0.9466650426</text:p>
          </table:table-cell>
          <table:table-cell office:value-type="float" office:value="0.944471608571868">
            <text:p>0.9444716086</text:p>
          </table:table-cell>
          <table:table-cell office:value-type="float" office:value="-8.21326432021893">
            <text:p>-8.213264320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22">
            <text:p>522</text:p>
          </table:table-cell>
          <table:table-cell office:value-type="float" office:value="732">
            <text:p>732</text:p>
          </table:table-cell>
          <table:table-cell office:value-type="float" office:value="1059">
            <text:p>1059</text:p>
          </table:table-cell>
          <table:table-cell office:value-type="float" office:value="5910">
            <text:p>5910</text:p>
          </table:table-cell>
          <table:table-cell office:value-type="float" office:value="10982">
            <text:p>10982</text:p>
          </table:table-cell>
          <table:table-cell office:value-type="float" office:value="16957">
            <text:p>16957</text:p>
          </table:table-cell>
          <table:table-cell office:value-type="float" office:value="-468.75">
            <text:p>-468.75</text:p>
          </table:table-cell>
          <table:table-cell office:value-type="float" office:value="-656.75">
            <text:p>-656.75</text:p>
          </table:table-cell>
          <table:table-cell office:value-type="float" office:value="-205.25">
            <text:p>-205.25</text:p>
          </table:table-cell>
          <table:table-cell office:value-type="float" office:value="-0.0793147208121827">
            <text:p>-0.0793147208</text:p>
          </table:table-cell>
          <table:table-cell office:value-type="float" office:value="-0.0598024039337097">
            <text:p>-0.0598024039</text:p>
          </table:table-cell>
          <table:table-cell office:value-type="float" office:value="-0.0121041457805036">
            <text:p>-0.0121041458</text:p>
          </table:table-cell>
          <table:table-cell office:value-type="float" office:value="0.734728494034889">
            <text:p>0.734728494</text:p>
          </table:table-cell>
          <table:table-cell office:value-type="float" office:value="0.797701188163867">
            <text:p>0.7977011882</text:p>
          </table:table-cell>
          <table:table-cell office:value-type="float" office:value="0.957922650044586">
            <text:p>0.95792265</text:p>
          </table:table-cell>
          <table:table-cell office:value-type="float" office:value="-8.38785330409349">
            <text:p>-8.3878533041</text:p>
          </table:table-cell>
          <table:table-cell office:value-type="float" office:value="-11.2404887507488">
            <text:p>-11.240488750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765">
            <text:p>765</text:p>
          </table:table-cell>
          <table:table-cell office:value-type="float" office:value="561">
            <text:p>561</text:p>
          </table:table-cell>
          <table:table-cell office:value-type="float" office:value="5160">
            <text:p>5160</text:p>
          </table:table-cell>
          <table:table-cell office:value-type="float" office:value="10327">
            <text:p>10327</text:p>
          </table:table-cell>
          <table:table-cell office:value-type="float" office:value="16520">
            <text:p>16520</text:p>
          </table:table-cell>
          <table:table-cell office:value-type="float" office:value="-407.125">
            <text:p>-407.125</text:p>
          </table:table-cell>
          <table:table-cell office:value-type="float" office:value="-223.25">
            <text:p>-223.25</text:p>
          </table:table-cell>
          <table:table-cell office:value-type="float" office:value="-494.875">
            <text:p>-494.875</text:p>
          </table:table-cell>
          <table:table-cell office:value-type="float" office:value="-0.0789001937984496">
            <text:p>-0.0789001938</text:p>
          </table:table-cell>
          <table:table-cell office:value-type="float" office:value="-0.0216180885058584">
            <text:p>-0.0216180885</text:p>
          </table:table-cell>
          <table:table-cell office:value-type="float" office:value="-0.0299561138014528">
            <text:p>-0.0299561138</text:p>
          </table:table-cell>
          <table:table-cell office:value-type="float" office:value="0.736050793245035">
            <text:p>0.7360507932</text:p>
          </table:table-cell>
          <table:table-cell office:value-type="float" office:value="0.925252680060764">
            <text:p>0.9252526801</text:p>
          </table:table-cell>
          <table:table-cell office:value-type="float" office:value="0.896912444452923">
            <text:p>0.8969124445</text:p>
          </table:table-cell>
          <table:table-cell office:value-type="float" office:value="-8.43379343349166">
            <text:p>-8.4337934335</text:p>
          </table:table-cell>
          <table:table-cell office:value-type="float" office:value="-31.7154604702041">
            <text:p>-31.7154604702</text:p>
          </table:table-cell>
          <table:table-cell office:value-type="float" office:value="-22.7904247426208">
            <text:p>-22.7904247426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1007">
            <text:p>1007</text:p>
          </table:table-cell>
          <table:table-cell office:value-type="float" office:value="4350">
            <text:p>4350</text:p>
          </table:table-cell>
          <table:table-cell office:value-type="float" office:value="9808">
            <text:p>9808</text:p>
          </table:table-cell>
          <table:table-cell office:value-type="float" office:value="15397">
            <text:p>15397</text:p>
          </table:table-cell>
          <table:table-cell office:value-type="float" office:value="-368.75">
            <text:p>-368.75</text:p>
          </table:table-cell>
          <table:table-cell office:value-type="float" office:value="-452.625">
            <text:p>-452.625</text:p>
          </table:table-cell>
          <table:table-cell office:value-type="float" office:value="-546.5">
            <text:p>-546.5</text:p>
          </table:table-cell>
          <table:table-cell office:value-type="float" office:value="-0.0847701149425287">
            <text:p>-0.0847701149</text:p>
          </table:table-cell>
          <table:table-cell office:value-type="float" office:value="-0.0461485522022839">
            <text:p>-0.0461485522</text:p>
          </table:table-cell>
          <table:table-cell office:value-type="float" office:value="-0.0354939273884523">
            <text:p>-0.0354939274</text:p>
          </table:table-cell>
          <table:table-cell office:value-type="float" office:value="0.717389103580394">
            <text:p>0.7173891036</text:p>
          </table:table-cell>
          <table:table-cell office:value-type="float" office:value="0.842654257477926">
            <text:p>0.8426542575</text:p>
          </table:table-cell>
          <table:table-cell office:value-type="float" office:value="0.878240499148072">
            <text:p>0.8782404991</text:p>
          </table:table-cell>
          <table:table-cell office:value-type="float" office:value="-7.82509757614388">
            <text:p>-7.8250975761</text:p>
          </table:table-cell>
          <table:table-cell office:value-type="float" office:value="-14.6706091284897">
            <text:p>-14.6706091285</text:p>
          </table:table-cell>
          <table:table-cell office:value-type="float" office:value="-19.1799522222265">
            <text:p>-19.179952222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29">
            <text:p>429</text:p>
          </table:table-cell>
          <table:table-cell office:value-type="float" office:value="626">
            <text:p>626</text:p>
          </table:table-cell>
          <table:table-cell office:value-type="float" office:value="935">
            <text:p>935</text:p>
          </table:table-cell>
          <table:table-cell office:value-type="float" office:value="4860">
            <text:p>4860</text:p>
          </table:table-cell>
          <table:table-cell office:value-type="float" office:value="9519">
            <text:p>9519</text:p>
          </table:table-cell>
          <table:table-cell office:value-type="float" office:value="14724">
            <text:p>14724</text:p>
          </table:table-cell>
          <table:table-cell office:value-type="float" office:value="-181.875">
            <text:p>-181.875</text:p>
          </table:table-cell>
          <table:table-cell office:value-type="float" office:value="-270.75">
            <text:p>-270.75</text:p>
          </table:table-cell>
          <table:table-cell office:value-type="float" office:value="-830.625">
            <text:p>-830.625</text:p>
          </table:table-cell>
          <table:table-cell office:value-type="float" office:value="-0.0374228395061728">
            <text:p>-0.0374228395</text:p>
          </table:table-cell>
          <table:table-cell office:value-type="float" office:value="-0.0284431137724551">
            <text:p>-0.0284431138</text:p>
          </table:table-cell>
          <table:table-cell office:value-type="float" office:value="-0.0564129991850041">
            <text:p>-0.0564129992</text:p>
          </table:table-cell>
          <table:table-cell office:value-type="float" office:value="0.871764980805136">
            <text:p>0.8717649808</text:p>
          </table:table-cell>
          <table:table-cell office:value-type="float" office:value="0.90203476280971">
            <text:p>0.9020347628</text:p>
          </table:table-cell>
          <table:table-cell office:value-type="float" office:value="0.808792058747498">
            <text:p>0.8087920587</text:p>
          </table:table-cell>
          <table:table-cell office:value-type="float" office:value="-18.1732593498534">
            <text:p>-18.1732593499</text:p>
          </table:table-cell>
          <table:table-cell office:value-type="float" office:value="-24.0213552875694">
            <text:p>-24.0213552876</text:p>
          </table:table-cell>
          <table:table-cell office:value-type="float" office:value="-11.9370842255043">
            <text:p>-11.9370842255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5301">
            <text:p>5301</text:p>
          </table:table-cell>
          <table:table-cell office:value-type="float" office:value="8944">
            <text:p>8944</text:p>
          </table:table-cell>
          <table:table-cell office:value-type="float" office:value="15008">
            <text:p>15008</text:p>
          </table:table-cell>
          <table:table-cell office:value-type="float" office:value="-313.25">
            <text:p>-313.25</text:p>
          </table:table-cell>
          <table:table-cell office:value-type="float" office:value="-380.25">
            <text:p>-380.25</text:p>
          </table:table-cell>
          <table:table-cell office:value-type="float" office:value="-640.25">
            <text:p>-640.25</text:p>
          </table:table-cell>
          <table:table-cell office:value-type="float" office:value="-0.0590926240332013">
            <text:p>-0.059092624</text:p>
          </table:table-cell>
          <table:table-cell office:value-type="float" office:value="-0.0425145348837209">
            <text:p>-0.0425145349</text:p>
          </table:table-cell>
          <table:table-cell office:value-type="float" office:value="-0.0426605810234542">
            <text:p>-0.042660581</text:p>
          </table:table-cell>
          <table:table-cell office:value-type="float" office:value="0.800020014785449">
            <text:p>0.8000200148</text:p>
          </table:table-cell>
          <table:table-cell office:value-type="float" office:value="0.85474179983268">
            <text:p>0.8547417998</text:p>
          </table:table-cell>
          <table:table-cell office:value-type="float" office:value="0.854255019757498">
            <text:p>0.8542550198</text:p>
          </table:table-cell>
          <table:table-cell office:value-type="float" office:value="-11.3797509253974">
            <text:p>-11.3797509254</text:p>
          </table:table-cell>
          <table:table-cell office:value-type="float" office:value="-15.9546866025323">
            <text:p>-15.9546866025</text:p>
          </table:table-cell>
          <table:table-cell office:value-type="float" office:value="-15.8988627387066">
            <text:p>-15.8988627387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854">
            <text:p>854</text:p>
          </table:table-cell>
          <table:table-cell office:value-type="float" office:value="4640">
            <text:p>4640</text:p>
          </table:table-cell>
          <table:table-cell office:value-type="float" office:value="8276">
            <text:p>8276</text:p>
          </table:table-cell>
          <table:table-cell office:value-type="float" office:value="13892">
            <text:p>13892</text:p>
          </table:table-cell>
          <table:table-cell office:value-type="float" office:value="-363.75">
            <text:p>-363.75</text:p>
          </table:table-cell>
          <table:table-cell office:value-type="float" office:value="-286">
            <text:p>-286</text:p>
          </table:table-cell>
          <table:table-cell office:value-type="float" office:value="-482.375">
            <text:p>-482.375</text:p>
          </table:table-cell>
          <table:table-cell office:value-type="float" office:value="-0.0783943965517241">
            <text:p>-0.0783943966</text:p>
          </table:table-cell>
          <table:table-cell office:value-type="float" office:value="-0.0345577573707105">
            <text:p>-0.0345577574</text:p>
          </table:table-cell>
          <table:table-cell office:value-type="float" office:value="-0.0347232219982724">
            <text:p>-0.034723222</text:p>
          </table:table-cell>
          <table:table-cell office:value-type="float" office:value="0.737665147633955">
            <text:p>0.7376651476</text:p>
          </table:table-cell>
          <table:table-cell office:value-type="float" office:value="0.881388556847719">
            <text:p>0.8813885568</text:p>
          </table:table-cell>
          <table:table-cell office:value-type="float" office:value="0.880831899212092">
            <text:p>0.8808318992</text:p>
          </table:table-cell>
          <table:table-cell office:value-type="float" office:value="-8.49050630592621">
            <text:p>-8.4905063059</text:p>
          </table:table-cell>
          <table:table-cell office:value-type="float" office:value="-19.7090385990009">
            <text:p>-19.709038599</text:p>
          </table:table-cell>
          <table:table-cell office:value-type="float" office:value="-19.613449131966">
            <text:p>-19.61344913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5040">
            <text:p>5040</text:p>
          </table:table-cell>
          <table:table-cell office:value-type="float" office:value="8736">
            <text:p>8736</text:p>
          </table:table-cell>
          <table:table-cell office:value-type="float" office:value="13282">
            <text:p>13282</text:p>
          </table:table-cell>
          <table:table-cell office:value-type="float" office:value="39.375">
            <text:p>39.375</text:p>
          </table:table-cell>
          <table:table-cell office:value-type="float" office:value="68.25">
            <text:p>68.25</text:p>
          </table:table-cell>
          <table:table-cell office:value-type="float" office:value="-486.5">
            <text:p>-486.5</text:p>
          </table:table-cell>
          <table:table-cell table:number-columns-repeated="2" office:value-type="float" office:value="0.0078125">
            <text:p>0.0078125</text:p>
          </table:table-cell>
          <table:table-cell office:value-type="float" office:value="-0.0366285198012348">
            <text:p>-0.0366285198</text:p>
          </table:table-cell>
          <table:table-cell table:number-columns-repeated="2" office:value-type="float" office:value="1.02746337890625">
            <text:p>1.0274633789</text:p>
          </table:table-cell>
          <table:table-cell office:value-type="float" office:value="0.874429811682824">
            <text:p>0.8744298117</text:p>
          </table:table-cell>
          <table:table-cell table:number-columns-repeated="2" office:value-type="float" office:value="0">
            <text:p>0</text:p>
          </table:table-cell>
          <table:table-cell office:value-type="float" office:value="-18.5749726410872">
            <text:p>-18.5749726411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5100">
            <text:p>5100</text:p>
          </table:table-cell>
          <table:table-cell office:value-type="float" office:value="8347">
            <text:p>8347</text:p>
          </table:table-cell>
          <table:table-cell office:value-type="float" office:value="12958">
            <text:p>12958</text:p>
          </table:table-cell>
          <table:table-cell office:value-type="float" office:value="31.875">
            <text:p>31.875</text:p>
          </table:table-cell>
          <table:table-cell office:value-type="float" office:value="-488.75">
            <text:p>-488.75</text:p>
          </table:table-cell>
          <table:table-cell office:value-type="float" office:value="-456">
            <text:p>-456</text:p>
          </table:table-cell>
          <table:table-cell office:value-type="float" office:value="0.00625">
            <text:p>0.00625</text:p>
          </table:table-cell>
          <table:table-cell office:value-type="float" office:value="-0.0585539714867617">
            <text:p>-0.0585539715</text:p>
          </table:table-cell>
          <table:table-cell office:value-type="float" office:value="-0.0351906158357771">
            <text:p>-0.0351906158</text:p>
          </table:table-cell>
          <table:table-cell office:value-type="float" office:value="1.0219515625">
            <text:p>1.0219515625</text:p>
          </table:table-cell>
          <table:table-cell office:value-type="float" office:value="0.801781092247004">
            <text:p>0.8017810922</text:p>
          </table:table-cell>
          <table:table-cell office:value-type="float" office:value="0.879260068282867">
            <text:p>0.8792600683</text:p>
          </table:table-cell>
          <table:table-cell office:value-type="float" office:value="0">
            <text:p>0</text:p>
          </table:table-cell>
          <table:table-cell office:value-type="float" office:value="-11.4876897173653">
            <text:p>-11.4876897174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3">
            <text:p>3</text:p>
          </table:table-cell>
          <table:table-cell office:value-type="float" office:value="472">
            <text:p>472</text:p>
          </table:table-cell>
          <table:table-cell office:value-type="float" office:value="958">
            <text:p>958</text:p>
          </table:table-cell>
          <table:table-cell office:value-type="float" office:value="655">
            <text:p>655</text:p>
          </table:table-cell>
          <table:table-cell office:value-type="float" office:value="4185">
            <text:p>4185</text:p>
          </table:table-cell>
          <table:table-cell office:value-type="float" office:value="7645">
            <text:p>7645</text:p>
          </table:table-cell>
          <table:table-cell office:value-type="float" office:value="12336">
            <text:p>12336</text:p>
          </table:table-cell>
          <table:table-cell office:value-type="float" office:value="-95.625">
            <text:p>-95.625</text:p>
          </table:table-cell>
          <table:table-cell office:value-type="float" office:value="-420.375">
            <text:p>-420.375</text:p>
          </table:table-cell>
          <table:table-cell office:value-type="float" office:value="-294">
            <text:p>-294</text:p>
          </table:table-cell>
          <table:table-cell office:value-type="float" office:value="-0.0228494623655914">
            <text:p>-0.0228494624</text:p>
          </table:table-cell>
          <table:table-cell office:value-type="float" office:value="-0.0549869195552649">
            <text:p>-0.0549869196</text:p>
          </table:table-cell>
          <table:table-cell office:value-type="float" office:value="-0.0238326848249027">
            <text:p>-0.0238326848</text:p>
          </table:table-cell>
          <table:table-cell office:value-type="float" office:value="0.921050193664007">
            <text:p>0.9210501937</text:p>
          </table:table-cell>
          <table:table-cell office:value-type="float" office:value="0.81347196174804">
            <text:p>0.8134719617</text:p>
          </table:table-cell>
          <table:table-cell office:value-type="float" office:value="0.917698876970128">
            <text:p>0.917698877</text:p>
          </table:table-cell>
          <table:table-cell office:value-type="float" office:value="-29.987473762812">
            <text:p>-29.9874737628</text:p>
          </table:table-cell>
          <table:table-cell office:value-type="float" office:value="-12.2558337223277">
            <text:p>-12.2558337223</text:p>
          </table:table-cell>
          <table:table-cell office:value-type="float" office:value="-28.7359229854529">
            <text:p>-28.7359229855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table:number-columns-repeated="3" office:value-type="float" office:value="3">
            <text:p>3</text:p>
          </table:table-cell>
          <table:table-cell office:value-type="float" office:value="437">
            <text:p>437</text:p>
          </table:table-cell>
          <table:table-cell office:value-type="float" office:value="919">
            <text:p>919</text:p>
          </table:table-cell>
          <table:table-cell office:value-type="float" office:value="620">
            <text:p>620</text:p>
          </table:table-cell>
          <table:table-cell office:value-type="float" office:value="4065">
            <text:p>4065</text:p>
          </table:table-cell>
          <table:table-cell office:value-type="float" office:value="7447">
            <text:p>7447</text:p>
          </table:table-cell>
          <table:table-cell office:value-type="float" office:value="12072">
            <text:p>12072</text:p>
          </table:table-cell>
          <table:table-cell office:value-type="float" office:value="-73.125">
            <text:p>-73.125</text:p>
          </table:table-cell>
          <table:table-cell office:value-type="float" office:value="-93.5">
            <text:p>-93.5</text:p>
          </table:table-cell>
          <table:table-cell office:value-type="float" office:value="-15">
            <text:p>-15</text:p>
          </table:table-cell>
          <table:table-cell office:value-type="float" office:value="-0.0179889298892989">
            <text:p>-0.0179889299</text:p>
          </table:table-cell>
          <table:table-cell office:value-type="float" office:value="-0.0125553914327917">
            <text:p>-0.0125553914</text:p>
          </table:table-cell>
          <table:table-cell office:value-type="float" office:value="-0.00124254473161034">
            <text:p>-0.0012425447</text:p>
          </table:table-cell>
          <table:table-cell office:value-type="float" office:value="0.937673004520636">
            <text:p>0.9376730045</text:p>
          </table:table-cell>
          <table:table-cell office:value-type="float" office:value="0.956365100179129">
            <text:p>0.9563651002</text:p>
          </table:table-cell>
          <table:table-cell office:value-type="float" office:value="0.995654119517488">
            <text:p>0.99565411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3" office:value-type="float" office:value="3">
            <text:p>3</text:p>
          </table:table-cell>
          <table:table-cell office:value-type="float" office:value="394">
            <text:p>394</text:p>
          </table:table-cell>
          <table:table-cell table:number-columns-repeated="2" office:value-type="float" office:value="578">
            <text:p>578</text:p>
          </table:table-cell>
          <table:table-cell office:value-type="float" office:value="4665">
            <text:p>4665</text:p>
          </table:table-cell>
          <table:table-cell office:value-type="float" office:value="7590">
            <text:p>7590</text:p>
          </table:table-cell>
          <table:table-cell office:value-type="float" office:value="12144">
            <text:p>12144</text:p>
          </table:table-cell>
          <table:table-cell office:value-type="float" office:value="-80.625">
            <text:p>-80.625</text:p>
          </table:table-cell>
          <table:table-cell office:value-type="float" office:value="-18.75">
            <text:p>-18.75</text:p>
          </table:table-cell>
          <table:table-cell office:value-type="float" office:value="-30">
            <text:p>-30</text:p>
          </table:table-cell>
          <table:table-cell office:value-type="float" office:value="-0.0172829581993569">
            <text:p>-0.0172829582</text:p>
          </table:table-cell>
          <table:table-cell table:number-columns-repeated="2" office:value-type="float" office:value="-0.0024703557312253">
            <text:p>-0.0024703557</text:p>
          </table:table-cell>
          <table:table-cell office:value-type="float" office:value="0.940095099564727">
            <text:p>0.9400950996</text:p>
          </table:table-cell>
          <table:table-cell table:number-columns-repeated="2" office:value-type="float" office:value="0.991365716149291">
            <text:p>0.991365716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table:number-columns-repeated="3"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815">
            <text:p>815</text:p>
          </table:table-cell>
          <table:table-cell office:value-type="float" office:value="344">
            <text:p>344</text:p>
          </table:table-cell>
          <table:table-cell office:value-type="float" office:value="4464">
            <text:p>4464</text:p>
          </table:table-cell>
          <table:table-cell office:value-type="float" office:value="7290">
            <text:p>7290</text:p>
          </table:table-cell>
          <table:table-cell office:value-type="float" office:value="12958">
            <text:p>12958</text:p>
          </table:table-cell>
          <table:table-cell office:value-type="float" office:value="-102">
            <text:p>-102</text:p>
          </table:table-cell>
          <table:table-cell office:value-type="float" office:value="-207.5">
            <text:p>-207.5</text:p>
          </table:table-cell>
          <table:table-cell office:value-type="float" office:value="-456">
            <text:p>-456</text:p>
          </table:table-cell>
          <table:table-cell office:value-type="float" office:value="-0.0228494623655914">
            <text:p>-0.0228494624</text:p>
          </table:table-cell>
          <table:table-cell office:value-type="float" office:value="-0.0284636488340192">
            <text:p>-0.0284636488</text:p>
          </table:table-cell>
          <table:table-cell office:value-type="float" office:value="-0.0351906158357771">
            <text:p>-0.0351906158</text:p>
          </table:table-cell>
          <table:table-cell office:value-type="float" office:value="0.921050193664007">
            <text:p>0.9210501937</text:p>
          </table:table-cell>
          <table:table-cell office:value-type="float" office:value="0.901965180518628">
            <text:p>0.9019651805</text:p>
          </table:table-cell>
          <table:table-cell office:value-type="float" office:value="0.879260068282867">
            <text:p>0.8792600683</text:p>
          </table:table-cell>
          <table:table-cell office:value-type="float" office:value="-29.987473762812">
            <text:p>-29.9874737628</text:p>
          </table:table-cell>
          <table:table-cell office:value-type="float" office:value="-24.0037726544142">
            <text:p>-24.0037726544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table:number-columns-repeated="3"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754">
            <text:p>754</text:p>
          </table:table-cell>
          <table:table-cell office:value-type="float" office:value="290">
            <text:p>290</text:p>
          </table:table-cell>
          <table:table-cell office:value-type="float" office:value="4275">
            <text:p>4275</text:p>
          </table:table-cell>
          <table:table-cell office:value-type="float" office:value="6870">
            <text:p>6870</text:p>
          </table:table-cell>
          <table:table-cell office:value-type="float" office:value="11704">
            <text:p>11704</text:p>
          </table:table-cell>
          <table:table-cell office:value-type="float" office:value="-40.375">
            <text:p>-40.375</text:p>
          </table:table-cell>
          <table:table-cell office:value-type="float" office:value="-151.25">
            <text:p>-151.25</text:p>
          </table:table-cell>
          <table:table-cell office:value-type="float" office:value="-256.5">
            <text:p>-256.5</text:p>
          </table:table-cell>
          <table:table-cell office:value-type="float" office:value="-0.00944444444444444">
            <text:p>-0.0094444444</text:p>
          </table:table-cell>
          <table:table-cell office:value-type="float" office:value="-0.0220160116448326">
            <text:p>-0.0220160116</text:p>
          </table:table-cell>
          <table:table-cell office:value-type="float" office:value="-0.0219155844155844">
            <text:p>-0.0219155844</text:p>
          </table:table-cell>
          <table:table-cell office:value-type="float" office:value="0.967119271604938">
            <text:p>0.9671192716</text:p>
          </table:table-cell>
          <table:table-cell office:value-type="float" office:value="0.923893980589827">
            <text:p>0.9238939806</text:p>
          </table:table-cell>
          <table:table-cell office:value-type="float" office:value="0.924236828512397">
            <text:p>0.9242368285</text:p>
          </table:table-cell>
          <table:table-cell office:value-type="float" office:value="0">
            <text:p>0</text:p>
          </table:table-cell>
          <table:table-cell office:value-type="float" office:value="-31.1359165869697">
            <text:p>-31.135916587</text:p>
          </table:table-cell>
          <table:table-cell office:value-type="float" office:value="-31.2801955767134">
            <text:p>-31.2801955767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501">
            <text:p>501</text:p>
          </table:table-cell>
          <table:table-cell office:value-type="float" office:value="324">
            <text:p>324</text:p>
          </table:table-cell>
          <table:table-cell office:value-type="float" office:value="4575">
            <text:p>4575</text:p>
          </table:table-cell>
          <table:table-cell office:value-type="float" office:value="7168">
            <text:p>7168</text:p>
          </table:table-cell>
          <table:table-cell office:value-type="float" office:value="11590">
            <text:p>11590</text:p>
          </table:table-cell>
          <table:table-cell office:value-type="float" office:value="-7.5">
            <text:p>-7.5</text:p>
          </table:table-cell>
          <table:table-cell office:value-type="float" office:value="-62">
            <text:p>-62</text:p>
          </table:table-cell>
          <table:table-cell office:value-type="float" office:value="-19">
            <text:p>-19</text:p>
          </table:table-cell>
          <table:table-cell office:value-type="float" office:value="-0.00163934426229508">
            <text:p>-0.0016393443</text:p>
          </table:table-cell>
          <table:table-cell office:value-type="float" office:value="-0.00864955357142857">
            <text:p>-0.0086495536</text:p>
          </table:table-cell>
          <table:table-cell office:value-type="float" office:value="-0.00163934426229508">
            <text:p>-0.0016393443</text:p>
          </table:table-cell>
          <table:table-cell office:value-type="float" office:value="0.994267562483203">
            <text:p>0.9942675625</text:p>
          </table:table-cell>
          <table:table-cell office:value-type="float" office:value="0.969873199462891">
            <text:p>0.9698731995</text:p>
          </table:table-cell>
          <table:table-cell office:value-type="float" office:value="0.994267562483203">
            <text:p>0.99426756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table:number-columns-repeated="3"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811">
            <text:p>811</text:p>
          </table:table-cell>
          <table:table-cell office:value-type="float" office:value="359">
            <text:p>359</text:p>
          </table:table-cell>
          <table:table-cell office:value-type="float" office:value="4395">
            <text:p>4395</text:p>
          </table:table-cell>
          <table:table-cell office:value-type="float" office:value="7227">
            <text:p>7227</text:p>
          </table:table-cell>
          <table:table-cell office:value-type="float" office:value="11935">
            <text:p>11935</text:p>
          </table:table-cell>
          <table:table-cell office:value-type="float" office:value="-31.875">
            <text:p>-31.875</text:p>
          </table:table-cell>
          <table:table-cell office:value-type="float" office:value="-107.25">
            <text:p>-107.25</text:p>
          </table:table-cell>
          <table:table-cell office:value-type="float" office:value="-420">
            <text:p>-420</text:p>
          </table:table-cell>
          <table:table-cell office:value-type="float" office:value="-0.00725255972696246">
            <text:p>-0.0072525597</text:p>
          </table:table-cell>
          <table:table-cell office:value-type="float" office:value="-0.0148401826484018">
            <text:p>-0.0148401826</text:p>
          </table:table-cell>
          <table:table-cell office:value-type="float" office:value="-0.0351906158357771">
            <text:p>-0.0351906158</text:p>
          </table:table-cell>
          <table:table-cell office:value-type="float" office:value="0.974719136215914">
            <text:p>0.9747191362</text:p>
          </table:table-cell>
          <table:table-cell office:value-type="float" office:value="0.948491013531828">
            <text:p>0.9484910135</text:p>
          </table:table-cell>
          <table:table-cell office:value-type="float" office:value="0.879260068282867">
            <text:p>0.8792600683</text:p>
          </table:table-cell>
          <table:table-cell table:number-columns-repeated="2" office:value-type="float" office:value="0">
            <text:p>0</text:p>
          </table:table-cell>
          <table:table-cell office:value-type="float" office:value="-19.3482895175452">
            <text:p>-19.3482895175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660">
            <text:p>3660</text:p>
          </table:table-cell>
          <table:table-cell office:value-type="float" office:value="6992">
            <text:p>6992</text:p>
          </table:table-cell>
          <table:table-cell office:value-type="float" office:value="11552">
            <text:p>11552</text:p>
          </table:table-cell>
          <table:table-cell office:value-type="float" office:value="-69.375">
            <text:p>-69.375</text:p>
          </table:table-cell>
          <table:table-cell office:value-type="float" office:value="276.5">
            <text:p>276.5</text:p>
          </table:table-cell>
          <table:table-cell office:value-type="float" office:value="456.875">
            <text:p>456.875</text:p>
          </table:table-cell>
          <table:table-cell office:value-type="float" office:value="-0.0189549180327869">
            <text:p>-0.018954918</text:p>
          </table:table-cell>
          <table:table-cell office:value-type="float" office:value="0.0395451945080092">
            <text:p>0.0395451945</text:p>
          </table:table-cell>
          <table:table-cell office:value-type="float" office:value="0.0395494286703601">
            <text:p>0.0395494287</text:p>
          </table:table-cell>
          <table:table-cell office:value-type="float" office:value="0.9343619931638">
            <text:p>0.9343619932</text:p>
          </table:table-cell>
          <table:table-cell office:value-type="float" office:value="1.14147327269904">
            <text:p>1.1414732727</text:p>
          </table:table-cell>
          <table:table-cell office:value-type="float" office:value="1.14148874867024">
            <text:p>1.1414887487</text:p>
          </table:table-cell>
          <table:table-cell office:value-type="float" office:value="0">
            <text:p>0</text:p>
          </table:table-cell>
          <table:table-cell office:value-type="float" office:value="17.8723084312157">
            <text:p>17.8723084312</text:p>
          </table:table-cell>
          <table:table-cell office:value-type="float" office:value="17.8704316507305">
            <text:p>17.8704316507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3"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772">
            <text:p>772</text:p>
          </table:table-cell>
          <table:table-cell office:value-type="float" office:value="336">
            <text:p>336</text:p>
          </table:table-cell>
          <table:table-cell office:value-type="float" office:value="3375">
            <text:p>3375</text:p>
          </table:table-cell>
          <table:table-cell office:value-type="float" office:value="6765">
            <text:p>6765</text:p>
          </table:table-cell>
          <table:table-cell office:value-type="float" office:value="11058">
            <text:p>11058</text:p>
          </table:table-cell>
          <table:table-cell office:value-type="float" office:value="-31.875">
            <text:p>-31.875</text:p>
          </table:table-cell>
          <table:table-cell office:value-type="float" office:value="235.75">
            <text:p>235.75</text:p>
          </table:table-cell>
          <table:table-cell office:value-type="float" office:value="661">
            <text:p>661</text:p>
          </table:table-cell>
          <table:table-cell office:value-type="float" office:value="-0.00944444444444444">
            <text:p>-0.0094444444</text:p>
          </table:table-cell>
          <table:table-cell office:value-type="float" office:value="0.0348484848484849">
            <text:p>0.0348484848</text:p>
          </table:table-cell>
          <table:table-cell office:value-type="float" office:value="0.0597757279797432">
            <text:p>0.059775728</text:p>
          </table:table-cell>
          <table:table-cell office:value-type="float" office:value="0.967119271604938">
            <text:p>0.9671192716</text:p>
          </table:table-cell>
          <table:table-cell office:value-type="float" office:value="1.12434995408632">
            <text:p>1.1243499541</text:p>
          </table:table-cell>
          <table:table-cell office:value-type="float" office:value="1.2162183977339">
            <text:p>1.2162183977</text:p>
          </table:table-cell>
          <table:table-cell office:value-type="float" office:value="0">
            <text:p>0</text:p>
          </table:table-cell>
          <table:table-cell office:value-type="float" office:value="20.2349053798443">
            <text:p>20.2349053798</text:p>
          </table:table-cell>
          <table:table-cell office:value-type="float" office:value="11.9390168116864">
            <text:p>11.9390168117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table:number-columns-repeated="3"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4005">
            <text:p>4005</text:p>
          </table:table-cell>
          <table:table-cell office:value-type="float" office:value="7227">
            <text:p>7227</text:p>
          </table:table-cell>
          <table:table-cell office:value-type="float" office:value="12122">
            <text:p>12122</text:p>
          </table:table-cell>
          <table:table-cell office:value-type="float" office:value="26.25">
            <text:p>26.25</text:p>
          </table:table-cell>
          <table:table-cell office:value-type="float" office:value="-107.25">
            <text:p>-107.25</text:p>
          </table:table-cell>
          <table:table-cell office:value-type="float" office:value="472.125">
            <text:p>472.125</text:p>
          </table:table-cell>
          <table:table-cell office:value-type="float" office:value="0.00655430711610487">
            <text:p>0.0065543071</text:p>
          </table:table-cell>
          <table:table-cell office:value-type="float" office:value="-0.0148401826484018">
            <text:p>-0.0148401826</text:p>
          </table:table-cell>
          <table:table-cell office:value-type="float" office:value="0.0389477808942419">
            <text:p>0.0389477809</text:p>
          </table:table-cell>
          <table:table-cell office:value-type="float" office:value="1.02302427443224">
            <text:p>1.0230242744</text:p>
          </table:table-cell>
          <table:table-cell office:value-type="float" office:value="0.948491013531828">
            <text:p>0.9484910135</text:p>
          </table:table-cell>
          <table:table-cell office:value-type="float" office:value="1.13929041521755">
            <text:p>1.1392904152</text:p>
          </table:table-cell>
          <table:table-cell table:number-columns-repeated="2" office:value-type="float" office:value="0">
            <text:p>0</text:p>
          </table:table-cell>
          <table:table-cell office:value-type="float" office:value="18.1412003629583">
            <text:p>18.14120036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3904">
            <text:p>3904</text:p>
          </table:table-cell>
          <table:table-cell office:value-type="float" office:value="6832">
            <text:p>6832</text:p>
          </table:table-cell>
          <table:table-cell office:value-type="float" office:value="11590">
            <text:p>11590</text:p>
          </table:table-cell>
          <table:table-cell office:value-type="float" office:value="-74">
            <text:p>-74</text:p>
          </table:table-cell>
          <table:table-cell office:value-type="float" office:value="87">
            <text:p>87</text:p>
          </table:table-cell>
          <table:table-cell office:value-type="float" office:value="181.375">
            <text:p>181.375</text:p>
          </table:table-cell>
          <table:table-cell office:value-type="float" office:value="-0.0189549180327869">
            <text:p>-0.018954918</text:p>
          </table:table-cell>
          <table:table-cell office:value-type="float" office:value="0.0127341920374707">
            <text:p>0.012734192</text:p>
          </table:table-cell>
          <table:table-cell office:value-type="float" office:value="0.0156492666091458">
            <text:p>0.0156492666</text:p>
          </table:table-cell>
          <table:table-cell office:value-type="float" office:value="0.9343619931638">
            <text:p>0.9343619932</text:p>
          </table:table-cell>
          <table:table-cell office:value-type="float" office:value="1.04488750503897">
            <text:p>1.044887505</text:p>
          </table:table-cell>
          <table:table-cell office:value-type="float" office:value="1.055252436241">
            <text:p>1.05525243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71">
            <text:p>271</text:p>
          </table:table-cell>
          <table:table-cell office:value-type="float" office:value="430">
            <text:p>430</text:p>
          </table:table-cell>
          <table:table-cell office:value-type="float" office:value="271">
            <text:p>271</text:p>
          </table:table-cell>
          <table:table-cell office:value-type="float" office:value="3600">
            <text:p>3600</text:p>
          </table:table-cell>
          <table:table-cell office:value-type="float" office:value="7200">
            <text:p>7200</text:p>
          </table:table-cell>
          <table:table-cell office:value-type="float" office:value="12927">
            <text:p>12927</text:p>
          </table:table-cell>
          <table:table-cell office:value-type="float" office:value="-34">
            <text:p>-34</text:p>
          </table:table-cell>
          <table:table-cell office:value-type="float" office:value="-92.5">
            <text:p>-92.5</text:p>
          </table:table-cell>
          <table:table-cell office:value-type="float" office:value="241.25">
            <text:p>241.25</text:p>
          </table:table-cell>
          <table:table-cell office:value-type="float" office:value="-0.00944444444444444">
            <text:p>-0.0094444444</text:p>
          </table:table-cell>
          <table:table-cell office:value-type="float" office:value="-0.0128472222222222">
            <text:p>-0.0128472222</text:p>
          </table:table-cell>
          <table:table-cell office:value-type="float" office:value="0.018662489363348">
            <text:p>0.0186624894</text:p>
          </table:table-cell>
          <table:table-cell office:value-type="float" office:value="0.967119271604938">
            <text:p>0.9671192716</text:p>
          </table:table-cell>
          <table:table-cell office:value-type="float" office:value="0.955358222415123">
            <text:p>0.9553582224</text:p>
          </table:table-cell>
          <table:table-cell office:value-type="float" office:value="1.06600135824982">
            <text:p>1.066001358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2.2">
            <text:p>92.2</text:p>
          </table:table-cell>
          <table:table-cell office:value-type="float" office:value="4497.4">
            <text:p>4497.4</text:p>
          </table:table-cell>
          <table:table-cell office:value-type="float" office:value="16849.8">
            <text:p>16849.8</text:p>
          </table:table-cell>
          <table:table-cell office:value-type="float" office:value="8.318">
            <text:p>8.31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11">
            <text:p>311</text:p>
          </table:table-cell>
          <table:table-cell office:value-type="float" office:value="4272">
            <text:p>4272</text:p>
          </table:table-cell>
          <table:table-cell office:value-type="float" office:value="7566">
            <text:p>7566</text:p>
          </table:table-cell>
          <table:table-cell office:value-type="float" office:value="13838">
            <text:p>13838</text:p>
          </table:table-cell>
          <table:table-cell office:value-type="float" office:value="28">
            <text:p>28</text:p>
          </table:table-cell>
          <table:table-cell office:value-type="float" office:value="225">
            <text:p>225</text:p>
          </table:table-cell>
          <table:table-cell office:value-type="float" office:value="308.5">
            <text:p>308.5</text:p>
          </table:table-cell>
          <table:table-cell office:value-type="float" office:value="0.00655430711610487">
            <text:p>0.0065543071</text:p>
          </table:table-cell>
          <table:table-cell office:value-type="float" office:value="0.0297383029341792">
            <text:p>0.0297383029</text:p>
          </table:table-cell>
          <table:table-cell office:value-type="float" office:value="0.0222936840583899">
            <text:p>0.0222936841</text:p>
          </table:table-cell>
          <table:table-cell office:value-type="float" office:value="1.02302427443224">
            <text:p>1.0230242744</text:p>
          </table:table-cell>
          <table:table-cell office:value-type="float" office:value="1.10581741892598">
            <text:p>1.1058174189</text:p>
          </table:table-cell>
          <table:table-cell office:value-type="float" office:value="1.0790020305682">
            <text:p>1.0790020306</text:p>
          </table:table-cell>
          <table:table-cell office:value-type="float" office:value="0">
            <text:p>0</text:p>
          </table:table-cell>
          <table:table-cell office:value-type="float" office:value="23.6531101005683">
            <text:p>23.6531101006</text:p>
          </table:table-cell>
          <table:table-cell office:value-type="float" office:value="31.4369391833283">
            <text:p>31.436939183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0.8">
            <text:p>90.8</text:p>
          </table:table-cell>
          <table:table-cell office:value-type="float" office:value="4448.6">
            <text:p>4448.6</text:p>
          </table:table-cell>
          <table:table-cell office:value-type="float" office:value="13949">
            <text:p>13949</text:p>
          </table:table-cell>
          <table:table-cell office:value-type="float" office:value="8.59">
            <text:p>8.59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3" office:value-type="float" office:value="341">
            <text:p>341</text:p>
          </table:table-cell>
          <table:table-cell office:value-type="float" office:value="4704">
            <text:p>4704</text:p>
          </table:table-cell>
          <table:table-cell office:value-type="float" office:value="7938">
            <text:p>7938</text:p>
          </table:table-cell>
          <table:table-cell office:value-type="float" office:value="13923">
            <text:p>13923</text:p>
          </table:table-cell>
          <table:table-cell office:value-type="float" office:value="24">
            <text:p>24</text:p>
          </table:table-cell>
          <table:table-cell office:value-type="float" office:value="40.5">
            <text:p>40.5</text:p>
          </table:table-cell>
          <table:table-cell office:value-type="float" office:value="101.125">
            <text:p>101.125</text:p>
          </table:table-cell>
          <table:table-cell table:number-columns-repeated="2" office:value-type="float" office:value="0.00510204081632653">
            <text:p>0.0051020408</text:p>
          </table:table-cell>
          <table:table-cell office:value-type="float" office:value="0.00726316167492638">
            <text:p>0.0072631617</text:p>
          </table:table-cell>
          <table:table-cell table:number-columns-repeated="2" office:value-type="float" office:value="1.01790816326531">
            <text:p>1.0179081633</text:p>
          </table:table-cell>
          <table:table-cell office:value-type="float" office:value="1.02552446275657">
            <text:p>1.025524462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date" office:date-value="2021-01-18">
            <text:p>01/18/21</text:p>
          </table:table-cell>
          <table:table-cell office:value-type="float" office:value="68">
            <text:p>68</text:p>
          </table:table-cell>
          <table:table-cell office:value-type="float" office:value="4445">
            <text:p>4445</text:p>
          </table:table-cell>
          <table:table-cell office:value-type="float" office:value="9903">
            <text:p>9903</text:p>
          </table:table-cell>
          <table:table-cell office:value-type="float" office:value="8.84">
            <text:p>8.84</text:p>
          </table:table-cell>
          <table:table-cell office:value-type="float" office:value="87.6">
            <text:p>87.6</text:p>
          </table:table-cell>
          <table:table-cell office:value-type="float" office:value="4372.2">
            <text:p>4372.2</text:p>
          </table:table-cell>
          <table:table-cell office:value-type="float" office:value="13330.4">
            <text:p>13330.4</text:p>
          </table:table-cell>
          <table:table-cell office:value-type="float" office:value="8.226">
            <text:p>8.22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308">
            <text:p>308</text:p>
          </table:table-cell>
          <table:table-cell office:value-type="float" office:value="687">
            <text:p>687</text:p>
          </table:table-cell>
          <table:table-cell office:value-type="float" office:value="308">
            <text:p>308</text:p>
          </table:table-cell>
          <table:table-cell office:value-type="float" office:value="4575">
            <text:p>4575</text:p>
          </table:table-cell>
          <table:table-cell office:value-type="float" office:value="7480">
            <text:p>7480</text:p>
          </table:table-cell>
          <table:table-cell office:value-type="float" office:value="12623">
            <text:p>12623</text:p>
          </table:table-cell>
          <table:table-cell office:value-type="float" office:value="-83.375">
            <text:p>-83.375</text:p>
          </table:table-cell>
          <table:table-cell office:value-type="float" office:value="-2.875">
            <text:p>-2.875</text:p>
          </table:table-cell>
          <table:table-cell office:value-type="float" office:value="-14.875">
            <text:p>-14.875</text:p>
          </table:table-cell>
          <table:table-cell office:value-type="float" office:value="-0.018224043715847">
            <text:p>-0.0182240437</text:p>
          </table:table-cell>
          <table:table-cell office:value-type="float" office:value="-0.000384358288770053">
            <text:p>-0.0003843583</text:p>
          </table:table-cell>
          <table:table-cell office:value-type="float" office:value="-0.00117840449972273">
            <text:p>-0.0011784045</text:p>
          </table:table-cell>
          <table:table-cell office:value-type="float" office:value="0.936866793902475">
            <text:p>0.9368667939</text:p>
          </table:table-cell>
          <table:table-cell office:value-type="float" office:value="0.998655035542641">
            <text:p>0.9986550355</text:p>
          </table:table-cell>
          <table:table-cell office:value-type="float" office:value="0.995878305979814">
            <text:p>0.99587830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date" office:date-value="2021-01-19">
            <text:p>01/19/21</text:p>
          </table:table-cell>
          <table:table-cell office:value-type="float" office:value="111">
            <text:p>111</text:p>
          </table:table-cell>
          <table:table-cell office:value-type="float" office:value="4445">
            <text:p>4445</text:p>
          </table:table-cell>
          <table:table-cell office:value-type="float" office:value="5130">
            <text:p>5130</text:p>
          </table:table-cell>
          <table:table-cell office:value-type="float" office:value="11.17">
            <text:p>11.17</text:p>
          </table:table-cell>
          <table:table-cell office:value-type="float" office:value="89.8">
            <text:p>89.8</text:p>
          </table:table-cell>
          <table:table-cell office:value-type="float" office:value="4300.4">
            <text:p>4300.4</text:p>
          </table:table-cell>
          <table:table-cell office:value-type="float" office:value="12778">
            <text:p>12778</text:p>
          </table:table-cell>
          <table:table-cell office:value-type="float" office:value="8.468">
            <text:p>8.468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05">
            <text:p>305</text:p>
          </table:table-cell>
          <table:table-cell office:value-type="float" office:value="4399">
            <text:p>4399</text:p>
          </table:table-cell>
          <table:table-cell office:value-type="float" office:value="7625">
            <text:p>7625</text:p>
          </table:table-cell>
          <table:table-cell office:value-type="float" office:value="13482">
            <text:p>13482</text:p>
          </table:table-cell>
          <table:table-cell office:value-type="float" office:value="-47">
            <text:p>-47</text:p>
          </table:table-cell>
          <table:table-cell office:value-type="float" office:value="-81.375">
            <text:p>-81.375</text:p>
          </table:table-cell>
          <table:table-cell office:value-type="float" office:value="-12.875">
            <text:p>-12.875</text:p>
          </table:table-cell>
          <table:table-cell office:value-type="float" office:value="-0.0106842464196408">
            <text:p>-0.0106842464</text:p>
          </table:table-cell>
          <table:table-cell office:value-type="float" office:value="-0.010672131147541">
            <text:p>-0.0106721311</text:p>
          </table:table-cell>
          <table:table-cell office:value-type="float" office:value="-0.000954977006378875">
            <text:p>-0.000954977</text:p>
          </table:table-cell>
          <table:table-cell office:value-type="float" office:value="0.962828877649506">
            <text:p>0.9628288776</text:p>
          </table:table-cell>
          <table:table-cell office:value-type="float" office:value="0.962870773974738">
            <text:p>0.962870774</text:p>
          </table:table-cell>
          <table:table-cell office:value-type="float" office:value="0.996659367960596">
            <text:p>0.996659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date" office:date-value="2021-01-20">
            <text:p>01/20/21</text:p>
          </table:table-cell>
          <table:table-cell office:value-type="float" office:value="95">
            <text:p>95</text:p>
          </table:table-cell>
          <table:table-cell office:value-type="float" office:value="4218">
            <text:p>4218</text:p>
          </table:table-cell>
          <table:table-cell office:value-type="float" office:value="16005">
            <text:p>16005</text:p>
          </table:table-cell>
          <table:table-cell office:value-type="float" office:value="6.1">
            <text:p>6.1</text:p>
          </table:table-cell>
          <table:table-cell office:value-type="float" office:value="94">
            <text:p>94</text:p>
          </table:table-cell>
          <table:table-cell office:value-type="float" office:value="4223.2">
            <text:p>4223.2</text:p>
          </table:table-cell>
          <table:table-cell office:value-type="float" office:value="12935.8">
            <text:p>12935.8</text:p>
          </table:table-cell>
          <table:table-cell office:value-type="float" office:value="8.484">
            <text:p>8.484</text:p>
          </table:table-cell>
          <table:table-cell table:number-columns-repeated="3"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433">
            <text:p>433</text:p>
          </table:table-cell>
          <table:table-cell office:value-type="float" office:value="293">
            <text:p>293</text:p>
          </table:table-cell>
          <table:table-cell office:value-type="float" office:value="4414">
            <text:p>4414</text:p>
          </table:table-cell>
          <table:table-cell office:value-type="float" office:value="7851">
            <text:p>7851</text:p>
          </table:table-cell>
          <table:table-cell office:value-type="float" office:value="13526">
            <text:p>13526</text:p>
          </table:table-cell>
          <table:table-cell office:value-type="float" office:value="-46.75">
            <text:p>-46.75</text:p>
          </table:table-cell>
          <table:table-cell office:value-type="float" office:value="-100.5">
            <text:p>-100.5</text:p>
          </table:table-cell>
          <table:table-cell office:value-type="float" office:value="-200.75">
            <text:p>-200.75</text:p>
          </table:table-cell>
          <table:table-cell office:value-type="float" office:value="-0.0105913004077934">
            <text:p>-0.0105913004</text:p>
          </table:table-cell>
          <table:table-cell office:value-type="float" office:value="-0.0128009170806267">
            <text:p>-0.0128009171</text:p>
          </table:table-cell>
          <table:table-cell office:value-type="float" office:value="-0.0148417861895608">
            <text:p>-0.0148417862</text:p>
          </table:table-cell>
          <table:table-cell office:value-type="float" office:value="0.963150312835606">
            <text:p>0.9631503128</text:p>
          </table:table-cell>
          <table:table-cell office:value-type="float" office:value="0.955517962634893">
            <text:p>0.9555179626</text:p>
          </table:table-cell>
          <table:table-cell office:value-type="float" office:value="0.948485494426438">
            <text:p>0.94848549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date" office:date-value="2021-01-21">
            <text:p>01/21/21</text:p>
          </table:table-cell>
          <table:table-cell office:value-type="float" office:value="98">
            <text:p>98</text:p>
          </table:table-cell>
          <table:table-cell office:value-type="float" office:value="4049">
            <text:p>4049</text:p>
          </table:table-cell>
          <table:table-cell office:value-type="float" office:value="15577">
            <text:p>15577</text:p>
          </table:table-cell>
          <table:table-cell office:value-type="float" office:value="9.05">
            <text:p>9.05</text:p>
          </table:table-cell>
          <table:table-cell office:value-type="float" office:value="99">
            <text:p>99</text:p>
          </table:table-cell>
          <table:table-cell office:value-type="float" office:value="4105">
            <text:p>4105</text:p>
          </table:table-cell>
          <table:table-cell office:value-type="float" office:value="14402.8">
            <text:p>14402.8</text:p>
          </table:table-cell>
          <table:table-cell office:value-type="float" office:value="8.276">
            <text:p>8.276</text:p>
          </table:table-cell>
          <table:table-cell table:number-columns-repeated="3" office:value-type="float" office:value="4">
            <text:p>4</text:p>
          </table:table-cell>
          <table:table-cell office:value-type="float" office:value="244">
            <text:p>244</text:p>
          </table:table-cell>
          <table:table-cell office:value-type="float" office:value="382">
            <text:p>382</text:p>
          </table:table-cell>
          <table:table-cell office:value-type="float" office:value="244">
            <text:p>244</text:p>
          </table:table-cell>
          <table:table-cell office:value-type="float" office:value="4219">
            <text:p>4219</text:p>
          </table:table-cell>
          <table:table-cell office:value-type="float" office:value="7506">
            <text:p>7506</text:p>
          </table:table-cell>
          <table:table-cell office:value-type="float" office:value="12931">
            <text:p>12931</text:p>
          </table:table-cell>
          <table:table-cell office:value-type="float" office:value="-113.428571428571">
            <text:p>-113.4285714286</text:p>
          </table:table-cell>
          <table:table-cell office:value-type="float" office:value="-185.428571428571">
            <text:p>-185.4285714286</text:p>
          </table:table-cell>
          <table:table-cell office:value-type="float" office:value="-241.571428571429">
            <text:p>-241.5714285714</text:p>
          </table:table-cell>
          <table:table-cell office:value-type="float" office:value="-0.0268851792909627">
            <text:p>-0.0268851793</text:p>
          </table:table-cell>
          <table:table-cell office:value-type="float" office:value="-0.0247040462867801">
            <text:p>-0.0247040463</text:p>
          </table:table-cell>
          <table:table-cell office:value-type="float" office:value="-0.0186815736270535">
            <text:p>-0.0186815736</text:p>
          </table:table-cell>
          <table:table-cell office:value-type="float" office:value="0.907318585698025">
            <text:p>0.9073185857</text:p>
          </table:table-cell>
          <table:table-cell office:value-type="float" office:value="0.914732006206031">
            <text:p>0.9147320062</text:p>
          </table:table-cell>
          <table:table-cell office:value-type="float" office:value="0.935298534643952">
            <text:p>0.9352985346</text:p>
          </table:table-cell>
          <table:table-cell office:value-type="float" office:value="-25.4336100105803">
            <text:p>-25.4336100106</text:p>
          </table:table-cell>
          <table:table-cell office:value-type="float" office:value="-27.7100240383846">
            <text:p>-27.710024038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date" office:date-value="2021-01-22">
            <text:p>01/22/21</text:p>
          </table:table-cell>
          <table:table-cell office:value-type="float" office:value="98">
            <text:p>98</text:p>
          </table:table-cell>
          <table:table-cell office:value-type="float" office:value="3959">
            <text:p>3959</text:p>
          </table:table-cell>
          <table:table-cell office:value-type="float" office:value="18064">
            <text:p>18064</text:p>
          </table:table-cell>
          <table:table-cell office:value-type="float" office:value="7.26">
            <text:p>7.26</text:p>
          </table:table-cell>
          <table:table-cell office:value-type="float" office:value="89.6">
            <text:p>89.6</text:p>
          </table:table-cell>
          <table:table-cell office:value-type="float" office:value="3974.6">
            <text:p>3974.6</text:p>
          </table:table-cell>
          <table:table-cell office:value-type="float" office:value="16665">
            <text:p>16665</text:p>
          </table:table-cell>
          <table:table-cell office:value-type="float" office:value="7.572">
            <text:p>7.572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25">
            <text:p>225</text:p>
          </table:table-cell>
          <table:table-cell office:value-type="float" office:value="574">
            <text:p>574</text:p>
          </table:table-cell>
          <table:table-cell office:value-type="float" office:value="225">
            <text:p>225</text:p>
          </table:table-cell>
          <table:table-cell office:value-type="float" office:value="3743">
            <text:p>3743</text:p>
          </table:table-cell>
          <table:table-cell office:value-type="float" office:value="6891">
            <text:p>6891</text:p>
          </table:table-cell>
          <table:table-cell office:value-type="float" office:value="12791">
            <text:p>12791</text:p>
          </table:table-cell>
          <table:table-cell office:value-type="float" office:value="-97.3333333333333">
            <text:p>-97.3333333333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60040965357556">
            <text:p>-0.0260040965</text:p>
          </table:table-cell>
          <table:table-cell table:number-columns-repeated="2" office:value-type="float" office:value="0">
            <text:p>0</text:p>
          </table:table-cell>
          <table:table-cell office:value-type="float" office:value="0.910311039676671">
            <text:p>0.9103110397</text:p>
          </table:table-cell>
          <table:table-cell table:number-columns-repeated="2" office:value-type="float" office:value="0.96">
            <text:p>0.96</text:p>
          </table:table-cell>
          <table:table-cell office:value-type="float" office:value="-26.3072116559737">
            <text:p>-26.30721165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date" office:date-value="2021-01-23">
            <text:p>01/23/21</text:p>
          </table:table-cell>
          <table:table-cell office:value-type="float" office:value="93">
            <text:p>93</text:p>
          </table:table-cell>
          <table:table-cell office:value-type="float" office:value="3854">
            <text:p>3854</text:p>
          </table:table-cell>
          <table:table-cell office:value-type="float" office:value="17238">
            <text:p>17238</text:p>
          </table:table-cell>
          <table:table-cell office:value-type="float" office:value="7.8">
            <text:p>7.8</text:p>
          </table:table-cell>
          <table:table-cell office:value-type="float" office:value="81.8">
            <text:p>81.8</text:p>
          </table:table-cell>
          <table:table-cell office:value-type="float" office:value="3893.8">
            <text:p>3893.8</text:p>
          </table:table-cell>
          <table:table-cell office:value-type="float" office:value="15476.8">
            <text:p>15476.8</text:p>
          </table:table-cell>
          <table:table-cell office:value-type="float" office:value="8.03">
            <text:p>8.03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399">
            <text:p>399</text:p>
          </table:table-cell>
          <table:table-cell office:value-type="float" office:value="267">
            <text:p>267</text:p>
          </table:table-cell>
          <table:table-cell office:value-type="float" office:value="4072">
            <text:p>4072</text:p>
          </table:table-cell>
          <table:table-cell office:value-type="float" office:value="7583">
            <text:p>7583</text:p>
          </table:table-cell>
          <table:table-cell office:value-type="float" office:value="12824">
            <text:p>12824</text:p>
          </table:table-cell>
          <table:table-cell office:value-type="float" office:value="0">
            <text:p>0</text:p>
          </table:table-cell>
          <table:table-cell office:value-type="float" office:value="-97.25">
            <text:p>-97.25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-0.0128247395489912">
            <text:p>-0.0128247395</text:p>
          </table:table-cell>
          <table:table-cell office:value-type="float" office:value="-0.0194946974422957">
            <text:p>-0.0194946974</text:p>
          </table:table-cell>
          <table:table-cell office:value-type="float" office:value="0.94">
            <text:p>0.94</text:p>
          </table:table-cell>
          <table:table-cell office:value-type="float" office:value="0.95543578050975">
            <text:p>0.9554357805</text:p>
          </table:table-cell>
          <table:table-cell office:value-type="float" office:value="0.932513443679564">
            <text:p>0.93251344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date" office:date-value="2021-01-24">
            <text:p>01/24/21</text:p>
          </table:table-cell>
          <table:table-cell office:value-type="float" office:value="64">
            <text:p>64</text:p>
          </table:table-cell>
          <table:table-cell office:value-type="float" office:value="3793">
            <text:p>3793</text:p>
          </table:table-cell>
          <table:table-cell office:value-type="float" office:value="16441">
            <text:p>16441</text:p>
          </table:table-cell>
          <table:table-cell office:value-type="float" office:value="7.65">
            <text:p>7.65</text:p>
          </table:table-cell>
          <table:table-cell office:value-type="float" office:value="80">
            <text:p>80</text:p>
          </table:table-cell>
          <table:table-cell office:value-type="float" office:value="3847">
            <text:p>3847</text:p>
          </table:table-cell>
          <table:table-cell office:value-type="float" office:value="13467.6">
            <text:p>13467.6</text:p>
          </table:table-cell>
          <table:table-cell office:value-type="float" office:value="7.88">
            <text:p>7.88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294">
            <text:p>294</text:p>
          </table:table-cell>
          <table:table-cell office:value-type="float" office:value="630">
            <text:p>630</text:p>
          </table:table-cell>
          <table:table-cell office:value-type="float" office:value="294">
            <text:p>294</text:p>
          </table:table-cell>
          <table:table-cell office:value-type="float" office:value="3991">
            <text:p>3991</text:p>
          </table:table-cell>
          <table:table-cell office:value-type="float" office:value="7416">
            <text:p>7416</text:p>
          </table:table-cell>
          <table:table-cell office:value-type="float" office:value="13302">
            <text:p>13302</text:p>
          </table:table-cell>
          <table:table-cell office:value-type="float" office:value="-105.75">
            <text:p>-105.75</text:p>
          </table:table-cell>
          <table:table-cell table:number-columns-repeated="2" office:value-type="float" office:value="0">
            <text:p>0</text:p>
          </table:table-cell>
          <table:table-cell office:value-type="float" office:value="-0.0264971185166625">
            <text:p>-0.0264971185</text:p>
          </table:table-cell>
          <table:table-cell table:number-columns-repeated="2" office:value-type="float" office:value="0">
            <text:p>0</text:p>
          </table:table-cell>
          <table:table-cell office:value-type="float" office:value="0.908636195879466">
            <text:p>0.9086361959</text:p>
          </table:table-cell>
          <table:table-cell office:value-type="float" office:value="0.96">
            <text:p>0.96</text:p>
          </table:table-cell>
          <table:table-cell office:value-type="float" office:value="1.15">
            <text:p>1.15</text:p>
          </table:table-cell>
          <table:table-cell office:value-type="float" office:value="-25.8112170733652">
            <text:p>-25.811217073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date" office:date-value="2021-01-25">
            <text:p>01/25/21</text:p>
          </table:table-cell>
          <table:table-cell office:value-type="float" office:value="56">
            <text:p>56</text:p>
          </table:table-cell>
          <table:table-cell office:value-type="float" office:value="3814">
            <text:p>3814</text:p>
          </table:table-cell>
          <table:table-cell office:value-type="float" office:value="10064">
            <text:p>10064</text:p>
          </table:table-cell>
          <table:table-cell office:value-type="float" office:value="8.39">
            <text:p>8.39</text:p>
          </table:table-cell>
          <table:table-cell office:value-type="float" office:value="77.4">
            <text:p>77.4</text:p>
          </table:table-cell>
          <table:table-cell office:value-type="float" office:value="3817">
            <text:p>3817</text:p>
          </table:table-cell>
          <table:table-cell office:value-type="float" office:value="13265.4">
            <text:p>13265.4</text:p>
          </table:table-cell>
          <table:table-cell office:value-type="float" office:value="7.606">
            <text:p>7.606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304">
            <text:p>304</text:p>
          </table:table-cell>
          <table:table-cell office:value-type="float" office:value="3896">
            <text:p>3896</text:p>
          </table:table-cell>
          <table:table-cell office:value-type="float" office:value="7338">
            <text:p>7338</text:p>
          </table:table-cell>
          <table:table-cell office:value-type="float" office:value="13872">
            <text:p>13872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4">
            <text:p>0.94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date" office:date-value="2021-01-26">
            <text:p>01/26/21</text:p>
          </table:table-cell>
          <table:table-cell office:value-type="float" office:value="89">
            <text:p>89</text:p>
          </table:table-cell>
          <table:table-cell office:value-type="float" office:value="3815">
            <text:p>3815</text:p>
          </table:table-cell>
          <table:table-cell office:value-type="float" office:value="5531">
            <text:p>5531</text:p>
          </table:table-cell>
          <table:table-cell office:value-type="float" office:value="8.3">
            <text:p>8.3</text:p>
          </table:table-cell>
          <table:table-cell office:value-type="float" office:value="77.4">
            <text:p>77.4</text:p>
          </table:table-cell>
          <table:table-cell office:value-type="float" office:value="3780">
            <text:p>3780</text:p>
          </table:table-cell>
          <table:table-cell office:value-type="float" office:value="12436.4">
            <text:p>12436.4</text:p>
          </table:table-cell>
          <table:table-cell office:value-type="float" office:value="8.442">
            <text:p>8.442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91">
            <text:p>291</text:p>
          </table:table-cell>
          <table:table-cell office:value-type="float" office:value="3804">
            <text:p>3804</text:p>
          </table:table-cell>
          <table:table-cell office:value-type="float" office:value="7414">
            <text:p>7414</text:p>
          </table:table-cell>
          <table:table-cell office:value-type="float" office:value="14467">
            <text:p>14467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6">
            <text:p>0.96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date" office:date-value="2021-01-27">
            <text:p>01/27/21</text:p>
          </table:table-cell>
          <table:table-cell office:value-type="float" office:value="85">
            <text:p>85</text:p>
          </table:table-cell>
          <table:table-cell office:value-type="float" office:value="3809">
            <text:p>3809</text:p>
          </table:table-cell>
          <table:table-cell office:value-type="float" office:value="17053">
            <text:p>17053</text:p>
          </table:table-cell>
          <table:table-cell office:value-type="float" office:value="5.89">
            <text:p>5.89</text:p>
          </table:table-cell>
          <table:table-cell office:value-type="float" office:value="80.75">
            <text:p>80.75</text:p>
          </table:table-cell>
          <table:table-cell office:value-type="float" office:value="3776.75">
            <text:p>3776.75</text:p>
          </table:table-cell>
          <table:table-cell office:value-type="float" office:value="11435.25">
            <text:p>11435.25</text:p>
          </table:table-cell>
          <table:table-cell office:value-type="float" office:value="8.64">
            <text:p>8.64</text:p>
          </table:table-cell>
          <table:table-cell table:number-columns-repeated="3" office:value-type="float" office:value="5">
            <text:p>5</text:p>
          </table:table-cell>
          <table:table-cell office:value-type="float" office:value="319">
            <text:p>319</text:p>
          </table:table-cell>
          <table:table-cell office:value-type="float" office:value="442">
            <text:p>442</text:p>
          </table:table-cell>
          <table:table-cell office:value-type="float" office:value="319">
            <text:p>319</text:p>
          </table:table-cell>
          <table:table-cell office:value-type="float" office:value="3714">
            <text:p>3714</text:p>
          </table:table-cell>
          <table:table-cell office:value-type="float" office:value="7349">
            <text:p>7349</text:p>
          </table:table-cell>
          <table:table-cell office:value-type="float" office:value="15087">
            <text:p>15087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1.09">
            <text:p>1.09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date" office:date-value="2021-01-28">
            <text:p>01/28/21</text:p>
          </table:table-cell>
          <table:table-cell office:value-type="float" office:value="93">
            <text:p>93</text:p>
          </table:table-cell>
          <table:table-cell office:value-type="float" office:value="3669">
            <text:p>3669</text:p>
          </table:table-cell>
          <table:table-cell office:value-type="float" office:value="13093">
            <text:p>13093</text:p>
          </table:table-cell>
          <table:table-cell office:value-type="float" office:value="11.98">
            <text:p>11.98</text:p>
          </table:table-cell>
          <table:table-cell office:value-type="float" office:value="89">
            <text:p>89</text:p>
          </table:table-cell>
          <table:table-cell office:value-type="float" office:value="3764.33333333333">
            <text:p>3764.3333333333</text:p>
          </table:table-cell>
          <table:table-cell office:value-type="float" office:value="11892.3333333333">
            <text:p>11892.3333333333</text:p>
          </table:table-cell>
          <table:table-cell office:value-type="float" office:value="8.72333333333333">
            <text:p>8.7233333333</text:p>
          </table:table-cell>
          <table:table-cell table:number-columns-repeated="3" office:value-type="float" office:value="5">
            <text:p>5</text:p>
          </table:table-cell>
          <table:table-cell office:value-type="float" office:value="305">
            <text:p>305</text:p>
          </table:table-cell>
          <table:table-cell office:value-type="float" office:value="620">
            <text:p>620</text:p>
          </table:table-cell>
          <table:table-cell office:value-type="float" office:value="305">
            <text:p>305</text:p>
          </table:table-cell>
          <table:table-cell office:value-type="float" office:value="3626">
            <text:p>3626</text:p>
          </table:table-cell>
          <table:table-cell office:value-type="float" office:value="7307">
            <text:p>7307</text:p>
          </table:table-cell>
          <table:table-cell office:value-type="float" office:value="15734">
            <text:p>15734</text:p>
          </table:table-cell>
          <table:table-cell table:number-columns-repeated="6" office:value-type="float" office:value="0">
            <text:p>0</text:p>
          </table:table-cell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1.15">
            <text:p>1.15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92">
            <text:p>0.92</text:p>
          </table:table-cell>
          <table:table-cell office:value-type="float" office:value="0.97">
            <text:p>0.97</text:p>
          </table:table-cell>
          <table:table-cell office:value-type="float" office:value="1.15">
            <text:p>1.15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4.2">
            <text:p>14.2</text:p>
          </table:table-cell>
          <table:table-cell office:value-type="float" office:value="17.9">
            <text:p>17.9</text:p>
          </table:table-cell>
          <table:table-cell office:value-type="float" office:value="25.3">
            <text:p>25.3</text:p>
          </table:table-cell>
          <table:table-cell office:value-type="float" office:value="13697">
            <text:p>13697</text:p>
          </table:table-cell>
          <table:table-cell office:value-type="float" office:value="13948">
            <text:p>13948</text:p>
          </table:table-cell>
          <table:table-cell office:value-type="float" office:value="14606">
            <text:p>1460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3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36:59.58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10039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4994">
                <text:p>14994</text:p>
              </table:table-cell>
              <table:table-cell office:value-type="float" office:value="24927">
                <text:p>2492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668">
                <text:p>15668</text:p>
              </table:table-cell>
              <table:table-cell office:value-type="float" office:value="26179">
                <text:p>2617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0">
                <text:p>16580</text:p>
              </table:table-cell>
              <table:table-cell office:value-type="float" office:value="26929">
                <text:p>26929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185">
                <text:p>2818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29692">
                <text:p>2969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427">
                <text:p>19427</text:p>
              </table:table-cell>
              <table:table-cell office:value-type="float" office:value="29844">
                <text:p>2984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188">
                <text:p>20188</text:p>
              </table:table-cell>
              <table:table-cell office:value-type="float" office:value="28225">
                <text:p>2822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19878">
                <text:p>19878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2">
                <text:p>14732</text:p>
              </table:table-cell>
              <table:table-cell office:value-type="float" office:value="19141">
                <text:p>19141</text:p>
              </table:table-cell>
              <table:table-cell office:value-type="float" office:value="29537">
                <text:p>2953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4632">
                <text:p>14632</text:p>
              </table:table-cell>
              <table:table-cell office:value-type="float" office:value="19339">
                <text:p>19339</text:p>
              </table:table-cell>
              <table:table-cell office:value-type="float" office:value="29898">
                <text:p>29898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004">
                <text:p>15004</text:p>
              </table:table-cell>
              <table:table-cell office:value-type="float" office:value="20160">
                <text:p>20160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5700">
                <text:p>15700</text:p>
              </table:table-cell>
              <table:table-cell office:value-type="float" office:value="20164">
                <text:p>20164</text:p>
              </table:table-cell>
              <table:table-cell office:value-type="float" office:value="28300">
                <text:p>28300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4994">
                <text:p>14994</text:p>
              </table:table-cell>
              <table:table-cell office:value-type="float" office:value="21354">
                <text:p>21354</text:p>
              </table:table-cell>
              <table:table-cell office:value-type="float" office:value="29711">
                <text:p>29711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4677">
                <text:p>14677</text:p>
              </table:table-cell>
              <table:table-cell office:value-type="float" office:value="21493">
                <text:p>21493</text:p>
              </table:table-cell>
              <table:table-cell office:value-type="float" office:value="29982">
                <text:p>2998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4850">
                <text:p>14850</text:p>
              </table:table-cell>
              <table:table-cell office:value-type="float" office:value="19965">
                <text:p>19965</text:p>
              </table:table-cell>
              <table:table-cell office:value-type="float" office:value="28389">
                <text:p>28389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5361">
                <text:p>15361</text:p>
              </table:table-cell>
              <table:table-cell office:value-type="float" office:value="19810">
                <text:p>19810</text:p>
              </table:table-cell>
              <table:table-cell office:value-type="float" office:value="27105">
                <text:p>27105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4994">
                <text:p>14994</text:p>
              </table:table-cell>
              <table:table-cell office:value-type="float" office:value="19480">
                <text:p>19480</text:p>
              </table:table-cell>
              <table:table-cell office:value-type="float" office:value="28849">
                <text:p>2884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4600">
                <text:p>14600</text:p>
              </table:table-cell>
              <table:table-cell office:value-type="float" office:value="19538">
                <text:p>19538</text:p>
              </table:table-cell>
              <table:table-cell office:value-type="float" office:value="28942">
                <text:p>2894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4884">
                <text:p>14884</text:p>
              </table:table-cell>
              <table:table-cell office:value-type="float" office:value="20003">
                <text:p>20003</text:p>
              </table:table-cell>
              <table:table-cell office:value-type="float" office:value="27465">
                <text:p>2746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5240">
                <text:p>15240</text:p>
              </table:table-cell>
              <table:table-cell office:value-type="float" office:value="20016">
                <text:p>20016</text:p>
              </table:table-cell>
              <table:table-cell office:value-type="float" office:value="30383">
                <text:p>30383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358">
                <text:p>15358</text:p>
              </table:table-cell>
              <table:table-cell office:value-type="float" office:value="21476">
                <text:p>21476</text:p>
              </table:table-cell>
              <table:table-cell office:value-type="float" office:value="32060">
                <text:p>32060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5532">
                <text:p>15532</text:p>
              </table:table-cell>
              <table:table-cell office:value-type="float" office:value="21394">
                <text:p>21394</text:p>
              </table:table-cell>
              <table:table-cell office:value-type="float" office:value="33159">
                <text:p>33159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764">
                <text:p>15764</text:p>
              </table:table-cell>
              <table:table-cell office:value-type="float" office:value="20350">
                <text:p>20350</text:p>
              </table:table-cell>
              <table:table-cell office:value-type="float" office:value="31752">
                <text:p>31752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354">
                <text:p>15354</text:p>
              </table:table-cell>
              <table:table-cell office:value-type="float" office:value="21872">
                <text:p>21872</text:p>
              </table:table-cell>
              <table:table-cell office:value-type="float" office:value="30417">
                <text:p>30417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262">
                <text:p>15262</text:p>
              </table:table-cell>
              <table:table-cell office:value-type="float" office:value="19758">
                <text:p>19758</text:p>
              </table:table-cell>
              <table:table-cell office:value-type="float" office:value="32060">
                <text:p>32060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356">
                <text:p>14356</text:p>
              </table:table-cell>
              <table:table-cell office:value-type="float" office:value="19796">
                <text:p>19796</text:p>
              </table:table-cell>
              <table:table-cell office:value-type="float" office:value="33159">
                <text:p>33159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538">
                <text:p>12538</text:p>
              </table:table-cell>
              <table:table-cell office:value-type="float" office:value="20391">
                <text:p>20391</text:p>
              </table:table-cell>
              <table:table-cell office:value-type="float" office:value="31950">
                <text:p>3195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869">
                <text:p>11869</text:p>
              </table:table-cell>
              <table:table-cell office:value-type="float" office:value="20096">
                <text:p>20096</text:p>
              </table:table-cell>
              <table:table-cell office:value-type="float" office:value="30439">
                <text:p>3043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208">
                <text:p>12208</text:p>
              </table:table-cell>
              <table:table-cell office:value-type="float" office:value="19900">
                <text:p>19900</text:p>
              </table:table-cell>
              <table:table-cell office:value-type="float" office:value="32174">
                <text:p>3217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2952">
                <text:p>12952</text:p>
              </table:table-cell>
              <table:table-cell office:value-type="float" office:value="19618">
                <text:p>19618</text:p>
              </table:table-cell>
              <table:table-cell office:value-type="float" office:value="33104">
                <text:p>3310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19042">
                <text:p>19042</text:p>
              </table:table-cell>
              <table:table-cell office:value-type="float" office:value="32030">
                <text:p>32030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140">
                <text:p>11140</text:p>
              </table:table-cell>
              <table:table-cell office:value-type="float" office:value="17662">
                <text:p>17662</text:p>
              </table:table-cell>
              <table:table-cell office:value-type="float" office:value="29327">
                <text:p>2932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552">
                <text:p>11552</text:p>
              </table:table-cell>
              <table:table-cell office:value-type="float" office:value="17518">
                <text:p>17518</text:p>
              </table:table-cell>
              <table:table-cell office:value-type="float" office:value="26704">
                <text:p>2670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170">
                <text:p>12170</text:p>
              </table:table-cell>
              <table:table-cell office:value-type="float" office:value="17056">
                <text:p>17056</text:p>
              </table:table-cell>
              <table:table-cell office:value-type="float" office:value="24275">
                <text:p>24275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696">
                <text:p>11696</text:p>
              </table:table-cell>
              <table:table-cell office:value-type="float" office:value="15898">
                <text:p>15898</text:p>
              </table:table-cell>
              <table:table-cell office:value-type="float" office:value="22231">
                <text:p>2223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0960">
                <text:p>10960</text:p>
              </table:table-cell>
              <table:table-cell office:value-type="float" office:value="15144">
                <text:p>15144</text:p>
              </table:table-cell>
              <table:table-cell office:value-type="float" office:value="23556">
                <text:p>2355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490">
                <text:p>11490</text:p>
              </table:table-cell>
              <table:table-cell office:value-type="float" office:value="15474">
                <text:p>15474</text:p>
              </table:table-cell>
              <table:table-cell office:value-type="float" office:value="23653">
                <text:p>23653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1808">
                <text:p>11808</text:p>
              </table:table-cell>
              <table:table-cell office:value-type="float" office:value="15849">
                <text:p>15849</text:p>
              </table:table-cell>
              <table:table-cell office:value-type="float" office:value="22757">
                <text:p>227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696">
                <text:p>11696</text:p>
              </table:table-cell>
              <table:table-cell office:value-type="float" office:value="15317">
                <text:p>15317</text:p>
              </table:table-cell>
              <table:table-cell office:value-type="float" office:value="21398">
                <text:p>21398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91">
                <text:p>11491</text:p>
              </table:table-cell>
              <table:table-cell office:value-type="float" office:value="16015">
                <text:p>16015</text:p>
              </table:table-cell>
              <table:table-cell office:value-type="float" office:value="22343">
                <text:p>22343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140">
                <text:p>16140</text:p>
              </table:table-cell>
              <table:table-cell office:value-type="float" office:value="22593">
                <text:p>22593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573">
                <text:p>11573</text:p>
              </table:table-cell>
              <table:table-cell office:value-type="float" office:value="15036">
                <text:p>15036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242">
                <text:p>11242</text:p>
              </table:table-cell>
              <table:table-cell office:value-type="float" office:value="14990">
                <text:p>14990</text:p>
              </table:table-cell>
              <table:table-cell office:value-type="float" office:value="21137">
                <text:p>2113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202">
                <text:p>11202</text:p>
              </table:table-cell>
              <table:table-cell office:value-type="float" office:value="14818">
                <text:p>14818</text:p>
              </table:table-cell>
              <table:table-cell office:value-type="float" office:value="21797">
                <text:p>2179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030">
                <text:p>11030</text:p>
              </table:table-cell>
              <table:table-cell office:value-type="float" office:value="14677">
                <text:p>14677</text:p>
              </table:table-cell>
              <table:table-cell office:value-type="float" office:value="21537">
                <text:p>2153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132">
                <text:p>11132</text:p>
              </table:table-cell>
              <table:table-cell office:value-type="float" office:value="14663">
                <text:p>14663</text:p>
              </table:table-cell>
              <table:table-cell office:value-type="float" office:value="21280">
                <text:p>21280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335">
                <text:p>11335</text:p>
              </table:table-cell>
              <table:table-cell office:value-type="float" office:value="15058">
                <text:p>15058</text:p>
              </table:table-cell>
              <table:table-cell office:value-type="float" office:value="21461">
                <text:p>21461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0782">
                <text:p>10782</text:p>
              </table:table-cell>
              <table:table-cell office:value-type="float" office:value="14303">
                <text:p>14303</text:p>
              </table:table-cell>
              <table:table-cell office:value-type="float" office:value="21482">
                <text:p>214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0352">
                <text:p>10352</text:p>
              </table:table-cell>
              <table:table-cell office:value-type="float" office:value="14252">
                <text:p>14252</text:p>
              </table:table-cell>
              <table:table-cell office:value-type="float" office:value="20927">
                <text:p>2092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0150">
                <text:p>10150</text:p>
              </table:table-cell>
              <table:table-cell office:value-type="float" office:value="14238">
                <text:p>14238</text:p>
              </table:table-cell>
              <table:table-cell office:value-type="float" office:value="20251">
                <text:p>20251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9814">
                <text:p>9814</text:p>
              </table:table-cell>
              <table:table-cell office:value-type="float" office:value="14282">
                <text:p>14282</text:p>
              </table:table-cell>
              <table:table-cell office:value-type="float" office:value="20610">
                <text:p>20610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0067">
                <text:p>10067</text:p>
              </table:table-cell>
              <table:table-cell office:value-type="float" office:value="13580">
                <text:p>13580</text:p>
              </table:table-cell>
              <table:table-cell office:value-type="float" office:value="18814">
                <text:p>18814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9830">
                <text:p>9830</text:p>
              </table:table-cell>
              <table:table-cell office:value-type="float" office:value="13300">
                <text:p>13300</text:p>
              </table:table-cell>
              <table:table-cell office:value-type="float" office:value="19240">
                <text:p>19240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9774">
                <text:p>9774</text:p>
              </table:table-cell>
              <table:table-cell office:value-type="float" office:value="14298">
                <text:p>14298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9555">
                <text:p>9555</text:p>
              </table:table-cell>
              <table:table-cell office:value-type="float" office:value="13152">
                <text:p>13152</text:p>
              </table:table-cell>
              <table:table-cell office:value-type="float" office:value="20060">
                <text:p>20060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9161">
                <text:p>9161</text:p>
              </table:table-cell>
              <table:table-cell office:value-type="float" office:value="12784">
                <text:p>12784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8956">
                <text:p>8956</text:p>
              </table:table-cell>
              <table:table-cell office:value-type="float" office:value="12468">
                <text:p>12468</text:p>
              </table:table-cell>
              <table:table-cell office:value-type="float" office:value="18683">
                <text:p>1868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8677">
                <text:p>8677</text:p>
              </table:table-cell>
              <table:table-cell office:value-type="float" office:value="12507">
                <text:p>12507</text:p>
              </table:table-cell>
              <table:table-cell office:value-type="float" office:value="19354">
                <text:p>1935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8598">
                <text:p>8598</text:p>
              </table:table-cell>
              <table:table-cell office:value-type="float" office:value="12075">
                <text:p>12075</text:p>
              </table:table-cell>
              <table:table-cell office:value-type="float" office:value="17752">
                <text:p>1775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7994">
                <text:p>7994</text:p>
              </table:table-cell>
              <table:table-cell office:value-type="float" office:value="11566">
                <text:p>11566</text:p>
              </table:table-cell>
              <table:table-cell office:value-type="float" office:value="16921">
                <text:p>16921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785">
                <text:p>7785</text:p>
              </table:table-cell>
              <table:table-cell office:value-type="float" office:value="11498">
                <text:p>11498</text:p>
              </table:table-cell>
              <table:table-cell office:value-type="float" office:value="17715">
                <text:p>17715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555">
                <text:p>6555</text:p>
              </table:table-cell>
              <table:table-cell office:value-type="float" office:value="11190">
                <text:p>11190</text:p>
              </table:table-cell>
              <table:table-cell office:value-type="float" office:value="18810">
                <text:p>18810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5910">
                <text:p>5910</text:p>
              </table:table-cell>
              <table:table-cell office:value-type="float" office:value="10982">
                <text:p>10982</text:p>
              </table:table-cell>
              <table:table-cell office:value-type="float" office:value="16957">
                <text:p>1695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5160">
                <text:p>5160</text:p>
              </table:table-cell>
              <table:table-cell office:value-type="float" office:value="10327">
                <text:p>10327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4350">
                <text:p>4350</text:p>
              </table:table-cell>
              <table:table-cell office:value-type="float" office:value="9808">
                <text:p>9808</text:p>
              </table:table-cell>
              <table:table-cell office:value-type="float" office:value="15397">
                <text:p>15397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860">
                <text:p>4860</text:p>
              </table:table-cell>
              <table:table-cell office:value-type="float" office:value="9519">
                <text:p>9519</text:p>
              </table:table-cell>
              <table:table-cell office:value-type="float" office:value="14724">
                <text:p>1472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301">
                <text:p>5301</text:p>
              </table:table-cell>
              <table:table-cell office:value-type="float" office:value="8944">
                <text:p>8944</text:p>
              </table:table-cell>
              <table:table-cell office:value-type="float" office:value="15008">
                <text:p>1500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4640">
                <text:p>4640</text:p>
              </table:table-cell>
              <table:table-cell office:value-type="float" office:value="8276">
                <text:p>8276</text:p>
              </table:table-cell>
              <table:table-cell office:value-type="float" office:value="13892">
                <text:p>1389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040">
                <text:p>5040</text:p>
              </table:table-cell>
              <table:table-cell office:value-type="float" office:value="8736">
                <text:p>8736</text:p>
              </table:table-cell>
              <table:table-cell office:value-type="float" office:value="13282">
                <text:p>13282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100">
                <text:p>5100</text:p>
              </table:table-cell>
              <table:table-cell office:value-type="float" office:value="8347">
                <text:p>8347</text:p>
              </table:table-cell>
              <table:table-cell office:value-type="float" office:value="12958">
                <text:p>12958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185">
                <text:p>4185</text:p>
              </table:table-cell>
              <table:table-cell office:value-type="float" office:value="7645">
                <text:p>7645</text:p>
              </table:table-cell>
              <table:table-cell office:value-type="float" office:value="12336">
                <text:p>1233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065">
                <text:p>4065</text:p>
              </table:table-cell>
              <table:table-cell office:value-type="float" office:value="7447">
                <text:p>7447</text:p>
              </table:table-cell>
              <table:table-cell office:value-type="float" office:value="12072">
                <text:p>1207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665">
                <text:p>4665</text:p>
              </table:table-cell>
              <table:table-cell office:value-type="float" office:value="7590">
                <text:p>7590</text:p>
              </table:table-cell>
              <table:table-cell office:value-type="float" office:value="12144">
                <text:p>1214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4464">
                <text:p>4464</text:p>
              </table:table-cell>
              <table:table-cell office:value-type="float" office:value="7290">
                <text:p>7290</text:p>
              </table:table-cell>
              <table:table-cell office:value-type="float" office:value="12958">
                <text:p>1295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4275">
                <text:p>4275</text:p>
              </table:table-cell>
              <table:table-cell office:value-type="float" office:value="6870">
                <text:p>6870</text:p>
              </table:table-cell>
              <table:table-cell office:value-type="float" office:value="11704">
                <text:p>1170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575">
                <text:p>4575</text:p>
              </table:table-cell>
              <table:table-cell office:value-type="float" office:value="7168">
                <text:p>7168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4395">
                <text:p>4395</text:p>
              </table:table-cell>
              <table:table-cell office:value-type="float" office:value="7227">
                <text:p>7227</text:p>
              </table:table-cell>
              <table:table-cell office:value-type="float" office:value="11935">
                <text:p>11935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660">
                <text:p>3660</text:p>
              </table:table-cell>
              <table:table-cell office:value-type="float" office:value="6992">
                <text:p>6992</text:p>
              </table:table-cell>
              <table:table-cell office:value-type="float" office:value="11552">
                <text:p>1155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3375">
                <text:p>3375</text:p>
              </table:table-cell>
              <table:table-cell office:value-type="float" office:value="6765">
                <text:p>6765</text:p>
              </table:table-cell>
              <table:table-cell office:value-type="float" office:value="11058">
                <text:p>1105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005">
                <text:p>4005</text:p>
              </table:table-cell>
              <table:table-cell office:value-type="float" office:value="7227">
                <text:p>7227</text:p>
              </table:table-cell>
              <table:table-cell office:value-type="float" office:value="12122">
                <text:p>12122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3904">
                <text:p>3904</text:p>
              </table:table-cell>
              <table:table-cell office:value-type="float" office:value="6832">
                <text:p>6832</text:p>
              </table:table-cell>
              <table:table-cell office:value-type="float" office:value="11590">
                <text:p>11590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3600">
                <text:p>3600</text:p>
              </table:table-cell>
              <table:table-cell office:value-type="float" office:value="7200">
                <text:p>7200</text:p>
              </table:table-cell>
              <table:table-cell office:value-type="float" office:value="12927">
                <text:p>1292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272">
                <text:p>4272</text:p>
              </table:table-cell>
              <table:table-cell office:value-type="float" office:value="7566">
                <text:p>7566</text:p>
              </table:table-cell>
              <table:table-cell office:value-type="float" office:value="13838">
                <text:p>1383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704">
                <text:p>4704</text:p>
              </table:table-cell>
              <table:table-cell office:value-type="float" office:value="7938">
                <text:p>7938</text:p>
              </table:table-cell>
              <table:table-cell office:value-type="float" office:value="13923">
                <text:p>13923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575">
                <text:p>4575</text:p>
              </table:table-cell>
              <table:table-cell office:value-type="float" office:value="7480">
                <text:p>7480</text:p>
              </table:table-cell>
              <table:table-cell office:value-type="float" office:value="12623">
                <text:p>12623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99">
                <text:p>4399</text:p>
              </table:table-cell>
              <table:table-cell office:value-type="float" office:value="7625">
                <text:p>7625</text:p>
              </table:table-cell>
              <table:table-cell office:value-type="float" office:value="13482">
                <text:p>13482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414">
                <text:p>4414</text:p>
              </table:table-cell>
              <table:table-cell office:value-type="float" office:value="7851">
                <text:p>7851</text:p>
              </table:table-cell>
              <table:table-cell office:value-type="float" office:value="13526">
                <text:p>13526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219">
                <text:p>4219</text:p>
              </table:table-cell>
              <table:table-cell office:value-type="float" office:value="7506">
                <text:p>7506</text:p>
              </table:table-cell>
              <table:table-cell office:value-type="float" office:value="12931">
                <text:p>1293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743">
                <text:p>3743</text:p>
              </table:table-cell>
              <table:table-cell office:value-type="float" office:value="6891">
                <text:p>6891</text:p>
              </table:table-cell>
              <table:table-cell office:value-type="float" office:value="12791">
                <text:p>12791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4072">
                <text:p>4072</text:p>
              </table:table-cell>
              <table:table-cell office:value-type="float" office:value="7583">
                <text:p>7583</text:p>
              </table:table-cell>
              <table:table-cell office:value-type="float" office:value="12824">
                <text:p>12824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991">
                <text:p>3991</text:p>
              </table:table-cell>
              <table:table-cell office:value-type="float" office:value="7416">
                <text:p>7416</text:p>
              </table:table-cell>
              <table:table-cell office:value-type="float" office:value="13302">
                <text:p>13302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96">
                <text:p>3896</text:p>
              </table:table-cell>
              <table:table-cell office:value-type="float" office:value="7338">
                <text:p>7338</text:p>
              </table:table-cell>
              <table:table-cell office:value-type="float" office:value="13872">
                <text:p>13872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804">
                <text:p>3804</text:p>
              </table:table-cell>
              <table:table-cell office:value-type="float" office:value="7414">
                <text:p>7414</text:p>
              </table:table-cell>
              <table:table-cell office:value-type="float" office:value="14467">
                <text:p>14467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14">
                <text:p>3714</text:p>
              </table:table-cell>
              <table:table-cell office:value-type="float" office:value="7349">
                <text:p>7349</text:p>
              </table:table-cell>
              <table:table-cell office:value-type="float" office:value="15087">
                <text:p>15087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626">
                <text:p>3626</text:p>
              </table:table-cell>
              <table:table-cell office:value-type="float" office:value="7307">
                <text:p>7307</text:p>
              </table:table-cell>
              <table:table-cell office:value-type="float" office:value="15734">
                <text:p>1573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497.4">
                <text:p>4497.4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48.6">
                <text:p>4448.6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4372.2">
                <text:p>4372.2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4300.4">
                <text:p>4300.4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4223.2">
                <text:p>4223.2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4105">
                <text:p>4105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3974.6">
                <text:p>3974.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3893.8">
                <text:p>3893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3776.75">
                <text:p>3776.7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3764.33333333333">
                <text:p>3764.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7cm" svg:y="1.404cm" svg:width="30.902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318">
                <text:p>8.31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8.59">
                <text:p>8.5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8.226">
                <text:p>8.226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8.468">
                <text:p>8.46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8.484">
                <text:p>8.484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8.276">
                <text:p>8.276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7.572">
                <text:p>7.572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8.03">
                <text:p>8.03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7.88">
                <text:p>7.88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7.606">
                <text:p>7.606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8.442">
                <text:p>8.442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8.64">
                <text:p>8.64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8.72333333333333">
                <text:p>8.7233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4cm" svg:y="1.352cm" svg:width="31.362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19331731976677">
                <text:p>1.1933173197667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17929613076167">
                <text:p>1.1792961307616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005942755315">
                <text:p>1.17005942755315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8218567068357">
                <text:p>1.1821856706835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0001685432212">
                <text:p>1.20001685432212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5471685432782">
                <text:p>1.1547168543278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0071894466589">
                <text:p>1.1007189446658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0.986647022944195">
                <text:p>0.986647022944195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91873610241225">
                <text:p>0.991873610241225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15415685782477">
                <text:p>1.15415685782477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672128936391">
                <text:p>1.0967212893639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92891459935295">
                <text:p>0.99289145993529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0403873551652">
                <text:p>1.0040387355165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2169227400553">
                <text:p>1.0216922740055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972304509977">
                <text:p>1.0297230450997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0.982777404200327">
                <text:p>0.982777404200327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6026601685533">
                <text:p>1.0602660168553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787594540872">
                <text:p>1.0678759454087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3220633975624">
                <text:p>1.03220633975624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81910923006449">
                <text:p>0.98191092300644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627832532405">
                <text:p>1.01627832532405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614084549672">
                <text:p>1.0261408454967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8682488355499">
                <text:p>1.08682488355499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54285072776592">
                <text:p>0.85428507277659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23994926761655">
                <text:p>0.823994926761655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.06659838802568">
                <text:p>1.0665983880256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8173615265223">
                <text:p>1.08173615265223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78288324422549">
                <text:p>0.87828832442254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31996919536439">
                <text:p>0.831996919536439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71187434542789">
                <text:p>0.97118743454278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13555280059587">
                <text:p>0.913555280059587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5513017158254">
                <text:p>0.8355130171582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7204128864254">
                <text:p>0.99720412886425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97282198338717">
                <text:p>0.997282198338717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69330507270046">
                <text:p>0.96933050727004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85569726300172">
                <text:p>0.8556972630017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14654023590088">
                <text:p>0.91465402359008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66777341051992">
                <text:p>0.96677734105199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60746997071069">
                <text:p>0.96074699707106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.015527772319">
                <text:p>1.015527772319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89554381283119">
                <text:p>0.98955438128311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994941252028651">
                <text:p>0.994941252028651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8558626371606">
                <text:p>0.98558626371606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79752887060987">
                <text:p>0.979752887060987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30094024803707">
                <text:p>0.930094024803707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0352274988282">
                <text:p>1.0035227498828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89036764368107">
                <text:p>0.989036764368107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33790146517275">
                <text:p>0.933790146517275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914095013359721">
                <text:p>0.914095013359721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992695381199065">
                <text:p>0.99269538119906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989602148295008">
                <text:p>0.98960214829500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47643267250771">
                <text:p>0.947643267250771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907975346260388">
                <text:p>0.907975346260388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7182708468353">
                <text:p>0.937182708468353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55447839508887">
                <text:p>0.955447839508887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946329040755365">
                <text:p>0.946329040755365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63997113071446">
                <text:p>0.96399711307144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97384013185206">
                <text:p>0.9738401318520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920388589792061">
                <text:p>0.92038858979206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09029884736612">
                <text:p>0.90902988473661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858863526936938">
                <text:p>0.8588635269369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946665042594363">
                <text:p>0.946665042594363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797701188163867">
                <text:p>0.797701188163867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25252680060764">
                <text:p>0.92525268006076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42654257477926">
                <text:p>0.84265425747792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0.90203476280971">
                <text:p>0.9020347628097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5474179983268">
                <text:p>0.8547417998326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81388556847719">
                <text:p>0.881388556847719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02746337890625">
                <text:p>1.0274633789062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01781092247004">
                <text:p>0.80178109224700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81347196174804">
                <text:p>0.8134719617480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0.956365100179129">
                <text:p>0.956365100179129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91365716149291">
                <text:p>0.991365716149291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01965180518628">
                <text:p>0.901965180518628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3893980589827">
                <text:p>0.92389398058982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69873199462891">
                <text:p>0.96987319946289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48491013531828">
                <text:p>0.94849101353182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.14147327269904">
                <text:p>1.14147327269904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.12434995408632">
                <text:p>1.1243499540863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0.948491013531828">
                <text:p>0.94849101353182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.04488750503897">
                <text:p>1.0448875050389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0.955358222415123">
                <text:p>0.955358222415123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.10581741892598">
                <text:p>1.1058174189259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.01790816326531">
                <text:p>1.01790816326531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0.998655035542641">
                <text:p>0.998655035542641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0.962870773974738">
                <text:p>0.96287077397473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0.955517962634893">
                <text:p>0.955517962634893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0.914732006206031">
                <text:p>0.914732006206031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0.95543578050975">
                <text:p>0.95543578050975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6849.8">
                <text:p>16849.8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3949">
                <text:p>13949</text:p>
              </table:table-cell>
            </table:table-row>
            <table:table-row>
              <table:table-cell office:value-type="float" office:value="44214">
                <text:p>44210</text:p>
              </table:table-cell>
              <table:table-cell office:value-type="float" office:value="13330.4">
                <text:p>13330.4</text:p>
              </table:table-cell>
            </table:table-row>
            <table:table-row>
              <table:table-cell office:value-type="float" office:value="44215">
                <text:p>44220</text:p>
              </table:table-cell>
              <table:table-cell office:value-type="float" office:value="12778">
                <text:p>12778</text:p>
              </table:table-cell>
            </table:table-row>
            <table:table-row>
              <table:table-cell office:value-type="float" office:value="44216">
                <text:p>44220</text:p>
              </table:table-cell>
              <table:table-cell office:value-type="float" office:value="12935.8">
                <text:p>12935.8</text:p>
              </table:table-cell>
            </table:table-row>
            <table:table-row>
              <table:table-cell office:value-type="float" office:value="44217">
                <text:p>44220</text:p>
              </table:table-cell>
              <table:table-cell office:value-type="float" office:value="14402.8">
                <text:p>14402.8</text:p>
              </table:table-cell>
            </table:table-row>
            <table:table-row>
              <table:table-cell office:value-type="float" office:value="44218">
                <text:p>44220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float" office:value="44219">
                <text:p>44220</text:p>
              </table:table-cell>
              <table:table-cell office:value-type="float" office:value="15476.8">
                <text:p>15476.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3467.6">
                <text:p>13467.6</text:p>
              </table:table-cell>
            </table:table-row>
            <table:table-row>
              <table:table-cell office:value-type="float" office:value="44221">
                <text:p>44220</text:p>
              </table:table-cell>
              <table:table-cell office:value-type="float" office:value="13265.4">
                <text:p>13265.4</text:p>
              </table:table-cell>
            </table:table-row>
            <table:table-row>
              <table:table-cell office:value-type="float" office:value="44222">
                <text:p>44220</text:p>
              </table:table-cell>
              <table:table-cell office:value-type="float" office:value="12436.4">
                <text:p>12436.4</text:p>
              </table:table-cell>
            </table:table-row>
            <table:table-row>
              <table:table-cell office:value-type="float" office:value="44223">
                <text:p>44220</text:p>
              </table:table-cell>
              <table:table-cell office:value-type="float" office:value="11435.25">
                <text:p>11435.25</text:p>
              </table:table-cell>
            </table:table-row>
            <table:table-row>
              <table:table-cell office:value-type="float" office:value="44224">
                <text:p>44220</text:p>
              </table:table-cell>
              <table:table-cell office:value-type="float" office:value="11892.3333333333">
                <text:p>11892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